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Bold" svg:font-family="Times-Bold" style:font-family-generic="roman" svg:panose-1="0 0 0 0 0 0 0 0 0 0"/>
    <style:font-face style:name="Times-Roman" svg:font-family="Times-Roman"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text:style-name="WW_CharLFO3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text-properties style:font-name="Times New Roman" style:font-name-complex="Times New Roman" fo:font-size="12pt" style:font-size-asian="12pt" style:font-size-complex="12pt"/>
    </style:style>
    <style:style style:name="P2" style:parent-style-name="NoSpacing" style:family="paragraph">
      <style:paragraph-properties fo:text-align="center" fo:line-height="200%"/>
      <style:text-properties style:font-name="Times New Roman" style:font-name-complex="Times New Roman" fo:font-weight="bold" style:font-weight-asian="bold" style:font-weight-complex="bold" fo:font-size="14pt" style:font-size-asian="14pt" style:font-size-complex="14pt"/>
    </style:style>
    <style:style style:name="P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4" style:parent-style-name="NoSpacing" style:family="paragraph">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 style:parent-style-name="NoSpacing" style:family="paragraph">
      <style:text-properties style:font-name="Times New Roman" style:font-name-complex="Times New Roman" fo:font-size="12pt" style:font-size-asian="12pt" style:font-size-complex="12pt"/>
    </style:style>
    <style:style style:name="P9" style:parent-style-name="NoSpacing" style:family="paragraph">
      <style:text-properties style:font-name="Times New Roman" style:font-name-complex="Times New Roman" fo:font-size="12pt" style:font-size-asian="12pt" style:font-size-complex="12pt"/>
    </style:style>
    <style:style style:name="P10" style:parent-style-name="NoSpacing" style:family="paragraph">
      <style:text-properties style:font-name="Times New Roman" style:font-name-complex="Times New Roman" fo:font-size="12pt" style:font-size-asian="12pt" style:font-size-complex="12pt"/>
    </style:style>
    <style:style style:name="P11" style:parent-style-name="NoSpacing" style:list-style-name="LFO1" style:family="paragraph">
      <style:text-properties style:font-name="Times New Roman" style:font-name-complex="Times New Roman" fo:font-size="12pt" style:font-size-asian="12pt" style:font-size-complex="12pt"/>
    </style:style>
    <style:style style:name="P12" style:parent-style-name="NoSpacing" style:list-style-name="LFO1" style:family="paragraph">
      <style:text-properties style:font-name="Times New Roman" style:font-name-complex="Times New Roman" fo:font-size="12pt" style:font-size-asian="12pt" style:font-size-complex="12pt"/>
    </style:style>
    <style:style style:name="P13" style:parent-style-name="NoSpacing" style:list-style-name="LFO1" style:family="paragraph">
      <style:text-properties style:font-name="Times New Roman" style:font-name-complex="Times New Roman" fo:font-size="12pt" style:font-size-asian="12pt" style:font-size-complex="12pt"/>
    </style:style>
    <style:style style:name="P14" style:parent-style-name="NoSpacing" style:list-style-name="LFO1" style:family="paragraph">
      <style:text-properties style:font-name="Times New Roman" style:font-name-complex="Times New Roman" fo:font-size="12pt" style:font-size-asian="12pt" style:font-size-complex="12pt"/>
    </style:style>
    <style:style style:name="P1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P2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2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Arial" style:font-name-complex="Arial" fo:color="#4D5156" fo:font-size="10.5pt" style:font-size-asian="10.5pt" style:font-size-complex="10.5pt" fo:background-color="#FFFFFF"/>
    </style:style>
    <style:style style:name="T27" style:parent-style-name="DefaultParagraphFont" style:family="text">
      <style:text-properties style:font-name="Times New Roman" style:font-name-complex="Times New Roman" fo:color="#000000" fo:font-size="12pt" style:font-size-asian="12pt" style:font-size-complex="12pt" fo:background-color="#FFFFFF"/>
    </style:style>
    <style:style style:name="T28" style:parent-style-name="DefaultParagraphFont" style:family="text">
      <style:text-properties style:font-name="Times New Roman" style:font-name-complex="Times New Roman" fo:color="#000000" fo:font-size="12pt" style:font-size-asian="12pt" style:font-size-complex="12pt" fo:background-color="#FFFFFF"/>
    </style:style>
    <style:style style:name="T29" style:parent-style-name="DefaultParagraphFont" style:family="text">
      <style:text-properties style:font-name="Times New Roman" style:font-name-complex="Times New Roman" fo:color="#000000" fo:font-size="14pt" style:font-size-asian="14pt" style:font-size-complex="14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P3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P41" style:parent-style-name="NoSpacing" style:family="paragraph">
      <style:text-properties style:font-name="Times New Roman" style:font-name-complex="Times New Roman" fo:font-size="12pt" style:font-size-asian="12pt" style:font-size-complex="12pt"/>
    </style:style>
    <style:style style:name="P42" style:parent-style-name="NoSpacing" style:family="paragraph">
      <style:text-properties style:font-name="Times New Roman" style:font-name-complex="Times New Roman" fo:font-size="12pt" style:font-size-asian="12pt" style:font-size-complex="12pt"/>
    </style:style>
    <style:style style:name="P43" style:parent-style-name="NoSpacing" style:family="paragraph">
      <style:text-properties style:font-name="Times New Roman" style:font-name-complex="Times New Roman" fo:font-weight="bold" style:font-weight-asian="bold" fo:font-size="12pt" style:font-size-asian="12pt" style:font-size-complex="12pt"/>
    </style:style>
    <style:style style:name="P44" style:parent-style-name="NoSpacing" style:family="paragraph">
      <style:text-properties style:font-name="Times New Roman" style:font-name-complex="Times New Roman" fo:font-size="12pt" style:font-size-asian="12pt" style:font-size-complex="12pt"/>
    </style:style>
    <style:style style:name="P45" style:parent-style-name="NoSpacing" style:family="paragraph">
      <style:text-properties style:font-name="Times New Roman" style:font-name-complex="Times New Roman" fo:font-size="12pt" style:font-size-asian="12pt" style:font-size-complex="12pt"/>
    </style:style>
    <style:style style:name="P46" style:parent-style-name="NoSpacing" style:family="paragraph">
      <style:text-properties style:font-name="Times New Roman" style:font-name-complex="Times New Roman" fo:font-size="12pt" style:font-size-asian="12pt" style:font-size-complex="12pt"/>
    </style:style>
    <style:style style:name="P47" style:parent-style-name="NoSpacing" style:list-style-name="LFO2" style:family="paragraph">
      <style:text-properties style:font-name="Times New Roman" style:font-name-complex="Times New Roman" fo:font-size="12pt" style:font-size-asian="12pt" style:font-size-complex="12pt"/>
    </style:style>
    <style:style style:name="P48" style:parent-style-name="NoSpacing" style:list-style-name="LFO2" style:family="paragraph">
      <style:text-properties style:font-name="Times New Roman" style:font-name-complex="Times New Roman" fo:font-size="12pt" style:font-size-asian="12pt" style:font-size-complex="12pt"/>
    </style:style>
    <style:style style:name="P49" style:parent-style-name="NoSpacing" style:list-style-name="LFO2" style:family="paragraph">
      <style:text-properties style:font-name="Times New Roman" style:font-name-complex="Times New Roman" fo:font-size="12pt" style:font-size-asian="12pt" style:font-size-complex="12pt"/>
    </style:style>
    <style:style style:name="P50" style:parent-style-name="NoSpacing" style:list-style-name="LFO2" style:family="paragraph">
      <style:text-properties style:font-name="Times New Roman" style:font-name-complex="Times New Roman" fo:font-size="12pt" style:font-size-asian="12pt" style:font-size-complex="12pt"/>
    </style:style>
    <style:style style:name="P5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P56" style:parent-style-name="NoSpacing" style:family="paragraph">
      <style:text-properties style:font-name="Times New Roman" style:font-name-complex="Times New Roman" fo:font-size="12pt" style:font-size-asian="12pt" style:font-size-complex="12pt"/>
    </style:style>
    <style:style style:name="P5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58" style:parent-style-name="NoSpacing" style:family="paragraph">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P6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P71" style:parent-style-name="NoSpacing" style:family="paragraph">
      <style:text-properties style:font-name="Times New Roman" style:font-name-complex="Times New Roman" fo:font-size="12pt" style:font-size-asian="12pt" style:font-size-complex="12pt"/>
    </style:style>
    <style:style style:name="P72" style:parent-style-name="NoSpacing" style:family="paragraph">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6" style:parent-style-name="NoSpacing" style:family="paragraph">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9" style:parent-style-name="NoSpacing"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80" style:parent-style-name="NoSpacing" style:list-style-name="LFO3" style:family="paragraph">
      <style:text-properties style:font-name="Times New Roman" style:font-name-complex="Times New Roman" fo:font-size="12pt" style:font-size-asian="12pt" style:font-size-complex="12pt"/>
    </style:style>
    <style:style style:name="P81" style:parent-style-name="NoSpacing" style:list-style-name="LFO3" style:family="paragraph">
      <style:text-properties style:font-name="Times New Roman" style:font-name-complex="Times New Roman" fo:font-size="12pt" style:font-size-asian="12pt" style:font-size-complex="12pt"/>
    </style:style>
    <style:style style:name="P82" style:parent-style-name="NoSpacing" style:list-style-name="LFO3" style:family="paragraph">
      <style:text-properties style:font-name="Times New Roman" style:font-name-complex="Times New Roman" fo:font-size="12pt" style:font-size-asian="12pt" style:font-size-complex="12pt"/>
    </style:style>
    <style:style style:name="P83" style:parent-style-name="NoSpacing" style:list-style-name="LFO3" style:family="paragraph">
      <style:text-properties style:font-name="Times New Roman" style:font-name-complex="Times New Roman" fo:font-size="12pt" style:font-size-asian="12pt" style:font-size-complex="12pt"/>
    </style:style>
    <style:style style:name="P8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7" style:parent-style-name="DefaultParagraphFont" style:family="text">
      <style:text-properties style:font-name="Times New Roman" style:font-name-complex="Times New Roman" fo:font-size="12pt" style:font-size-asian="12pt" style:font-size-complex="12pt"/>
    </style:style>
    <style:style style:name="P88" style:parent-style-name="NoSpacing" style:family="paragraph">
      <style:text-properties style:font-name="Times New Roman" style:font-name-complex="Times New Roman" fo:font-size="12pt" style:font-size-asian="12pt" style:font-size-complex="12pt"/>
    </style:style>
    <style:style style:name="P8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90" style:parent-style-name="NoSpacing" style:family="paragraph">
      <style:text-properties style:font-name="Times New Roman" style:font-name-complex="Times New Roman" fo:font-size="12pt" style:font-size-asian="12pt" style:font-size-complex="12pt"/>
    </style:style>
    <style:style style:name="P91" style:parent-style-name="NoSpacing" style:family="paragraph">
      <style:text-properties style:font-name="Times New Roman" style:font-name-complex="Times New Roman" fo:font-size="12pt" style:font-size-asian="12pt" style:font-size-complex="12pt"/>
    </style:style>
    <style:style style:name="P9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NoSpacing" style:family="paragraph">
      <style:text-properties style:font-name="Times New Roman" style:font-name-complex="Times New Roman" fo:font-size="12pt" style:font-size-asian="12pt" style:font-size-complex="12pt"/>
    </style:style>
    <style:style style:name="P99" style:parent-style-name="NoSpacing" style:family="paragraph">
      <style:text-properties style:font-name="Times New Roman" style:font-name-complex="Times New Roman" fo:font-weight="bold" style:font-weight-asian="bold"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NoSpacing" style:list-style-name="LFO4" style:family="paragraph">
      <style:text-properties style:font-name="Times New Roman" style:font-name-complex="Times New Roman" fo:font-size="12pt" style:font-size-asian="12pt" style:font-size-complex="12pt"/>
    </style:style>
    <style:style style:name="P104" style:parent-style-name="NoSpacing" style:list-style-name="LFO4" style:family="paragraph">
      <style:text-properties style:font-name="Times New Roman" style:font-name-complex="Times New Roman" fo:font-size="12pt" style:font-size-asian="12pt" style:font-size-complex="12pt"/>
    </style:style>
    <style:style style:name="P105" style:parent-style-name="NoSpacing" style:list-style-name="LFO4" style:family="paragraph">
      <style:text-properties style:font-name="Times New Roman" style:font-name-complex="Times New Roman" fo:font-size="12pt" style:font-size-asian="12pt" style:font-size-complex="12pt"/>
    </style:style>
    <style:style style:name="P106" style:parent-style-name="NoSpacing" style:list-style-name="LFO4" style:family="paragraph">
      <style:text-properties style:font-name="Times New Roman" style:font-name-complex="Times New Roman" fo:font-size="12pt" style:font-size-asian="12pt" style:font-size-complex="12pt"/>
    </style:style>
    <style:style style:name="P10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0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NoSpacing" style:family="paragraph">
      <style:text-properties style:font-name="Times New Roman" style:font-name-complex="Times New Roman" fo:font-size="12pt" style:font-size-asian="12pt" style:font-size-complex="12pt"/>
    </style:style>
    <style:style style:name="P11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115" style:parent-style-name="NoSpacing" style:family="paragraph">
      <style:text-properties style:font-name="Times New Roman" style:font-name-complex="Times New Roman" fo:font-size="12pt" style:font-size-asian="12pt" style:font-size-complex="12pt"/>
    </style:style>
    <style:style style:name="P116" style:parent-style-name="NoSpacing" style:family="paragraph">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Times New Roman" style:font-name-complex="Times New Roman" fo:font-size="12pt" style:font-size-asian="12pt" style:font-size-complex="12pt"/>
    </style:style>
    <style:style style:name="P11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3" style:parent-style-name="DefaultParagraphFont" style:family="text">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P125" style:parent-style-name="NoSpacing" style:family="paragraph">
      <style:text-properties style:font-name="Times New Roman" style:font-name-complex="Times New Roman" fo:font-size="12pt" style:font-size-asian="12pt" style:font-size-complex="12pt"/>
    </style:style>
    <style:style style:name="P126" style:parent-style-name="NoSpacing" style:family="paragraph">
      <style:text-properties style:font-name="Times New Roman" style:font-name-complex="Times New Roman" fo:font-weight="bold" style:font-weight-asian="bold" fo:font-size="12pt" style:font-size-asian="12pt" style:font-size-complex="12pt"/>
    </style:style>
    <style:style style:name="P127" style:parent-style-name="NoSpacing" style:family="paragraph">
      <style:text-properties style:font-name="Times New Roman" style:font-name-complex="Times New Roman" fo:font-size="12pt" style:font-size-asian="12pt" style:font-size-complex="12pt"/>
    </style:style>
    <style:style style:name="P128" style:parent-style-name="NoSpacing" style:family="paragraph">
      <style:text-properties style:font-name="Times New Roman" style:font-name-complex="Times New Roman" fo:font-size="12pt" style:font-size-asian="12pt" style:font-size-complex="12pt"/>
    </style:style>
    <style:style style:name="P129" style:parent-style-name="NoSpacing" style:family="paragraph">
      <style:text-properties style:font-name="Times New Roman" style:font-name-complex="Times New Roman" fo:font-size="12pt" style:font-size-asian="12pt" style:font-size-complex="12pt"/>
    </style:style>
    <style:style style:name="P130" style:parent-style-name="NoSpacing" style:list-style-name="LFO5" style:family="paragraph">
      <style:text-properties style:font-name="Times New Roman" style:font-name-complex="Times New Roman" fo:font-size="12pt" style:font-size-asian="12pt" style:font-size-complex="12pt"/>
    </style:style>
    <style:style style:name="P131" style:parent-style-name="NoSpacing" style:list-style-name="LFO5" style:family="paragraph">
      <style:text-properties style:font-name="Times New Roman" style:font-name-complex="Times New Roman" fo:font-size="12pt" style:font-size-asian="12pt" style:font-size-complex="12pt"/>
    </style:style>
    <style:style style:name="P132" style:parent-style-name="NoSpacing" style:list-style-name="LFO5" style:family="paragraph">
      <style:text-properties style:font-name="Times New Roman" style:font-name-complex="Times New Roman" fo:font-size="12pt" style:font-size-asian="12pt" style:font-size-complex="12pt"/>
    </style:style>
    <style:style style:name="P133" style:parent-style-name="NoSpacing" style:list-style-name="LFO5" style:family="paragraph">
      <style:text-properties style:font-name="Times New Roman" style:font-name-complex="Times New Roman" fo:font-size="12pt" style:font-size-asian="12pt" style:font-size-complex="12pt"/>
    </style:style>
    <style:style style:name="P134" style:parent-style-name="NoSpacing"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P138" style:parent-style-name="NoSpacing" style:family="paragraph">
      <style:text-properties style:font-name="Times New Roman" style:font-name-complex="Times New Roman" fo:font-size="12pt" style:font-size-asian="12pt" style:font-size-complex="12pt"/>
    </style:style>
    <style:style style:name="P13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140" style:parent-style-name="NoSpacing" style:family="paragraph">
      <style:text-properties style:font-name="Times New Roman" style:font-name-complex="Times New Roman" fo:font-size="12pt" style:font-size-asian="12pt" style:font-size-complex="12pt"/>
    </style:style>
    <style:style style:name="P141" style:parent-style-name="NoSpacing" style:family="paragraph">
      <style:text-properties style:font-name="Times New Roman" style:font-name-complex="Times New Roman" fo:font-size="12pt" style:font-size-asian="12pt" style:font-size-complex="12pt"/>
    </style:style>
    <style:style style:name="P14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6" style:parent-style-name="DefaultParagraphFont" style:family="text">
      <style:text-properties style:font-name="Times New Roman" style:font-name-complex="Times New Roman"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NoSpacing" style:family="paragraph">
      <style:text-properties style:font-name="Times New Roman" style:font-name-complex="Times New Roman" fo:font-size="12pt" style:font-size-asian="12pt" style:font-size-complex="12pt"/>
    </style:style>
    <style:style style:name="P149" style:parent-style-name="NoSpacing" style:family="paragraph">
      <style:text-properties style:font-name="Times New Roman" style:font-name-complex="Times New Roman" fo:font-size="12pt" style:font-size-asian="12pt" style:font-size-complex="12pt"/>
    </style:style>
    <style:style style:name="T15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5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4" style:parent-style-name="NoSpacing" style:family="paragraph">
      <style:text-properties style:font-name="Times New Roman" style:font-name-complex="Times New Roman" fo:font-size="12pt" style:font-size-asian="12pt" style:font-size-complex="12pt"/>
    </style:style>
    <style:style style:name="P155" style:parent-style-name="NoSpacing" style:family="paragraph">
      <style:text-properties style:font-name="Times New Roman" style:font-name-complex="Times New Roman" fo:font-size="12pt" style:font-size-asian="12pt" style:font-size-complex="12pt"/>
    </style:style>
    <style:style style:name="P156" style:parent-style-name="NoSpacing" style:family="paragraph">
      <style:text-properties style:font-name="Times New Roman" style:font-name-complex="Times New Roman" fo:font-size="12pt" style:font-size-asian="12pt" style:font-size-complex="12pt"/>
    </style:style>
    <style:style style:name="P157" style:parent-style-name="NoSpacing" style:list-style-name="LFO6" style:family="paragraph">
      <style:text-properties style:font-name="Times New Roman" style:font-name-complex="Times New Roman" fo:font-size="12pt" style:font-size-asian="12pt" style:font-size-complex="12pt"/>
    </style:style>
    <style:style style:name="P158" style:parent-style-name="NoSpacing" style:list-style-name="LFO6" style:family="paragraph">
      <style:text-properties style:font-name="Times New Roman" style:font-name-complex="Times New Roman" fo:font-size="12pt" style:font-size-asian="12pt" style:font-size-complex="12pt"/>
    </style:style>
    <style:style style:name="P159" style:parent-style-name="NoSpacing" style:list-style-name="LFO6" style:family="paragraph">
      <style:text-properties style:font-name="Times New Roman" style:font-name-complex="Times New Roman" fo:font-size="12pt" style:font-size-asian="12pt" style:font-size-complex="12pt"/>
    </style:style>
    <style:style style:name="P160" style:parent-style-name="NoSpacing" style:list-style-name="LFO6" style:family="paragraph">
      <style:text-properties style:font-name="Times New Roman" style:font-name-complex="Times New Roman" fo:font-size="12pt" style:font-size-asian="12pt" style:font-size-complex="12pt"/>
    </style:style>
    <style:style style:name="P16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6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3" style:parent-style-name="DefaultParagraphFont" style:family="text">
      <style:text-properties style:font-name="Times New Roman" style:font-name-complex="Times New Roman" fo:font-size="12pt" style:font-size-asian="12pt" style:font-size-complex="12pt"/>
    </style:style>
    <style:style style:name="P164" style:parent-style-name="NoSpacing" style:family="paragraph">
      <style:text-properties style:font-name="Times New Roman" style:font-name-complex="Times New Roman" fo:font-size="12pt" style:font-size-asian="12pt" style:font-size-complex="12pt"/>
    </style:style>
    <style:style style:name="P16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66" style:parent-style-name="DefaultParagraphFont" style:family="text">
      <style:text-properties style:font-name="Times New Roman" style:font-name-complex="Times New Roman"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68" style:parent-style-name="DefaultParagraphFont" style:family="text">
      <style:text-properties style:font-name="Times New Roman" style:font-name-complex="Times New Roman" fo:font-size="12pt" style:font-size-asian="12pt" style:font-size-complex="12pt"/>
    </style:style>
    <style:style style:name="P16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7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3" style:parent-style-name="DefaultParagraphFont" style:family="text">
      <style:text-properties style:font-name="Times New Roman" style:font-name-complex="Times New Roman"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style>
    <style:style style:name="P175" style:parent-style-name="NoSpacing" style:family="paragraph">
      <style:text-properties style:font-name="Times New Roman" style:font-name-complex="Times New Roman" fo:font-size="12pt" style:font-size-asian="12pt" style:font-size-complex="12pt"/>
    </style:style>
    <style:style style:name="P176" style:parent-style-name="NoSpacing" style:family="paragraph">
      <style:text-properties style:font-name="Times New Roman" style:font-name-complex="Times New Roman" fo:font-size="12pt" style:font-size-asian="12pt" style:font-size-complex="12pt"/>
    </style:style>
    <style:style style:name="T17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80" style:parent-style-name="NoSpacing" style:family="paragraph">
      <style:text-properties style:font-name="Times New Roman" style:font-name-complex="Times New Roman" fo:font-size="12pt" style:font-size-asian="12pt" style:font-size-complex="12pt"/>
    </style:style>
    <style:style style:name="P181" style:parent-style-name="NoSpacing" style:family="paragraph">
      <style:text-properties style:font-name="Times New Roman" style:font-name-complex="Times New Roman" fo:font-size="12pt" style:font-size-asian="12pt" style:font-size-complex="12pt"/>
    </style:style>
    <style:style style:name="P182" style:parent-style-name="NoSpacing" style:family="paragraph">
      <style:text-properties style:font-name="Times New Roman" style:font-name-complex="Times New Roman" fo:font-size="12pt" style:font-size-asian="12pt" style:font-size-complex="12pt"/>
    </style:style>
    <style:style style:name="P183" style:parent-style-name="NoSpacing" style:list-style-name="LFO7" style:family="paragraph">
      <style:text-properties style:font-name="Times New Roman" style:font-name-complex="Times New Roman" fo:font-size="12pt" style:font-size-asian="12pt" style:font-size-complex="12pt"/>
    </style:style>
    <style:style style:name="P184" style:parent-style-name="NoSpacing" style:list-style-name="LFO7" style:family="paragraph"/>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P187" style:parent-style-name="NoSpacing" style:list-style-name="LFO7" style:family="paragraph">
      <style:text-properties style:font-name="Times New Roman" style:font-name-complex="Times New Roman" fo:font-size="12pt" style:font-size-asian="12pt" style:font-size-complex="12pt"/>
    </style:style>
    <style:style style:name="P188" style:parent-style-name="NoSpacing" style:list-style-name="LFO7" style:family="paragraph">
      <style:text-properties style:font-name="Times New Roman" style:font-name-complex="Times New Roman" fo:font-size="12pt" style:font-size-asian="12pt" style:font-size-complex="12pt"/>
    </style:style>
    <style:style style:name="P18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9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2" style:parent-style-name="DefaultParagraphFont" style:family="text">
      <style:text-properties style:font-name="Times New Roman" style:font-name-complex="Times New Roman" fo:font-size="12pt" style:font-size-asian="12pt" style:font-size-complex="12pt"/>
    </style:style>
    <style:style style:name="P19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19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P20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0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style:style>
    <style:style style:name="P209" style:parent-style-name="NoSpacing" style:family="paragraph">
      <style:text-properties style:font-name="Times New Roman" style:font-name-complex="Times New Roman" fo:font-size="12pt" style:font-size-asian="12pt" style:font-size-complex="12pt"/>
    </style:style>
    <style:style style:name="P210" style:parent-style-name="NoSpacing" style:family="paragraph">
      <style:text-properties style:font-name="Times New Roman" style:font-name-complex="Times New Roman" fo:font-size="12pt" style:font-size-asian="12pt" style:font-size-complex="12pt"/>
    </style:style>
    <style:style style:name="T21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14" style:parent-style-name="NoSpacing" style:family="paragraph">
      <style:text-properties style:font-name="Times New Roman" style:font-name-complex="Times New Roman" fo:font-size="12pt" style:font-size-asian="12pt" style:font-size-complex="12pt"/>
    </style:style>
    <style:style style:name="P215" style:parent-style-name="NoSpacing" style:family="paragraph">
      <style:text-properties style:font-name="Times New Roman" style:font-name-complex="Times New Roman" fo:font-size="12pt" style:font-size-asian="12pt" style:font-size-complex="12pt"/>
    </style:style>
    <style:style style:name="P216" style:parent-style-name="NoSpacing" style:family="paragraph">
      <style:text-properties style:font-name="Times New Roman" style:font-name-complex="Times New Roman" fo:font-size="12pt" style:font-size-asian="12pt" style:font-size-complex="12pt"/>
    </style:style>
    <style:style style:name="P217" style:parent-style-name="NoSpacing" style:list-style-name="LFO8" style:family="paragraph">
      <style:text-properties style:font-name="Times New Roman" style:font-name-complex="Times New Roman" fo:font-size="12pt" style:font-size-asian="12pt" style:font-size-complex="12pt"/>
    </style:style>
    <style:style style:name="P218" style:parent-style-name="NoSpacing" style:list-style-name="LFO8" style:family="paragraph">
      <style:text-properties style:font-name="Times New Roman" style:font-name-complex="Times New Roman" fo:font-size="12pt" style:font-size-asian="12pt" style:font-size-complex="12pt"/>
    </style:style>
    <style:style style:name="P219" style:parent-style-name="NoSpacing" style:list-style-name="LFO8" style:family="paragraph">
      <style:text-properties style:font-name="Times New Roman" style:font-name-complex="Times New Roman" fo:font-size="12pt" style:font-size-asian="12pt" style:font-size-complex="12pt"/>
    </style:style>
    <style:style style:name="P220" style:parent-style-name="NoSpacing" style:list-style-name="LFO8" style:family="paragraph">
      <style:text-properties style:font-name="Times New Roman" style:font-name-complex="Times New Roman" fo:font-size="12pt" style:font-size-asian="12pt" style:font-size-complex="12pt"/>
    </style:style>
    <style:style style:name="P221" style:parent-style-name="NoSpacing" style:family="paragraph">
      <style:text-properties style:font-name="Times New Roman" style:font-name-complex="Times New Roman" fo:font-size="12pt" style:font-size-asian="12pt" style:font-size-complex="12pt"/>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5" style:parent-style-name="DefaultParagraphFont" style:family="text">
      <style:text-properties style:font-name="Times New Roman" style:font-name-complex="Times New Roman" fo:font-size="12pt" style:font-size-asian="12pt" style:font-size-complex="12pt"/>
    </style:style>
    <style:style style:name="P226" style:parent-style-name="NoSpacing" style:family="paragraph">
      <style:text-properties style:font-name="Times New Roman" style:font-name-complex="Times New Roman" fo:font-size="12pt" style:font-size-asian="12pt" style:font-size-complex="12pt"/>
    </style:style>
    <style:style style:name="P22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228" style:parent-style-name="NoSpacing" style:family="paragraph">
      <style:text-properties style:font-name="Times New Roman" style:font-name-complex="Times New Roman" fo:font-size="12pt" style:font-size-asian="12pt" style:font-size-complex="12pt"/>
    </style:style>
    <style:style style:name="T2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0" style:parent-style-name="DefaultParagraphFont" style:family="text">
      <style:text-properties style:font-name="Times New Roman" style:font-name-complex="Times New Roman" fo:font-size="12pt" style:font-size-asian="12pt" style:font-size-complex="12pt"/>
    </style:style>
    <style:style style:name="T231" style:parent-style-name="DefaultParagraphFont" style:family="text">
      <style:text-properties style:font-name="Times New Roman" style:font-name-complex="Times New Roman" fo:color="#000000" fo:font-size="12pt" style:font-size-asian="12pt" style:font-size-complex="12pt" fo:background-color="#FFFFFF"/>
    </style:style>
    <style:style style:name="T232" style:parent-style-name="DefaultParagraphFont" style:family="text">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4" style:parent-style-name="DefaultParagraphFont" style:family="text">
      <style:text-properties style:font-name="Times New Roman" style:font-name-complex="Times New Roman" fo:font-size="12pt" style:font-size-asian="12pt" style:font-size-complex="12pt"/>
    </style:style>
    <style:style style:name="T2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P23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4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43" style:parent-style-name="DefaultParagraphFont" style:family="text">
      <style:text-properties style:font-name="Times New Roman" style:font-name-complex="Times New Roman" fo:font-size="12pt" style:font-size-asian="12pt" style:font-size-complex="12pt"/>
    </style:style>
    <style:style style:name="T244" style:parent-style-name="DefaultParagraphFont" style:family="text">
      <style:text-properties style:font-name="Times New Roman" style:font-name-complex="Times New Roman" fo:font-size="12pt" style:font-size-asian="12pt" style:font-size-complex="12pt"/>
    </style:style>
    <style:style style:name="P245" style:parent-style-name="NoSpacing" style:family="paragraph">
      <style:text-properties style:font-name="Times New Roman" style:font-name-complex="Times New Roman" fo:font-size="12pt" style:font-size-asian="12pt" style:font-size-complex="12pt"/>
    </style:style>
    <style:style style:name="P246" style:parent-style-name="NoSpacing" style:family="paragraph">
      <style:text-properties style:font-name="Times New Roman" style:font-name-complex="Times New Roman" fo:font-size="12pt" style:font-size-asian="12pt" style:font-size-complex="12pt"/>
    </style:style>
    <style:style style:name="T24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4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50" style:parent-style-name="NoSpacing" style:family="paragraph">
      <style:text-properties style:font-name="Times New Roman" style:font-name-complex="Times New Roman" fo:font-size="12pt" style:font-size-asian="12pt" style:font-size-complex="12pt"/>
    </style:style>
    <style:style style:name="P251" style:parent-style-name="NoSpacing" style:family="paragraph">
      <style:text-properties style:font-name="Times New Roman" style:font-name-complex="Times New Roman" fo:font-size="12pt" style:font-size-asian="12pt" style:font-size-complex="12pt"/>
    </style:style>
    <style:style style:name="P25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253" style:parent-style-name="NoSpacing" style:list-style-name="LFO35" style:family="paragraph">
      <style:text-properties style:font-name="Times New Roman" style:font-name-complex="Times New Roman" fo:font-size="12pt" style:font-size-asian="12pt" style:font-size-complex="12pt"/>
    </style:style>
    <style:style style:name="P254" style:parent-style-name="NoSpacing" style:list-style-name="LFO35" style:family="paragraph">
      <style:text-properties style:font-name="Times New Roman" style:font-name-complex="Times New Roman" fo:font-size="12pt" style:font-size-asian="12pt" style:font-size-complex="12pt"/>
    </style:style>
    <style:style style:name="P255" style:parent-style-name="NoSpacing" style:list-style-name="LFO35" style:family="paragraph">
      <style:text-properties style:font-name="Times New Roman" style:font-name-complex="Times New Roman" fo:font-size="12pt" style:font-size-asian="12pt" style:font-size-complex="12pt"/>
    </style:style>
    <style:style style:name="P256" style:parent-style-name="NoSpacing" style:list-style-name="LFO35" style:family="paragraph">
      <style:text-properties style:font-name="Times New Roman" style:font-name-complex="Times New Roman" fo:font-size="12pt" style:font-size-asian="12pt" style:font-size-complex="12pt"/>
    </style:style>
    <style:style style:name="P25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5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5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60" style:parent-style-name="DefaultParagraphFont" style:family="text">
      <style:text-properties style:font-name="Times New Roman" style:font-name-complex="Times New Roman" fo:font-size="12pt" style:font-size-asian="12pt" style:font-size-complex="12pt"/>
    </style:style>
    <style:style style:name="T261" style:parent-style-name="DefaultParagraphFont" style:family="text">
      <style:text-properties style:font-name="Times New Roman" style:font-name-complex="Times New Roman" fo:font-size="12pt" style:font-size-asian="12pt" style:font-size-complex="12pt"/>
    </style:style>
    <style:style style:name="P262" style:parent-style-name="NoSpacing" style:family="paragraph">
      <style:text-properties style:font-name="Times New Roman" style:font-name-complex="Times New Roman" fo:font-size="12pt" style:font-size-asian="12pt" style:font-size-complex="12pt"/>
    </style:style>
    <style:style style:name="T26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64" style:parent-style-name="NoSpacing" style:family="paragraph">
      <style:text-properties style:font-name="Times New Roman" style:font-name-complex="Times New Roman" fo:font-size="12pt" style:font-size-asian="12pt" style:font-size-complex="12pt"/>
    </style:style>
    <style:style style:name="P265" style:parent-style-name="NoSpacing" style:family="paragraph">
      <style:text-properties style:font-name="Times New Roman" style:font-name-complex="Times New Roman" fo:font-size="12pt" style:font-size-asian="12pt" style:font-size-complex="12pt"/>
    </style:style>
    <style:style style:name="P266"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6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6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70" style:parent-style-name="DefaultParagraphFont" style:family="text">
      <style:text-properties style:font-name="Times New Roman" style:font-name-complex="Times New Roman" fo:font-size="12pt" style:font-size-asian="12pt" style:font-size-complex="12pt"/>
    </style:style>
    <style:style style:name="T271" style:parent-style-name="DefaultParagraphFont" style:family="text">
      <style:text-properties style:font-name="Times New Roman" style:font-name-complex="Times New Roman" fo:font-size="12pt" style:font-size-asian="12pt" style:font-size-complex="12pt"/>
    </style:style>
    <style:style style:name="P272" style:parent-style-name="NoSpacing" style:family="paragraph">
      <style:text-properties style:font-name="Times New Roman" style:font-name-complex="Times New Roman" fo:font-size="12pt" style:font-size-asian="12pt" style:font-size-complex="12pt"/>
    </style:style>
    <style:style style:name="P273" style:parent-style-name="NoSpacing" style:family="paragraph">
      <style:text-properties style:font-name="Times New Roman" style:font-name-complex="Times New Roman" fo:font-size="12pt" style:font-size-asian="12pt" style:font-size-complex="12pt"/>
    </style:style>
    <style:style style:name="T27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7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77" style:parent-style-name="NoSpacing" style:family="paragraph">
      <style:text-properties style:font-name="Times New Roman" style:font-name-complex="Times New Roman" fo:font-size="12pt" style:font-size-asian="12pt" style:font-size-complex="12pt"/>
    </style:style>
    <style:style style:name="P278" style:parent-style-name="NoSpacing" style:family="paragraph">
      <style:text-properties style:font-name="Times New Roman" style:font-name-complex="Times New Roman" fo:font-size="12pt" style:font-size-asian="12pt" style:font-size-complex="12pt"/>
    </style:style>
    <style:style style:name="P279" style:parent-style-name="NoSpacing" style:family="paragraph">
      <style:text-properties style:font-name="Times New Roman" style:font-name-complex="Times New Roman" fo:font-size="12pt" style:font-size-asian="12pt" style:font-size-complex="12pt"/>
    </style:style>
    <style:style style:name="P280" style:parent-style-name="NoSpacing" style:list-style-name="LFO34" style:family="paragraph">
      <style:text-properties style:font-name="Times New Roman" style:font-name-complex="Times New Roman" fo:font-size="12pt" style:font-size-asian="12pt" style:font-size-complex="12pt"/>
    </style:style>
    <style:style style:name="P281" style:parent-style-name="NoSpacing" style:list-style-name="LFO34" style:family="paragraph">
      <style:text-properties style:font-name="Times New Roman" style:font-name-complex="Times New Roman" fo:font-size="12pt" style:font-size-asian="12pt" style:font-size-complex="12pt"/>
    </style:style>
    <style:style style:name="P282" style:parent-style-name="NoSpacing" style:list-style-name="LFO34" style:family="paragraph">
      <style:text-properties style:font-name="Times New Roman" style:font-name-complex="Times New Roman" fo:font-size="12pt" style:font-size-asian="12pt" style:font-size-complex="12pt"/>
    </style:style>
    <style:style style:name="P283" style:parent-style-name="NoSpacing" style:list-style-name="LFO34" style:family="paragraph">
      <style:text-properties style:font-name="Times New Roman" style:font-name-complex="Times New Roman" fo:font-size="12pt" style:font-size-asian="12pt" style:font-size-complex="12pt"/>
    </style:style>
    <style:style style:name="P284" style:parent-style-name="NoSpacing" style:family="paragraph">
      <style:text-properties style:font-name="Times New Roman" style:font-name-complex="Times New Roman" fo:font-weight="bold" style:font-weight-asian="bold" style:font-weight-complex="bold" fo:font-size="12pt" style:font-size-asian="12pt" style:font-size-complex="12pt"/>
    </style:style>
    <style:style style:name="T2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87" style:parent-style-name="DefaultParagraphFont" style:family="text">
      <style:text-properties style:font-name="Times New Roman" style:font-name-complex="Times New Roman"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style>
    <style:style style:name="P289" style:parent-style-name="NoSpacing" style:family="paragraph">
      <style:text-properties style:font-name="Times New Roman" style:font-name-complex="Times New Roman" fo:font-size="12pt" style:font-size-asian="12pt" style:font-size-complex="12pt"/>
    </style:style>
    <style:style style:name="P29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291" style:parent-style-name="NoSpacing" style:family="paragraph">
      <style:text-properties style:font-name="Times New Roman" style:font-name-complex="Times New Roman" fo:font-size="12pt" style:font-size-asian="12pt" style:font-size-complex="12pt"/>
    </style:style>
    <style:style style:name="P292" style:parent-style-name="NoSpacing" style:family="paragraph">
      <style:text-properties style:font-name="Times New Roman" style:font-name-complex="Times New Roman" fo:font-size="12pt" style:font-size-asian="12pt" style:font-size-complex="12pt"/>
    </style:style>
    <style:style style:name="P29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2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size="12pt" style:font-size-asian="12pt" style:font-size-complex="12pt"/>
    </style:style>
    <style:style style:name="P299" style:parent-style-name="NoSpacing" style:family="paragraph">
      <style:text-properties style:font-name="Times New Roman" style:font-name-complex="Times New Roman" fo:font-size="12pt" style:font-size-asian="12pt" style:font-size-complex="12pt"/>
    </style:style>
    <style:style style:name="P300" style:parent-style-name="NoSpacing" style:family="paragraph">
      <style:text-properties style:font-name="Times New Roman" style:font-name-complex="Times New Roman" fo:font-size="12pt" style:font-size-asian="12pt" style:font-size-complex="12pt"/>
    </style:style>
    <style:style style:name="T30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0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4" style:parent-style-name="DefaultParagraphFont" style:family="text">
      <style:text-properties style:font-name="Tahoma" style:font-name-complex="Tahoma" fo:font-size="7.5pt" style:font-size-asian="7.5pt" style:font-size-complex="7.5pt"/>
    </style:style>
    <style:style style:name="P305" style:parent-style-name="NoSpacing" style:family="paragraph">
      <style:text-properties style:font-name="Times New Roman" style:font-name-complex="Times New Roman" fo:font-size="12pt" style:font-size-asian="12pt" style:font-size-complex="12pt"/>
    </style:style>
    <style:style style:name="P306" style:parent-style-name="NoSpacing" style:family="paragraph">
      <style:text-properties style:font-name="Times New Roman" style:font-name-complex="Times New Roman" fo:font-size="12pt" style:font-size-asian="12pt" style:font-size-complex="12pt"/>
    </style:style>
    <style:style style:name="P307" style:parent-style-name="NoSpacing" style:family="paragraph">
      <style:text-properties style:font-name="Times New Roman" style:font-name-complex="Times New Roman" fo:font-size="12pt" style:font-size-asian="12pt" style:font-size-complex="12pt"/>
    </style:style>
    <style:style style:name="P308" style:parent-style-name="NoSpacing" style:list-style-name="LFO9" style:family="paragraph">
      <style:text-properties style:font-name="Times New Roman" style:font-name-complex="Times New Roman" fo:font-size="12pt" style:font-size-asian="12pt" style:font-size-complex="12pt"/>
    </style:style>
    <style:style style:name="P309" style:parent-style-name="NoSpacing" style:list-style-name="LFO9" style:family="paragraph">
      <style:text-properties style:font-name="Times New Roman" style:font-name-complex="Times New Roman" fo:font-size="12pt" style:font-size-asian="12pt" style:font-size-complex="12pt"/>
    </style:style>
    <style:style style:name="P310" style:parent-style-name="NoSpacing" style:list-style-name="LFO9" style:family="paragraph">
      <style:text-properties style:font-name="Times New Roman" style:font-name-complex="Times New Roman" fo:font-size="12pt" style:font-size-asian="12pt" style:font-size-complex="12pt"/>
    </style:style>
    <style:style style:name="P311" style:parent-style-name="NoSpacing" style:list-style-name="LFO9" style:family="paragraph">
      <style:text-properties style:font-name="Times New Roman" style:font-name-complex="Times New Roman" fo:font-size="12pt" style:font-size-asian="12pt" style:font-size-complex="12pt"/>
    </style:style>
    <style:style style:name="T3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4" style:parent-style-name="DefaultParagraphFont" style:family="text">
      <style:text-properties style:font-name="Times New Roman" style:font-name-complex="Times New Roman" fo:font-size="12pt" style:font-size-asian="12pt" style:font-size-complex="12pt"/>
    </style:style>
    <style:style style:name="T315" style:parent-style-name="DefaultParagraphFont" style:family="text">
      <style:text-properties style:font-name="Times New Roman" style:font-name-complex="Times New Roman" fo:font-size="12pt" style:font-size-asian="12pt" style:font-size-complex="12pt"/>
    </style:style>
    <style:style style:name="P316" style:parent-style-name="NoSpacing" style:family="paragraph">
      <style:text-properties style:font-name="Times New Roman" style:font-name-complex="Times New Roman" fo:font-size="12pt" style:font-size-asian="12pt" style:font-size-complex="12pt"/>
    </style:style>
    <style:style style:name="P31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9" style:parent-style-name="DefaultParagraphFont" style:family="text">
      <style:text-properties style:font-name="Times New Roman" style:font-name-complex="Times New Roman" fo:font-size="12pt" style:font-size-asian="12pt" style:font-size-complex="12pt"/>
    </style:style>
    <style:style style:name="T3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1" style:parent-style-name="DefaultParagraphFont" style:family="text">
      <style:text-properties style:font-name="Times New Roman" style:font-name-complex="Times New Roman" fo:font-size="12pt" style:font-size-asian="12pt" style:font-size-complex="12pt"/>
    </style:style>
    <style:style style:name="P32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6" style:parent-style-name="DefaultParagraphFont" style:family="text">
      <style:text-properties style:font-name="Times New Roman" style:font-name-complex="Times New Roman" fo:font-size="12pt" style:font-size-asian="12pt" style:font-size-complex="12pt"/>
    </style:style>
    <style:style style:name="T327" style:parent-style-name="DefaultParagraphFont" style:family="text">
      <style:text-properties style:font-name="Times New Roman" style:font-name-complex="Times New Roman" fo:font-size="12pt" style:font-size-asian="12pt" style:font-size-complex="12pt"/>
    </style:style>
    <style:style style:name="P328" style:parent-style-name="NoSpacing" style:family="paragraph">
      <style:text-properties style:font-name="Times New Roman" style:font-name-complex="Times New Roman" fo:font-size="12pt" style:font-size-asian="12pt" style:font-size-complex="12pt"/>
    </style:style>
    <style:style style:name="P329" style:parent-style-name="NoSpacing" style:family="paragraph">
      <style:text-properties style:font-name="Times New Roman" style:font-name-complex="Times New Roman" fo:font-size="12pt" style:font-size-asian="12pt" style:font-size-complex="12pt"/>
    </style:style>
    <style:style style:name="T33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3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33" style:parent-style-name="DefaultParagraphFont" style:family="text">
      <style:text-properties style:font-name="Tahoma" style:font-name-complex="Tahoma" fo:font-size="7.5pt" style:font-size-asian="7.5pt" style:font-size-complex="7.5pt"/>
    </style:style>
    <style:style style:name="P334" style:parent-style-name="NoSpacing" style:family="paragraph">
      <style:text-properties style:font-name="Times New Roman" style:font-name-complex="Times New Roman" fo:font-size="12pt" style:font-size-asian="12pt" style:font-size-complex="12pt"/>
    </style:style>
    <style:style style:name="P335" style:parent-style-name="NoSpacing" style:family="paragraph">
      <style:text-properties style:font-name="Times New Roman" style:font-name-complex="Times New Roman" fo:font-size="12pt" style:font-size-asian="12pt" style:font-size-complex="12pt"/>
    </style:style>
    <style:style style:name="P336" style:parent-style-name="NoSpacing" style:family="paragraph">
      <style:text-properties style:font-name="Times New Roman" style:font-name-complex="Times New Roman" fo:font-size="12pt" style:font-size-asian="12pt" style:font-size-complex="12pt"/>
    </style:style>
    <style:style style:name="P337" style:parent-style-name="NoSpacing" style:list-style-name="LFO10" style:family="paragraph">
      <style:text-properties style:font-name="Times New Roman" style:font-name-complex="Times New Roman" fo:font-size="12pt" style:font-size-asian="12pt" style:font-size-complex="12pt"/>
    </style:style>
    <style:style style:name="P338" style:parent-style-name="NoSpacing" style:list-style-name="LFO10" style:family="paragraph">
      <style:text-properties style:font-name="Times New Roman" style:font-name-complex="Times New Roman" fo:font-size="12pt" style:font-size-asian="12pt" style:font-size-complex="12pt"/>
    </style:style>
    <style:style style:name="P339" style:parent-style-name="NoSpacing" style:list-style-name="LFO10" style:family="paragraph">
      <style:text-properties style:font-name="Times New Roman" style:font-name-complex="Times New Roman" fo:font-size="12pt" style:font-size-asian="12pt" style:font-size-complex="12pt"/>
    </style:style>
    <style:style style:name="P340" style:parent-style-name="NoSpacing" style:list-style-name="LFO10" style:family="paragraph">
      <style:text-properties style:font-name="Times New Roman" style:font-name-complex="Times New Roman" fo:font-size="12pt" style:font-size-asian="12pt" style:font-size-complex="12pt"/>
    </style:style>
    <style:style style:name="P34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4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44" style:parent-style-name="DefaultParagraphFont" style:family="text">
      <style:text-properties style:font-name="Times New Roman" style:font-name-complex="Times New Roman" fo:font-size="12pt" style:font-size-asian="12pt" style:font-size-complex="12pt"/>
    </style:style>
    <style:style style:name="T345" style:parent-style-name="DefaultParagraphFont" style:family="text">
      <style:text-properties style:font-name="Times New Roman" style:font-name-complex="Times New Roman" fo:font-size="12pt" style:font-size-asian="12pt" style:font-size-complex="12pt"/>
    </style:style>
    <style:style style:name="P346" style:parent-style-name="NoSpacing" style:family="paragraph">
      <style:text-properties style:font-name="Times New Roman" style:font-name-complex="Times New Roman" fo:font-size="12pt" style:font-size-asian="12pt" style:font-size-complex="12pt"/>
    </style:style>
    <style:style style:name="T34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48" style:parent-style-name="NoSpacing" style:family="paragraph">
      <style:text-properties style:font-name="Times New Roman" style:font-name-complex="Times New Roman" fo:font-size="12pt" style:font-size-asian="12pt" style:font-size-complex="12pt"/>
    </style:style>
    <style:style style:name="T3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50" style:parent-style-name="DefaultParagraphFont" style:family="text">
      <style:text-properties style:font-name="Times New Roman" style:font-name-complex="Times New Roman" fo:font-size="12pt" style:font-size-asian="12pt" style:font-size-complex="12pt"/>
    </style:style>
    <style:style style:name="T3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52" style:parent-style-name="DefaultParagraphFont" style:family="text">
      <style:text-properties style:font-name="Times New Roman" style:font-name-complex="Times New Roman" fo:font-size="12pt" style:font-size-asian="12pt" style:font-size-complex="12pt"/>
    </style:style>
    <style:style style:name="P353" style:parent-style-name="NoSpacing" style:family="paragraph">
      <style:text-properties style:font-name="Times New Roman" style:font-name-complex="Times New Roman" fo:font-size="12pt" style:font-size-asian="12pt" style:font-size-complex="12pt"/>
    </style:style>
    <style:style style:name="T3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57" style:parent-style-name="DefaultParagraphFont" style:family="text">
      <style:text-properties style:font-name="Times New Roman" style:font-name-complex="Times New Roman" fo:font-size="12pt" style:font-size-asian="12pt" style:font-size-complex="12pt"/>
    </style:style>
    <style:style style:name="T358" style:parent-style-name="DefaultParagraphFont" style:family="text">
      <style:text-properties style:font-name="Times New Roman" style:font-name-complex="Times New Roman" fo:font-size="12pt" style:font-size-asian="12pt" style:font-size-complex="12pt"/>
    </style:style>
    <style:style style:name="P359" style:parent-style-name="NoSpacing" style:family="paragraph">
      <style:text-properties style:font-name="Times New Roman" style:font-name-complex="Times New Roman" fo:font-size="12pt" style:font-size-asian="12pt" style:font-size-complex="12pt"/>
    </style:style>
    <style:style style:name="T36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6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63" style:parent-style-name="NoSpacing" style:family="paragraph">
      <style:text-properties style:font-name="Times New Roman" style:font-name-complex="Times New Roman" fo:font-size="12pt" style:font-size-asian="12pt" style:font-size-complex="12pt"/>
    </style:style>
    <style:style style:name="P364" style:parent-style-name="NoSpacing" style:family="paragraph">
      <style:text-properties style:font-name="Times New Roman" style:font-name-complex="Times New Roman" fo:font-size="12pt" style:font-size-asian="12pt" style:font-size-complex="12pt"/>
    </style:style>
    <style:style style:name="P365" style:parent-style-name="NoSpacing" style:family="paragraph">
      <style:text-properties style:font-name="Times New Roman" style:font-name-complex="Times New Roman" fo:font-size="12pt" style:font-size-asian="12pt" style:font-size-complex="12pt"/>
    </style:style>
    <style:style style:name="P366" style:parent-style-name="NoSpacing" style:list-style-name="LFO11" style:family="paragraph">
      <style:text-properties style:font-name="Times New Roman" style:font-name-complex="Times New Roman" fo:font-size="12pt" style:font-size-asian="12pt" style:font-size-complex="12pt"/>
    </style:style>
    <style:style style:name="P367" style:parent-style-name="NoSpacing" style:list-style-name="LFO11" style:family="paragraph">
      <style:text-properties style:font-name="Times New Roman" style:font-name-complex="Times New Roman" fo:font-size="12pt" style:font-size-asian="12pt" style:font-size-complex="12pt"/>
    </style:style>
    <style:style style:name="P368" style:parent-style-name="NoSpacing" style:list-style-name="LFO11" style:family="paragraph">
      <style:text-properties style:font-name="Times New Roman" style:font-name-complex="Times New Roman" fo:font-size="12pt" style:font-size-asian="12pt" style:font-size-complex="12pt"/>
    </style:style>
    <style:style style:name="P369" style:parent-style-name="NoSpacing" style:list-style-name="LFO11" style:family="paragraph">
      <style:text-properties style:font-name="Times New Roman" style:font-name-complex="Times New Roman" fo:font-size="12pt" style:font-size-asian="12pt" style:font-size-complex="12pt"/>
    </style:style>
    <style:style style:name="P37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73" style:parent-style-name="DefaultParagraphFont" style:family="text">
      <style:text-properties style:font-name="Times New Roman" style:font-name-complex="Times New Roman" fo:font-size="12pt" style:font-size-asian="12pt" style:font-size-complex="12pt"/>
    </style:style>
    <style:style style:name="T374" style:parent-style-name="DefaultParagraphFont" style:family="text">
      <style:text-properties style:font-name="Times New Roman" style:font-name-complex="Times New Roman" fo:font-size="12pt" style:font-size-asian="12pt" style:font-size-complex="12pt"/>
    </style:style>
    <style:style style:name="P37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376" style:parent-style-name="NoSpacing" style:family="paragraph">
      <style:text-properties style:font-name="Times New Roman" style:font-name-complex="Times New Roman" fo:font-size="12pt" style:font-size-asian="12pt" style:font-size-complex="12pt"/>
    </style:style>
    <style:style style:name="T3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78" style:parent-style-name="DefaultParagraphFont" style:family="text">
      <style:text-properties style:font-name="Times New Roman" style:font-name-complex="Times New Roman" fo:font-size="12pt" style:font-size-asian="12pt" style:font-size-complex="12pt"/>
    </style:style>
    <style:style style:name="T3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0" style:parent-style-name="DefaultParagraphFont" style:family="text">
      <style:text-properties style:font-name="Times New Roman" style:font-name-complex="Times New Roman" fo:font-size="12pt" style:font-size-asian="12pt" style:font-size-complex="12pt"/>
    </style:style>
    <style:style style:name="T3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2" style:parent-style-name="DefaultParagraphFont" style:family="text">
      <style:text-properties style:font-name="Times New Roman" style:font-name-complex="Times New Roman" fo:font-size="12pt" style:font-size-asian="12pt" style:font-size-complex="12pt"/>
    </style:style>
    <style:style style:name="T3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4" style:parent-style-name="DefaultParagraphFont" style:family="text">
      <style:text-properties style:font-name="Times New Roman" style:font-name-complex="Times New Roman" fo:font-size="12pt" style:font-size-asian="12pt" style:font-size-complex="12pt"/>
    </style:style>
    <style:style style:name="P38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3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9" style:parent-style-name="DefaultParagraphFont" style:family="text">
      <style:text-properties style:font-name="Times New Roman" style:font-name-complex="Times New Roman" fo:font-size="12pt" style:font-size-asian="12pt" style:font-size-complex="12pt"/>
    </style:style>
    <style:style style:name="T390" style:parent-style-name="DefaultParagraphFont" style:family="text">
      <style:text-properties style:font-name="Times New Roman" style:font-name-complex="Times New Roman" fo:font-size="12pt" style:font-size-asian="12pt" style:font-size-complex="12pt"/>
    </style:style>
    <style:style style:name="P391" style:parent-style-name="NoSpacing" style:family="paragraph">
      <style:text-properties style:font-name="Times New Roman" style:font-name-complex="Times New Roman" fo:font-size="12pt" style:font-size-asian="12pt" style:font-size-complex="12pt"/>
    </style:style>
    <style:style style:name="P392" style:parent-style-name="NoSpacing" style:family="paragraph">
      <style:text-properties style:font-name="Times New Roman" style:font-name-complex="Times New Roman" fo:font-size="12pt" style:font-size-asian="12pt" style:font-size-complex="12pt"/>
    </style:style>
    <style:style style:name="T39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9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96" style:parent-style-name="NoSpacing" style:family="paragraph">
      <style:text-properties style:font-name="Times New Roman" style:font-name-complex="Times New Roman" fo:font-size="12pt" style:font-size-asian="12pt" style:font-size-complex="12pt"/>
    </style:style>
    <style:style style:name="P397" style:parent-style-name="NoSpacing" style:family="paragraph">
      <style:text-properties style:font-name="Times New Roman" style:font-name-complex="Times New Roman" fo:font-size="12pt" style:font-size-asian="12pt" style:font-size-complex="12pt"/>
    </style:style>
    <style:style style:name="P398" style:parent-style-name="NoSpacing" style:family="paragraph">
      <style:text-properties style:font-name="Times New Roman" style:font-name-complex="Times New Roman" fo:font-size="12pt" style:font-size-asian="12pt" style:font-size-complex="12pt"/>
    </style:style>
    <style:style style:name="P399" style:parent-style-name="NoSpacing" style:list-style-name="LFO12" style:family="paragraph">
      <style:text-properties style:font-name="Times New Roman" style:font-name-complex="Times New Roman" fo:font-size="12pt" style:font-size-asian="12pt" style:font-size-complex="12pt"/>
    </style:style>
    <style:style style:name="P400" style:parent-style-name="NoSpacing" style:list-style-name="LFO12" style:family="paragraph">
      <style:text-properties style:font-name="Times New Roman" style:font-name-complex="Times New Roman" fo:font-size="12pt" style:font-size-asian="12pt" style:font-size-complex="12pt"/>
    </style:style>
    <style:style style:name="P401" style:parent-style-name="NoSpacing" style:list-style-name="LFO12" style:family="paragraph">
      <style:text-properties style:font-name="Times New Roman" style:font-name-complex="Times New Roman" fo:font-size="12pt" style:font-size-asian="12pt" style:font-size-complex="12pt"/>
    </style:style>
    <style:style style:name="P402" style:parent-style-name="NoSpacing" style:list-style-name="LFO12" style:family="paragraph">
      <style:text-properties style:font-name="Times New Roman" style:font-name-complex="Times New Roman" fo:font-size="12pt" style:font-size-asian="12pt" style:font-size-complex="12pt"/>
    </style:style>
    <style:style style:name="P40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06" style:parent-style-name="DefaultParagraphFont" style:family="text">
      <style:text-properties style:font-name="Times New Roman" style:font-name-complex="Times New Roman" fo:font-size="12pt" style:font-size-asian="12pt" style:font-size-complex="12pt"/>
    </style:style>
    <style:style style:name="T407" style:parent-style-name="DefaultParagraphFont" style:family="text">
      <style:text-properties style:font-name="Times New Roman" style:font-name-complex="Times New Roman" fo:font-size="12pt" style:font-size-asian="12pt" style:font-size-complex="12pt"/>
    </style:style>
    <style:style style:name="P408" style:parent-style-name="NoSpacing" style:family="paragraph">
      <style:text-properties style:font-name="Times New Roman" style:font-name-complex="Times New Roman" fo:font-size="12pt" style:font-size-asian="12pt" style:font-size-complex="12pt"/>
    </style:style>
    <style:style style:name="T4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10" style:parent-style-name="NoSpacing" style:family="paragraph">
      <style:text-properties style:font-name="Times New Roman" style:font-name-complex="Times New Roman" fo:font-size="12pt" style:font-size-asian="12pt" style:font-size-complex="12pt"/>
    </style:style>
    <style:style style:name="T4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2" style:parent-style-name="DefaultParagraphFont" style:family="text">
      <style:text-properties style:font-name="Times New Roman" style:font-name-complex="Times New Roman" fo:font-size="12pt" style:font-size-asian="12pt" style:font-size-complex="12pt"/>
    </style:style>
    <style:style style:name="T4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4" style:parent-style-name="DefaultParagraphFont" style:family="text">
      <style:text-properties style:font-name="Times New Roman" style:font-name-complex="Times New Roman" fo:font-size="12pt" style:font-size-asian="12pt" style:font-size-complex="12pt"/>
    </style:style>
    <style:style style:name="T4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6" style:parent-style-name="DefaultParagraphFont" style:family="text">
      <style:text-properties style:font-name="Times New Roman" style:font-name-complex="Times New Roman" fo:font-size="12pt" style:font-size-asian="12pt" style:font-size-complex="12pt"/>
    </style:style>
    <style:style style:name="P41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21" style:parent-style-name="DefaultParagraphFont" style:family="text">
      <style:text-properties style:font-name="Times New Roman" style:font-name-complex="Times New Roman" fo:font-size="12pt" style:font-size-asian="12pt" style:font-size-complex="12pt"/>
    </style:style>
    <style:style style:name="T422" style:parent-style-name="DefaultParagraphFont" style:family="text">
      <style:text-properties style:font-name="Times New Roman" style:font-name-complex="Times New Roman" fo:font-size="12pt" style:font-size-asian="12pt" style:font-size-complex="12pt"/>
    </style:style>
    <style:style style:name="P423" style:parent-style-name="NoSpacing" style:family="paragraph">
      <style:text-properties style:font-name="Times New Roman" style:font-name-complex="Times New Roman" fo:font-size="12pt" style:font-size-asian="12pt" style:font-size-complex="12pt"/>
    </style:style>
    <style:style style:name="P424" style:parent-style-name="NoSpacing" style:family="paragraph">
      <style:text-properties style:font-name="Times New Roman" style:font-name-complex="Times New Roman" fo:font-size="12pt" style:font-size-asian="12pt" style:font-size-complex="12pt"/>
    </style:style>
    <style:style style:name="T42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2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28" style:parent-style-name="NoSpacing" style:family="paragraph">
      <style:text-properties style:font-name="Times New Roman" style:font-name-complex="Times New Roman" fo:font-size="12pt" style:font-size-asian="12pt" style:font-size-complex="12pt"/>
    </style:style>
    <style:style style:name="P429" style:parent-style-name="NoSpacing" style:list-style-name="LFO13" style:family="paragraph">
      <style:text-properties style:font-name="Times New Roman" style:font-name-complex="Times New Roman" fo:font-size="12pt" style:font-size-asian="12pt" style:font-size-complex="12pt"/>
    </style:style>
    <style:style style:name="P430" style:parent-style-name="NoSpacing" style:list-style-name="LFO13" style:family="paragraph">
      <style:text-properties style:font-name="Times New Roman" style:font-name-complex="Times New Roman" fo:font-size="12pt" style:font-size-asian="12pt" style:font-size-complex="12pt"/>
    </style:style>
    <style:style style:name="P431" style:parent-style-name="NoSpacing" style:list-style-name="LFO13" style:family="paragraph">
      <style:text-properties style:font-name="Times New Roman" style:font-name-complex="Times New Roman" fo:font-size="12pt" style:font-size-asian="12pt" style:font-size-complex="12pt"/>
    </style:style>
    <style:style style:name="P432" style:parent-style-name="NoSpacing" style:list-style-name="LFO13" style:family="paragraph">
      <style:text-properties style:font-name="Times New Roman" style:font-name-complex="Times New Roman" fo:font-size="12pt" style:font-size-asian="12pt" style:font-size-complex="12pt"/>
    </style:style>
    <style:style style:name="P433" style:parent-style-name="NoSpacing" style:family="paragraph">
      <style:text-properties style:font-name="Times New Roman" style:font-name-complex="Times New Roman" fo:font-weight="bold" style:font-weight-asian="bold" style:font-weight-complex="bold" fo:font-size="12pt" style:font-size-asian="12pt" style:font-size-complex="12pt"/>
    </style:style>
    <style:style style:name="T4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36" style:parent-style-name="DefaultParagraphFont" style:family="text">
      <style:text-properties style:font-name="Times New Roman" style:font-name-complex="Times New Roman" fo:font-size="12pt" style:font-size-asian="12pt" style:font-size-complex="12pt"/>
    </style:style>
    <style:style style:name="P437" style:parent-style-name="NoSpacing" style:family="paragraph">
      <style:text-properties style:font-name="Times New Roman" style:font-name-complex="Times New Roman" fo:font-size="12pt" style:font-size-asian="12pt" style:font-size-complex="12pt"/>
    </style:style>
    <style:style style:name="P43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439" style:parent-style-name="NoSpacing" style:family="paragraph">
      <style:text-properties style:font-name="Times New Roman" style:font-name-complex="Times New Roman" fo:font-size="12pt" style:font-size-asian="12pt" style:font-size-complex="12pt"/>
    </style:style>
    <style:style style:name="T4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41" style:parent-style-name="DefaultParagraphFont" style:family="text">
      <style:text-properties style:font-name="Times New Roman" style:font-name-complex="Times New Roman" fo:font-size="12pt" style:font-size-asian="12pt" style:font-size-complex="12pt"/>
    </style:style>
    <style:style style:name="P44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4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46" style:parent-style-name="DefaultParagraphFont" style:family="text">
      <style:text-properties style:font-name="Times New Roman" style:font-name-complex="Times New Roman" fo:font-size="12pt" style:font-size-asian="12pt" style:font-size-complex="12pt"/>
    </style:style>
    <style:style style:name="T447" style:parent-style-name="DefaultParagraphFont" style:family="text">
      <style:text-properties style:font-name="Times New Roman" style:font-name-complex="Times New Roman" fo:font-size="12pt" style:font-size-asian="12pt" style:font-size-complex="12pt"/>
    </style:style>
    <style:style style:name="P448" style:parent-style-name="NoSpacing" style:family="paragraph">
      <style:text-properties style:font-name="Times New Roman" style:font-name-complex="Times New Roman" fo:font-size="12pt" style:font-size-asian="12pt" style:font-size-complex="12pt"/>
    </style:style>
    <style:style style:name="T44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5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52" style:parent-style-name="NoSpacing" style:family="paragraph">
      <style:text-properties style:font-name="Times New Roman" style:font-name-complex="Times New Roman" fo:font-size="12pt" style:font-size-asian="12pt" style:font-size-complex="12pt"/>
    </style:style>
    <style:style style:name="P453" style:parent-style-name="NoSpacing" style:family="paragraph">
      <style:text-properties style:font-name="Times New Roman" style:font-name-complex="Times New Roman" fo:font-size="12pt" style:font-size-asian="12pt" style:font-size-complex="12pt"/>
    </style:style>
    <style:style style:name="P454" style:parent-style-name="NoSpacing" style:list-style-name="LFO14" style:family="paragraph">
      <style:text-properties style:font-name="Times New Roman" style:font-name-complex="Times New Roman" fo:font-size="12pt" style:font-size-asian="12pt" style:font-size-complex="12pt"/>
    </style:style>
    <style:style style:name="P455" style:parent-style-name="NoSpacing" style:list-style-name="LFO14" style:family="paragraph">
      <style:text-properties style:font-name="Times New Roman" style:font-name-complex="Times New Roman" fo:font-size="12pt" style:font-size-asian="12pt" style:font-size-complex="12pt"/>
    </style:style>
    <style:style style:name="P456" style:parent-style-name="NoSpacing" style:list-style-name="LFO14" style:family="paragraph">
      <style:text-properties style:font-name="Times New Roman" style:font-name-complex="Times New Roman" fo:font-size="12pt" style:font-size-asian="12pt" style:font-size-complex="12pt"/>
    </style:style>
    <style:style style:name="P457" style:parent-style-name="NoSpacing" style:list-style-name="LFO14" style:family="paragraph">
      <style:text-properties style:font-name="Times New Roman" style:font-name-complex="Times New Roman" fo:font-size="12pt" style:font-size-asian="12pt" style:font-size-complex="12pt"/>
    </style:style>
    <style:style style:name="P45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5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61" style:parent-style-name="DefaultParagraphFont" style:family="text">
      <style:text-properties style:font-name="Times New Roman" style:font-name-complex="Times New Roman" fo:font-size="12pt" style:font-size-asian="12pt" style:font-size-complex="12pt"/>
    </style:style>
    <style:style style:name="P462" style:parent-style-name="NoSpacing" style:family="paragraph">
      <style:text-properties style:font-name="Times New Roman" style:font-name-complex="Times New Roman" fo:font-size="12pt" style:font-size-asian="12pt" style:font-size-complex="12pt"/>
    </style:style>
    <style:style style:name="P46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464" style:parent-style-name="NoSpacing" style:family="paragraph">
      <style:text-properties style:font-name="Times New Roman" style:font-name-complex="Times New Roman" fo:font-size="12pt" style:font-size-asian="12pt" style:font-size-complex="12pt"/>
    </style:style>
    <style:style style:name="T46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6" style:parent-style-name="DefaultParagraphFont" style:family="text">
      <style:text-properties style:font-name="Times New Roman" style:font-name-complex="Times New Roman" fo:font-size="12pt" style:font-size-asian="12pt" style:font-size-complex="12pt"/>
    </style:style>
    <style:style style:name="P46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6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71" style:parent-style-name="DefaultParagraphFont" style:family="text">
      <style:text-properties style:font-name="Times New Roman" style:font-name-complex="Times New Roman" fo:font-size="12pt" style:font-size-asian="12pt" style:font-size-complex="12pt"/>
    </style:style>
    <style:style style:name="T472" style:parent-style-name="DefaultParagraphFont" style:family="text">
      <style:text-properties style:font-name="Times New Roman" style:font-name-complex="Times New Roman" fo:font-size="12pt" style:font-size-asian="12pt" style:font-size-complex="12pt"/>
    </style:style>
    <style:style style:name="P473" style:parent-style-name="NoSpacing" style:family="paragraph">
      <style:text-properties style:font-name="Times New Roman" style:font-name-complex="Times New Roman" fo:font-size="12pt" style:font-size-asian="12pt" style:font-size-complex="12pt"/>
    </style:style>
    <style:style style:name="T47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7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77" style:parent-style-name="NoSpacing" style:family="paragraph">
      <style:text-properties style:font-name="Times New Roman" style:font-name-complex="Times New Roman" fo:font-size="12pt" style:font-size-asian="12pt" style:font-size-complex="12pt"/>
    </style:style>
    <style:style style:name="P478" style:parent-style-name="NoSpacing" style:family="paragraph">
      <style:text-properties style:font-name="Times New Roman" style:font-name-complex="Times New Roman" fo:font-size="12pt" style:font-size-asian="12pt" style:font-size-complex="12pt"/>
    </style:style>
    <style:style style:name="P479" style:parent-style-name="NoSpacing" style:family="paragraph">
      <style:text-properties style:font-name="Times New Roman" style:font-name-complex="Times New Roman" fo:font-size="12pt" style:font-size-asian="12pt" style:font-size-complex="12pt"/>
    </style:style>
    <style:style style:name="P480" style:parent-style-name="NoSpacing" style:list-style-name="LFO15" style:family="paragraph">
      <style:text-properties style:font-name="Times New Roman" style:font-name-complex="Times New Roman" fo:font-size="12pt" style:font-size-asian="12pt" style:font-size-complex="12pt"/>
    </style:style>
    <style:style style:name="P481" style:parent-style-name="NoSpacing" style:list-style-name="LFO15" style:family="paragraph">
      <style:text-properties style:font-name="Times New Roman" style:font-name-complex="Times New Roman" fo:font-size="12pt" style:font-size-asian="12pt" style:font-size-complex="12pt"/>
    </style:style>
    <style:style style:name="P482" style:parent-style-name="NoSpacing" style:list-style-name="LFO15" style:family="paragraph">
      <style:text-properties style:font-name="Times New Roman" style:font-name-complex="Times New Roman" fo:font-size="12pt" style:font-size-asian="12pt" style:font-size-complex="12pt"/>
    </style:style>
    <style:style style:name="P483" style:parent-style-name="NoSpacing" style:list-style-name="LFO15" style:family="paragraph">
      <style:text-properties style:font-name="Times New Roman" style:font-name-complex="Times New Roman" fo:font-size="12pt" style:font-size-asian="12pt" style:font-size-complex="12pt"/>
    </style:style>
    <style:style style:name="P48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8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87" style:parent-style-name="DefaultParagraphFont" style:family="text">
      <style:text-properties style:font-name="Times New Roman" style:font-name-complex="Times New Roman" fo:font-size="12pt" style:font-size-asian="12pt" style:font-size-complex="12pt"/>
    </style:style>
    <style:style style:name="P488" style:parent-style-name="NoSpacing" style:family="paragraph">
      <style:text-properties style:font-name="Times New Roman" style:font-name-complex="Times New Roman" fo:font-size="12pt" style:font-size-asian="12pt" style:font-size-complex="12pt"/>
    </style:style>
    <style:style style:name="P48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490" style:parent-style-name="NoSpacing" style:family="paragraph">
      <style:text-properties style:font-name="Times New Roman" style:font-name-complex="Times New Roman" fo:font-size="12pt" style:font-size-asian="12pt" style:font-size-complex="12pt"/>
    </style:style>
    <style:style style:name="P491" style:parent-style-name="NoSpacing" style:family="paragraph">
      <style:text-properties style:font-name="Times New Roman" style:font-name-complex="Times New Roman" fo:font-size="12pt" style:font-size-asian="12pt" style:font-size-complex="12pt"/>
    </style:style>
    <style:style style:name="P49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49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6" style:parent-style-name="DefaultParagraphFont" style:family="text">
      <style:text-properties style:font-name="Times New Roman" style:font-name-complex="Times New Roman" fo:font-size="12pt" style:font-size-asian="12pt" style:font-size-complex="12pt"/>
    </style:style>
    <style:style style:name="T497" style:parent-style-name="DefaultParagraphFont" style:family="text">
      <style:text-properties style:font-name="Times New Roman" style:font-name-complex="Times New Roman" fo:font-size="12pt" style:font-size-asian="12pt" style:font-size-complex="12pt"/>
    </style:style>
    <style:style style:name="P498" style:parent-style-name="NoSpacing" style:family="paragraph">
      <style:text-properties style:font-name="Times New Roman" style:font-name-complex="Times New Roman" fo:font-size="12pt" style:font-size-asian="12pt" style:font-size-complex="12pt"/>
    </style:style>
    <style:style style:name="P499" style:parent-style-name="NoSpacing" style:family="paragraph">
      <style:text-properties style:font-name="Times New Roman" style:font-name-complex="Times New Roman" fo:font-size="12pt" style:font-size-asian="12pt" style:font-size-complex="12pt"/>
    </style:style>
    <style:style style:name="T50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0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03" style:parent-style-name="NoSpacing" style:family="paragraph">
      <style:text-properties style:font-name="Times New Roman" style:font-name-complex="Times New Roman" fo:font-size="12pt" style:font-size-asian="12pt" style:font-size-complex="12pt"/>
    </style:style>
    <style:style style:name="P504" style:parent-style-name="NoSpacing" style:family="paragraph">
      <style:text-properties style:font-name="Times New Roman" style:font-name-complex="Times New Roman" fo:font-size="12pt" style:font-size-asian="12pt" style:font-size-complex="12pt"/>
    </style:style>
    <style:style style:name="P505" style:parent-style-name="NoSpacing" style:family="paragraph">
      <style:text-properties style:font-name="Times New Roman" style:font-name-complex="Times New Roman" fo:font-size="12pt" style:font-size-asian="12pt" style:font-size-complex="12pt"/>
    </style:style>
    <style:style style:name="P506" style:parent-style-name="NoSpacing" style:list-style-name="LFO33" style:family="paragraph">
      <style:text-properties style:font-name="Times New Roman" style:font-name-complex="Times New Roman" fo:font-size="12pt" style:font-size-asian="12pt" style:font-size-complex="12pt"/>
    </style:style>
    <style:style style:name="P507" style:parent-style-name="NoSpacing" style:list-style-name="LFO33" style:family="paragraph">
      <style:text-properties style:font-name="Times New Roman" style:font-name-complex="Times New Roman" fo:font-size="12pt" style:font-size-asian="12pt" style:font-size-complex="12pt"/>
    </style:style>
    <style:style style:name="P508" style:parent-style-name="NoSpacing" style:list-style-name="LFO33" style:family="paragraph">
      <style:text-properties style:font-name="Times New Roman" style:font-name-complex="Times New Roman" fo:font-size="12pt" style:font-size-asian="12pt" style:font-size-complex="12pt"/>
    </style:style>
    <style:style style:name="P509" style:parent-style-name="NoSpacing" style:list-style-name="LFO33" style:family="paragraph">
      <style:text-properties style:font-name="Times New Roman" style:font-name-complex="Times New Roman" fo:font-size="12pt" style:font-size-asian="12pt" style:font-size-complex="12pt"/>
    </style:style>
    <style:style style:name="P51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1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13" style:parent-style-name="DefaultParagraphFont" style:family="text">
      <style:text-properties style:font-name="Times New Roman" style:font-name-complex="Times New Roman" fo:font-size="12pt" style:font-size-asian="12pt" style:font-size-complex="12pt"/>
    </style:style>
    <style:style style:name="T514" style:parent-style-name="DefaultParagraphFont" style:family="text">
      <style:text-properties style:font-name="Times New Roman" style:font-name-complex="Times New Roman" fo:font-size="12pt" style:font-size-asian="12pt" style:font-size-complex="12pt"/>
    </style:style>
    <style:style style:name="P515" style:parent-style-name="NoSpacing" style:family="paragraph">
      <style:text-properties style:font-name="Times New Roman" style:font-name-complex="Times New Roman" fo:font-size="12pt" style:font-size-asian="12pt" style:font-size-complex="12pt"/>
    </style:style>
    <style:style style:name="P516"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517" style:parent-style-name="NoSpacing" style:family="paragraph">
      <style:text-properties style:font-name="Times New Roman" style:font-name-complex="Times New Roman" fo:font-size="12pt" style:font-size-asian="12pt" style:font-size-complex="12pt"/>
    </style:style>
    <style:style style:name="T518" style:parent-style-name="DefaultParagraphFont" style:family="text">
      <style:text-properties style:font-name="Times New Roman" style:font-name-complex="Times New Roman" fo:font-size="12pt" style:font-size-asian="12pt" style:font-size-complex="12pt"/>
    </style:style>
    <style:style style:name="T5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20" style:parent-style-name="DefaultParagraphFont" style:family="text">
      <style:text-properties style:font-name="Times New Roman" style:font-name-complex="Times New Roman" fo:font-size="12pt" style:font-size-asian="12pt" style:font-size-complex="12pt"/>
    </style:style>
    <style:style style:name="P52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5" style:parent-style-name="DefaultParagraphFont" style:family="text">
      <style:text-properties style:font-name="Times New Roman" style:font-name-complex="Times New Roman" fo:font-size="12pt" style:font-size-asian="12pt" style:font-size-complex="12pt"/>
    </style:style>
    <style:style style:name="T526" style:parent-style-name="DefaultParagraphFont" style:family="text">
      <style:text-properties style:font-name="Times New Roman" style:font-name-complex="Times New Roman" fo:font-size="12pt" style:font-size-asian="12pt" style:font-size-complex="12pt"/>
    </style:style>
    <style:style style:name="P527" style:parent-style-name="NoSpacing" style:family="paragraph">
      <style:text-properties style:font-name="Times New Roman" style:font-name-complex="Times New Roman" fo:font-size="12pt" style:font-size-asian="12pt" style:font-size-complex="12pt"/>
    </style:style>
    <style:style style:name="P528" style:parent-style-name="NoSpacing" style:family="paragraph">
      <style:text-properties style:font-name="Times New Roman" style:font-name-complex="Times New Roman" fo:font-size="12pt" style:font-size-asian="12pt" style:font-size-complex="12pt"/>
    </style:style>
    <style:style style:name="P529" style:parent-style-name="Normal" style:family="paragraph">
      <style:paragraph-properties style:text-autospace="none" fo:margin-bottom="0in" fo:line-height="100%"/>
    </style:style>
    <style:style style:name="T53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3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33" style:parent-style-name="DefaultParagraphFont" style:family="text">
      <style:text-properties style:font-name="Tahoma" style:font-name-complex="Tahoma" fo:font-size="7.5pt" style:font-size-asian="7.5pt" style:font-size-complex="7.5pt"/>
    </style:style>
    <style:style style:name="P534" style:parent-style-name="NoSpacing" style:family="paragraph">
      <style:text-properties style:font-name="Times New Roman" style:font-name-complex="Times New Roman" fo:font-size="12pt" style:font-size-asian="12pt" style:font-size-complex="12pt"/>
    </style:style>
    <style:style style:name="P535" style:parent-style-name="NoSpacing" style:family="paragraph">
      <style:text-properties style:font-name="Times New Roman" style:font-name-complex="Times New Roman" fo:font-size="12pt" style:font-size-asian="12pt" style:font-size-complex="12pt"/>
    </style:style>
    <style:style style:name="P536" style:parent-style-name="NoSpacing" style:family="paragraph">
      <style:text-properties style:font-name="Times New Roman" style:font-name-complex="Times New Roman" fo:font-size="12pt" style:font-size-asian="12pt" style:font-size-complex="12pt"/>
    </style:style>
    <style:style style:name="P537" style:parent-style-name="NoSpacing" style:family="paragraph">
      <style:text-properties style:font-name="Times New Roman" style:font-name-complex="Times New Roman" fo:font-size="12pt" style:font-size-asian="12pt" style:font-size-complex="12pt"/>
    </style:style>
    <style:style style:name="P538" style:parent-style-name="NoSpacing" style:family="paragraph">
      <style:text-properties style:font-name="Times New Roman" style:font-name-complex="Times New Roman" fo:font-size="12pt" style:font-size-asian="12pt" style:font-size-complex="12pt"/>
    </style:style>
    <style:style style:name="P539" style:parent-style-name="NoSpacing" style:family="paragraph">
      <style:text-properties style:font-name="Times New Roman" style:font-name-complex="Times New Roman" fo:font-size="12pt" style:font-size-asian="12pt" style:font-size-complex="12pt"/>
    </style:style>
    <style:style style:name="P540" style:parent-style-name="NoSpacing" style:list-style-name="LFO26" style:family="paragraph">
      <style:text-properties style:font-name="Times New Roman" style:font-name-complex="Times New Roman" fo:font-size="12pt" style:font-size-asian="12pt" style:font-size-complex="12pt"/>
    </style:style>
    <style:style style:name="P541" style:parent-style-name="NoSpacing" style:list-style-name="LFO26" style:family="paragraph">
      <style:text-properties style:font-name="Times New Roman" style:font-name-complex="Times New Roman" fo:font-size="12pt" style:font-size-asian="12pt" style:font-size-complex="12pt"/>
    </style:style>
    <style:style style:name="P542" style:parent-style-name="NoSpacing" style:list-style-name="LFO26" style:family="paragraph">
      <style:text-properties style:font-name="Times New Roman" style:font-name-complex="Times New Roman" fo:font-size="12pt" style:font-size-asian="12pt" style:font-size-complex="12pt"/>
    </style:style>
    <style:style style:name="P543" style:parent-style-name="NoSpacing" style:list-style-name="LFO26" style:family="paragraph">
      <style:text-properties style:font-name="Times New Roman" style:font-name-complex="Times New Roman" fo:font-size="12pt" style:font-size-asian="12pt" style:font-size-complex="12pt"/>
    </style:style>
    <style:style style:name="P54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4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4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47" style:parent-style-name="DefaultParagraphFont" style:family="text">
      <style:text-properties style:font-name="Times New Roman" style:font-name-complex="Times New Roman" fo:font-size="12pt" style:font-size-asian="12pt" style:font-size-complex="12pt"/>
    </style:style>
    <style:style style:name="T548" style:parent-style-name="DefaultParagraphFont" style:family="text">
      <style:text-properties style:font-name="Times New Roman" style:font-name-complex="Times New Roman" fo:font-size="12pt" style:font-size-asian="12pt" style:font-size-complex="12pt"/>
    </style:style>
    <style:style style:name="P549" style:parent-style-name="NoSpacing" style:family="paragraph">
      <style:text-properties style:font-name="Times New Roman" style:font-name-complex="Times New Roman" fo:font-size="12pt" style:font-size-asian="12pt" style:font-size-complex="12pt"/>
    </style:style>
    <style:style style:name="T55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52" style:parent-style-name="NoSpacing" style:family="paragraph">
      <style:text-properties style:font-name="Times New Roman" style:font-name-complex="Times New Roman" fo:font-size="12pt" style:font-size-asian="12pt" style:font-size-complex="12pt"/>
    </style:style>
    <style:style style:name="P553" style:parent-style-name="NoSpacing" style:family="paragraph">
      <style:text-properties style:font-name="Times New Roman" style:font-name-complex="Times New Roman" fo:font-size="12pt" style:font-size-asian="12pt" style:font-size-complex="12pt"/>
    </style:style>
    <style:style style:name="P55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8" style:parent-style-name="DefaultParagraphFont" style:family="text">
      <style:text-properties style:font-name="Times New Roman" style:font-name-complex="Times New Roman" fo:font-size="12pt" style:font-size-asian="12pt" style:font-size-complex="12pt"/>
    </style:style>
    <style:style style:name="T559" style:parent-style-name="DefaultParagraphFont" style:family="text">
      <style:text-properties style:font-name="Times New Roman" style:font-name-complex="Times New Roman" fo:font-size="12pt" style:font-size-asian="12pt" style:font-size-complex="12pt"/>
    </style:style>
    <style:style style:name="P560" style:parent-style-name="NoSpacing" style:family="paragraph">
      <style:text-properties style:font-name="Times New Roman" style:font-name-complex="Times New Roman" fo:font-size="12pt" style:font-size-asian="12pt" style:font-size-complex="12pt"/>
    </style:style>
    <style:style style:name="P561" style:parent-style-name="NoSpacing" style:family="paragraph">
      <style:text-properties style:font-name="Times New Roman" style:font-name-complex="Times New Roman" fo:font-size="12pt" style:font-size-asian="12pt" style:font-size-complex="12pt"/>
    </style:style>
    <style:style style:name="P562" style:parent-style-name="NoSpacing" style:family="paragraph">
      <style:text-properties style:font-name="Times New Roman" style:font-name-complex="Times New Roman" fo:font-weight="bold" style:font-weight-asian="bold" fo:font-size="12pt" style:font-size-asian="12pt" style:font-size-complex="12pt"/>
    </style:style>
    <style:style style:name="T56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6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6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66" style:parent-style-name="NoSpacing" style:family="paragraph">
      <style:text-properties style:font-name="Times New Roman" style:font-name-complex="Times New Roman" fo:font-size="12pt" style:font-size-asian="12pt" style:font-size-complex="12pt"/>
    </style:style>
    <style:style style:name="T567" style:parent-style-name="DefaultParagraphFont" style:family="text">
      <style:text-properties style:font-name="Times New Roman" style:font-name-complex="Times New Roman" fo:font-size="12pt" style:font-size-asian="12pt" style:font-size-complex="12pt" fo:background-color="#FFFFFF"/>
    </style:style>
    <style:style style:name="T568" style:parent-style-name="Strong" style:family="text">
      <style:text-properties style:font-name="Times New Roman" style:font-name-complex="Times New Roman" fo:font-weight="normal" style:font-weight-asian="normal" fo:font-size="12pt" style:font-size-asian="12pt" style:font-size-complex="12pt" fo:background-color="#FFFFFF"/>
    </style:style>
    <style:style style:name="T569" style:parent-style-name="DefaultParagraphFont" style:family="text">
      <style:text-properties style:font-name="Times New Roman" style:font-name-complex="Times New Roman" fo:font-size="12pt" style:font-size-asian="12pt" style:font-size-complex="12pt" fo:background-color="#FFFFFF"/>
    </style:style>
    <style:style style:name="P570" style:parent-style-name="NoSpacing" style:family="paragraph">
      <style:text-properties style:font-name="Times New Roman" style:font-name-complex="Times New Roman" fo:font-size="12pt" style:font-size-asian="12pt" style:font-size-complex="12pt" fo:background-color="#FFFFFF"/>
    </style:style>
    <style:style style:name="T571" style:parent-style-name="DefaultParagraphFont" style:family="text">
      <style:text-properties style:font-name="Times New Roman" style:font-name-complex="Times New Roman" fo:font-size="12pt" style:font-size-asian="12pt" style:font-size-complex="12pt"/>
    </style:style>
    <style:style style:name="T57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73" style:parent-style-name="DefaultParagraphFont" style:family="text">
      <style:text-properties style:font-name="Times New Roman" style:font-name-complex="Times New Roman" fo:font-size="12pt" style:font-size-asian="12pt" style:font-size-complex="12pt"/>
    </style:style>
    <style:style style:name="P574" style:parent-style-name="NoSpacing" style:family="paragraph">
      <style:text-properties style:font-name="Times New Roman" style:font-name-complex="Times New Roman" fo:font-size="12pt" style:font-size-asian="12pt" style:font-size-complex="12pt"/>
    </style:style>
    <style:style style:name="P575" style:parent-style-name="NoSpacing" style:list-style-name="LFO16" style:family="paragraph">
      <style:text-properties style:font-name="Times New Roman" style:font-name-complex="Times New Roman" fo:font-size="12pt" style:font-size-asian="12pt" style:font-size-complex="12pt"/>
    </style:style>
    <style:style style:name="P576" style:parent-style-name="NoSpacing" style:list-style-name="LFO16" style:family="paragraph">
      <style:text-properties style:font-name="Times New Roman" style:font-name-complex="Times New Roman" fo:font-size="12pt" style:font-size-asian="12pt" style:font-size-complex="12pt"/>
    </style:style>
    <style:style style:name="P577" style:parent-style-name="NoSpacing" style:list-style-name="LFO16" style:family="paragraph">
      <style:text-properties style:font-name="Times New Roman" style:font-name-complex="Times New Roman" fo:font-size="12pt" style:font-size-asian="12pt" style:font-size-complex="12pt"/>
    </style:style>
    <style:style style:name="P578" style:parent-style-name="NoSpacing" style:list-style-name="LFO16" style:family="paragraph">
      <style:text-properties style:font-name="Times New Roman" style:font-name-complex="Times New Roman" fo:font-size="12pt" style:font-size-asian="12pt" style:font-size-complex="12pt"/>
    </style:style>
    <style:style style:name="P57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8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8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82" style:parent-style-name="DefaultParagraphFont" style:family="text">
      <style:text-properties style:font-name="Times New Roman" style:font-name-complex="Times New Roman" fo:font-size="12pt" style:font-size-asian="12pt" style:font-size-complex="12pt"/>
    </style:style>
    <style:style style:name="T583" style:parent-style-name="DefaultParagraphFont" style:family="text">
      <style:text-properties style:font-name="Times New Roman" style:font-name-complex="Times New Roman" fo:font-size="12pt" style:font-size-asian="12pt" style:font-size-complex="12pt"/>
    </style:style>
    <style:style style:name="P584" style:parent-style-name="NoSpacing" style:family="paragraph">
      <style:text-properties style:font-name="Times New Roman" style:font-name-complex="Times New Roman" fo:font-size="12pt" style:font-size-asian="12pt" style:font-size-complex="12pt"/>
    </style:style>
    <style:style style:name="P585"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586" style:parent-style-name="NoSpacing" style:family="paragraph">
      <style:text-properties style:font-name="Times New Roman" style:font-name-complex="Times New Roman" fo:font-size="12pt" style:font-size-asian="12pt" style:font-size-complex="12pt"/>
    </style:style>
    <style:style style:name="T587" style:parent-style-name="DefaultParagraphFont" style:family="text">
      <style:text-properties style:font-name="Times New Roman" style:font-name-complex="Times New Roman" fo:font-size="12pt" style:font-size-asian="12pt" style:font-size-complex="12pt"/>
    </style:style>
    <style:style style:name="T58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9" style:parent-style-name="DefaultParagraphFont" style:family="text">
      <style:text-properties style:font-name="Times New Roman" style:font-name-complex="Times New Roman" fo:font-size="12pt" style:font-size-asian="12pt" style:font-size-complex="12pt"/>
    </style:style>
    <style:style style:name="T590" style:parent-style-name="DefaultParagraphFont" style:family="text">
      <style:text-properties style:font-name="Times New Roman" style:font-name-complex="Times New Roman" fo:color="#000000" fo:font-size="12pt" style:font-size-asian="12pt" style:font-size-complex="12pt" fo:background-color="#FFFFFF"/>
    </style:style>
    <style:style style:name="T591" style:parent-style-name="DefaultParagraphFont" style:family="text">
      <style:text-properties style:font-name="Times New Roman" style:font-name-complex="Times New Roman" fo:font-size="12pt" style:font-size-asian="12pt" style:font-size-complex="12pt"/>
    </style:style>
    <style:style style:name="T5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3" style:parent-style-name="DefaultParagraphFont" style:family="text">
      <style:text-properties style:font-name="Times New Roman" style:font-name-complex="Times New Roman" fo:font-size="12pt" style:font-size-asian="12pt" style:font-size-complex="12pt"/>
    </style:style>
    <style:style style:name="P59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5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9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98" style:parent-style-name="DefaultParagraphFont" style:family="text">
      <style:text-properties style:font-name="Times New Roman" style:font-name-complex="Times New Roman" fo:font-size="12pt" style:font-size-asian="12pt" style:font-size-complex="12pt"/>
    </style:style>
    <style:style style:name="T599" style:parent-style-name="DefaultParagraphFont" style:family="text">
      <style:text-properties style:font-name="Times New Roman" style:font-name-complex="Times New Roman" fo:font-size="12pt" style:font-size-asian="12pt" style:font-size-complex="12pt"/>
    </style:style>
    <style:style style:name="P600" style:parent-style-name="NoSpacing" style:family="paragraph">
      <style:text-properties style:font-name="Times New Roman" style:font-name-complex="Times New Roman" fo:font-size="12pt" style:font-size-asian="12pt" style:font-size-complex="12pt"/>
    </style:style>
    <style:style style:name="P601" style:parent-style-name="NoSpacing" style:family="paragraph">
      <style:text-properties style:font-name="Times New Roman" style:font-name-complex="Times New Roman" fo:font-size="12pt" style:font-size-asian="12pt" style:font-size-complex="12pt"/>
    </style:style>
    <style:style style:name="T60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0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05" style:parent-style-name="NoSpacing" style:family="paragraph">
      <style:text-properties style:font-name="Times New Roman" style:font-name-complex="Times New Roman" fo:font-size="12pt" style:font-size-asian="12pt" style:font-size-complex="12pt"/>
    </style:style>
    <style:style style:name="T606" style:parent-style-name="DefaultParagraphFont" style:family="text">
      <style:text-properties style:font-name="Times New Roman" style:font-name-complex="Times New Roman" fo:font-size="12pt" style:font-size-asian="12pt" style:font-size-complex="12pt" fo:background-color="#FFFFFF"/>
    </style:style>
    <style:style style:name="T607" style:parent-style-name="Strong" style:family="text">
      <style:text-properties style:font-name="Times New Roman" style:font-name-complex="Times New Roman" fo:font-weight="normal" style:font-weight-asian="normal" fo:font-size="12pt" style:font-size-asian="12pt" style:font-size-complex="12pt" fo:background-color="#FFFFFF"/>
    </style:style>
    <style:style style:name="T608" style:parent-style-name="DefaultParagraphFont" style:family="text">
      <style:text-properties style:font-name="Times New Roman" style:font-name-complex="Times New Roman" fo:font-size="12pt" style:font-size-asian="12pt" style:font-size-complex="12pt" fo:background-color="#FFFFFF"/>
    </style:style>
    <style:style style:name="P609" style:parent-style-name="NoSpacing" style:family="paragraph">
      <style:text-properties style:font-name="Times New Roman" style:font-name-complex="Times New Roman" fo:font-size="12pt" style:font-size-asian="12pt" style:font-size-complex="12pt" fo:background-color="#FFFFFF"/>
    </style:style>
    <style:style style:name="T610" style:parent-style-name="DefaultParagraphFont" style:family="text">
      <style:text-properties style:font-name="Times New Roman" style:font-name-complex="Times New Roman" fo:font-size="12pt" style:font-size-asian="12pt" style:font-size-complex="12pt"/>
    </style:style>
    <style:style style:name="T6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2" style:parent-style-name="DefaultParagraphFont" style:family="text">
      <style:text-properties style:font-name="Times New Roman" style:font-name-complex="Times New Roman" fo:font-size="12pt" style:font-size-asian="12pt" style:font-size-complex="12pt"/>
    </style:style>
    <style:style style:name="P613" style:parent-style-name="NoSpacing" style:family="paragraph">
      <style:text-properties style:font-name="Times New Roman" style:font-name-complex="Times New Roman" fo:font-size="12pt" style:font-size-asian="12pt" style:font-size-complex="12pt"/>
    </style:style>
    <style:style style:name="P614" style:parent-style-name="NoSpacing" style:list-style-name="LFO17" style:family="paragraph">
      <style:text-properties style:font-name="Times New Roman" style:font-name-complex="Times New Roman" fo:font-size="12pt" style:font-size-asian="12pt" style:font-size-complex="12pt"/>
    </style:style>
    <style:style style:name="P615" style:parent-style-name="NoSpacing" style:list-style-name="LFO17" style:family="paragraph">
      <style:text-properties style:font-name="Times New Roman" style:font-name-complex="Times New Roman" fo:font-size="12pt" style:font-size-asian="12pt" style:font-size-complex="12pt"/>
    </style:style>
    <style:style style:name="P616" style:parent-style-name="NoSpacing" style:list-style-name="LFO17" style:family="paragraph">
      <style:text-properties style:font-name="Times New Roman" style:font-name-complex="Times New Roman" fo:font-size="12pt" style:font-size-asian="12pt" style:font-size-complex="12pt"/>
    </style:style>
    <style:style style:name="P617" style:parent-style-name="NoSpacing" style:list-style-name="LFO17" style:family="paragraph">
      <style:text-properties style:font-name="Times New Roman" style:font-name-complex="Times New Roman" fo:font-size="12pt" style:font-size-asian="12pt" style:font-size-complex="12pt"/>
    </style:style>
    <style:style style:name="P61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21" style:parent-style-name="DefaultParagraphFont" style:family="text">
      <style:text-properties style:font-name="Times New Roman" style:font-name-complex="Times New Roman" fo:font-size="12pt" style:font-size-asian="12pt" style:font-size-complex="12pt"/>
    </style:style>
    <style:style style:name="T622" style:parent-style-name="DefaultParagraphFont" style:family="text">
      <style:text-properties style:font-name="Times New Roman" style:font-name-complex="Times New Roman" fo:font-size="12pt" style:font-size-asian="12pt" style:font-size-complex="12pt"/>
    </style:style>
    <style:style style:name="P623" style:parent-style-name="NoSpacing" style:family="paragraph">
      <style:text-properties style:font-name="Times New Roman" style:font-name-complex="Times New Roman" fo:font-size="12pt" style:font-size-asian="12pt" style:font-size-complex="12pt"/>
    </style:style>
    <style:style style:name="P62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625" style:parent-style-name="NoSpacing" style:family="paragraph">
      <style:text-properties style:font-name="Times New Roman" style:font-name-complex="Times New Roman" fo:font-size="12pt" style:font-size-asian="12pt" style:font-size-complex="12pt"/>
    </style:style>
    <style:style style:name="T626" style:parent-style-name="DefaultParagraphFont" style:family="text">
      <style:text-properties style:font-name="Times New Roman" style:font-name-complex="Times New Roman" fo:font-size="12pt" style:font-size-asian="12pt" style:font-size-complex="12pt"/>
    </style:style>
    <style:style style:name="T6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8" style:parent-style-name="DefaultParagraphFont" style:family="text">
      <style:text-properties style:font-name="Times New Roman" style:font-name-complex="Times New Roman" fo:font-size="12pt" style:font-size-asian="12pt" style:font-size-complex="12pt"/>
    </style:style>
    <style:style style:name="T6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0" style:parent-style-name="DefaultParagraphFont" style:family="text">
      <style:text-properties style:font-name="Times New Roman" style:font-name-complex="Times New Roman" fo:font-size="12pt" style:font-size-asian="12pt" style:font-size-complex="12pt"/>
    </style:style>
    <style:style style:name="T6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32" style:parent-style-name="DefaultParagraphFont" style:family="text">
      <style:text-properties style:font-name="Times New Roman" style:font-name-complex="Times New Roman" fo:color="#000000" fo:font-size="12pt" style:font-size-asian="12pt" style:font-size-complex="12pt"/>
    </style:style>
    <style:style style:name="T633" style:parent-style-name="DefaultParagraphFont" style:family="text">
      <style:text-properties style:font-name="Times New Roman" style:font-name-complex="Times New Roman" fo:color="#000000" fo:font-size="12pt" style:font-size-asian="12pt" style:font-size-complex="12pt" fo:background-color="#FFFFFF"/>
    </style:style>
    <style:style style:name="P63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38" style:parent-style-name="DefaultParagraphFont" style:family="text">
      <style:text-properties style:font-name="Times New Roman" style:font-name-complex="Times New Roman" fo:font-size="12pt" style:font-size-asian="12pt" style:font-size-complex="12pt"/>
    </style:style>
    <style:style style:name="T639" style:parent-style-name="DefaultParagraphFont" style:family="text">
      <style:text-properties style:font-name="Times New Roman" style:font-name-complex="Times New Roman" fo:font-size="12pt" style:font-size-asian="12pt" style:font-size-complex="12pt"/>
    </style:style>
    <style:style style:name="P640" style:parent-style-name="NoSpacing" style:family="paragraph">
      <style:text-properties style:font-name="Times New Roman" style:font-name-complex="Times New Roman" fo:color="#000000" fo:font-size="12pt" style:font-size-asian="12pt" style:font-size-complex="12pt"/>
    </style:style>
    <style:style style:name="P641" style:parent-style-name="NoSpacing" style:family="paragraph">
      <style:text-properties style:font-name="Times New Roman" style:font-name-complex="Times New Roman" fo:font-weight="bold" style:font-weight-asian="bold" fo:font-size="12pt" style:font-size-asian="12pt" style:font-size-complex="12pt"/>
    </style:style>
    <style:style style:name="T64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4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45" style:parent-style-name="NoSpacing" style:family="paragraph">
      <style:text-properties style:font-name="Times New Roman" style:font-name-complex="Times New Roman" fo:font-size="12pt" style:font-size-asian="12pt" style:font-size-complex="12pt"/>
    </style:style>
    <style:style style:name="T646" style:parent-style-name="DefaultParagraphFont" style:family="text">
      <style:text-properties style:font-name="Times New Roman" style:font-name-complex="Times New Roman" fo:font-size="12pt" style:font-size-asian="12pt" style:font-size-complex="12pt" fo:background-color="#FFFFFF"/>
    </style:style>
    <style:style style:name="T647" style:parent-style-name="Strong" style:family="text">
      <style:text-properties style:font-name="Times New Roman" style:font-name-complex="Times New Roman" fo:font-weight="normal" style:font-weight-asian="normal" fo:font-size="12pt" style:font-size-asian="12pt" style:font-size-complex="12pt" fo:background-color="#FFFFFF"/>
    </style:style>
    <style:style style:name="T648" style:parent-style-name="DefaultParagraphFont" style:family="text">
      <style:text-properties style:font-name="Times New Roman" style:font-name-complex="Times New Roman" fo:font-size="12pt" style:font-size-asian="12pt" style:font-size-complex="12pt" fo:background-color="#FFFFFF"/>
    </style:style>
    <style:style style:name="P649" style:parent-style-name="NoSpacing" style:family="paragraph">
      <style:text-properties style:font-name="Times New Roman" style:font-name-complex="Times New Roman" fo:font-size="12pt" style:font-size-asian="12pt" style:font-size-complex="12pt" fo:background-color="#FFFFFF"/>
    </style:style>
    <style:style style:name="T650" style:parent-style-name="DefaultParagraphFont" style:family="text">
      <style:text-properties style:font-name="Times New Roman" style:font-name-complex="Times New Roman" fo:font-size="12pt" style:font-size-asian="12pt" style:font-size-complex="12pt"/>
    </style:style>
    <style:style style:name="T65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52" style:parent-style-name="DefaultParagraphFont" style:family="text">
      <style:text-properties style:font-name="Times New Roman" style:font-name-complex="Times New Roman" fo:font-size="12pt" style:font-size-asian="12pt" style:font-size-complex="12pt"/>
    </style:style>
    <style:style style:name="P653" style:parent-style-name="NoSpacing" style:family="paragraph">
      <style:text-properties style:font-name="Times New Roman" style:font-name-complex="Times New Roman" fo:font-size="12pt" style:font-size-asian="12pt" style:font-size-complex="12pt"/>
    </style:style>
    <style:style style:name="P654" style:parent-style-name="NoSpacing" style:list-style-name="LFO18" style:family="paragraph">
      <style:text-properties style:font-name="Times New Roman" style:font-name-complex="Times New Roman" fo:font-size="12pt" style:font-size-asian="12pt" style:font-size-complex="12pt"/>
    </style:style>
    <style:style style:name="P655" style:parent-style-name="NoSpacing" style:list-style-name="LFO18" style:family="paragraph">
      <style:text-properties style:font-name="Times New Roman" style:font-name-complex="Times New Roman" fo:font-size="12pt" style:font-size-asian="12pt" style:font-size-complex="12pt"/>
    </style:style>
    <style:style style:name="P656" style:parent-style-name="NoSpacing" style:list-style-name="LFO18" style:family="paragraph">
      <style:text-properties style:font-name="Times New Roman" style:font-name-complex="Times New Roman" fo:font-size="12pt" style:font-size-asian="12pt" style:font-size-complex="12pt"/>
    </style:style>
    <style:style style:name="P657" style:parent-style-name="NoSpacing" style:list-style-name="LFO18" style:family="paragraph">
      <style:text-properties style:font-name="Times New Roman" style:font-name-complex="Times New Roman" fo:font-size="12pt" style:font-size-asian="12pt" style:font-size-complex="12pt"/>
    </style:style>
    <style:style style:name="P65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5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61" style:parent-style-name="DefaultParagraphFont" style:family="text">
      <style:text-properties style:font-name="Times New Roman" style:font-name-complex="Times New Roman" fo:font-size="12pt" style:font-size-asian="12pt" style:font-size-complex="12pt"/>
    </style:style>
    <style:style style:name="P662" style:parent-style-name="NoSpacing" style:family="paragraph">
      <style:text-properties style:font-name="Times New Roman" style:font-name-complex="Times New Roman" fo:font-size="12pt" style:font-size-asian="12pt" style:font-size-complex="12pt"/>
    </style:style>
    <style:style style:name="P66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664" style:parent-style-name="NoSpacing" style:family="paragraph">
      <style:text-properties style:font-name="Times New Roman" style:font-name-complex="Times New Roman" fo:font-size="12pt" style:font-size-asian="12pt" style:font-size-complex="12pt"/>
    </style:style>
    <style:style style:name="T665" style:parent-style-name="DefaultParagraphFont" style:family="text">
      <style:text-properties style:font-name="Times New Roman" style:font-name-complex="Times New Roman" fo:font-size="12pt" style:font-size-asian="12pt" style:font-size-complex="12pt"/>
    </style:style>
    <style:style style:name="T6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67" style:parent-style-name="DefaultParagraphFont" style:family="text">
      <style:text-properties style:font-name="Times New Roman" style:font-name-complex="Times New Roman" fo:font-size="12pt" style:font-size-asian="12pt" style:font-size-complex="12pt"/>
    </style:style>
    <style:style style:name="T668" style:parent-style-name="DefaultParagraphFont" style:family="text">
      <style:text-properties style:font-name="Times New Roman" style:font-name-complex="Times New Roman" style:font-weight-complex="bold" fo:font-size="12pt" style:font-size-asian="12pt" style:font-size-complex="12pt"/>
    </style:style>
    <style:style style:name="T669" style:parent-style-name="DefaultParagraphFont" style:family="text">
      <style:text-properties style:font-name="Times New Roman" style:font-name-complex="Times New Roman" fo:font-size="12pt" style:font-size-asian="12pt" style:font-size-complex="12pt"/>
    </style:style>
    <style:style style:name="T6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71" style:parent-style-name="DefaultParagraphFont" style:family="text">
      <style:text-properties style:font-name="Times New Roman" style:font-name-complex="Times New Roman" fo:font-size="12pt" style:font-size-asian="12pt" style:font-size-complex="12pt"/>
    </style:style>
    <style:style style:name="T672" style:parent-style-name="DefaultParagraphFont" style:family="text">
      <style:text-properties style:font-name="Times New Roman" style:font-name-complex="Times New Roman" fo:color="#000000" fo:font-size="12pt" style:font-size-asian="12pt" style:font-size-complex="12pt" fo:background-color="#FFFFFF"/>
    </style:style>
    <style:style style:name="P67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7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7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77" style:parent-style-name="DefaultParagraphFont" style:family="text">
      <style:text-properties style:font-name="Times New Roman" style:font-name-complex="Times New Roman" fo:font-size="12pt" style:font-size-asian="12pt" style:font-size-complex="12pt"/>
    </style:style>
    <style:style style:name="T678" style:parent-style-name="DefaultParagraphFont" style:family="text">
      <style:text-properties style:font-name="Times New Roman" style:font-name-complex="Times New Roman" fo:font-size="12pt" style:font-size-asian="12pt" style:font-size-complex="12pt"/>
    </style:style>
    <style:style style:name="P679" style:parent-style-name="NoSpacing" style:family="paragraph">
      <style:text-properties style:font-name="Times New Roman" style:font-name-complex="Times New Roman" fo:font-size="12pt" style:font-size-asian="12pt" style:font-size-complex="12pt"/>
    </style:style>
    <style:style style:name="P680" style:parent-style-name="NoSpacing" style:family="paragraph">
      <style:text-properties style:font-name="Times New Roman" style:font-name-complex="Times New Roman" fo:font-size="12pt" style:font-size-asian="12pt" style:font-size-complex="12pt"/>
    </style:style>
    <style:style style:name="T68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8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84" style:parent-style-name="NoSpacing" style:family="paragraph">
      <style:text-properties style:font-name="Times New Roman" style:font-name-complex="Times New Roman" fo:font-size="12pt" style:font-size-asian="12pt" style:font-size-complex="12pt"/>
    </style:style>
    <style:style style:name="P685" style:parent-style-name="NoSpacing" style:family="paragraph">
      <style:text-properties style:font-name="Times New Roman" style:font-name-complex="Times New Roman" fo:font-size="12pt" style:font-size-asian="12pt" style:font-size-complex="12pt"/>
    </style:style>
    <style:style style:name="P686" style:parent-style-name="NormalWeb" style:family="paragraph">
      <style:paragraph-properties fo:margin-top="0in" fo:margin-bottom="0in"/>
    </style:style>
    <style:style style:name="P687" style:parent-style-name="NormalWeb" style:family="paragraph">
      <style:paragraph-properties fo:margin-top="0in" fo:margin-bottom="0in"/>
    </style:style>
    <style:style style:name="P688" style:parent-style-name="NormalWeb" style:family="paragraph">
      <style:paragraph-properties fo:margin-top="0in" fo:margin-bottom="0in"/>
    </style:style>
    <style:style style:name="P689" style:parent-style-name="NormalWeb" style:family="paragraph">
      <style:paragraph-properties fo:margin-top="0in" fo:margin-bottom="0in"/>
    </style:style>
    <style:style style:name="P690" style:parent-style-name="NoSpacing" style:family="paragraph">
      <style:text-properties style:font-name="Times New Roman" style:font-name-complex="Times New Roman" fo:font-size="12pt" style:font-size-asian="12pt" style:font-size-complex="12pt"/>
    </style:style>
    <style:style style:name="T691" style:parent-style-name="DefaultParagraphFont" style:family="text">
      <style:text-properties style:font-name="Times New Roman" style:font-name-complex="Times New Roman" fo:font-size="12pt" style:font-size-asian="12pt" style:font-size-complex="12pt" fo:background-color="#FFFFFF"/>
    </style:style>
    <style:style style:name="P692" style:parent-style-name="NoSpacing" style:family="paragraph">
      <style:text-properties style:font-name="Times New Roman" style:font-name-complex="Times New Roman" fo:font-size="12pt" style:font-size-asian="12pt" style:font-size-complex="12pt"/>
    </style:style>
    <style:style style:name="P693" style:parent-style-name="NoSpacing" style:list-style-name="LFO27" style:family="paragraph">
      <style:text-properties style:font-name="Times New Roman" style:font-name-complex="Times New Roman" fo:font-size="12pt" style:font-size-asian="12pt" style:font-size-complex="12pt"/>
    </style:style>
    <style:style style:name="P694" style:parent-style-name="NoSpacing" style:list-style-name="LFO27" style:family="paragraph">
      <style:text-properties style:font-name="Times New Roman" style:font-name-complex="Times New Roman" fo:font-size="12pt" style:font-size-asian="12pt" style:font-size-complex="12pt"/>
    </style:style>
    <style:style style:name="P695" style:parent-style-name="NoSpacing" style:list-style-name="LFO27" style:family="paragraph">
      <style:text-properties style:font-name="Times New Roman" style:font-name-complex="Times New Roman" fo:font-size="12pt" style:font-size-asian="12pt" style:font-size-complex="12pt"/>
    </style:style>
    <style:style style:name="P696" style:parent-style-name="NoSpacing" style:list-style-name="LFO27" style:family="paragraph">
      <style:text-properties style:font-name="Times New Roman" style:font-name-complex="Times New Roman" fo:font-size="12pt" style:font-size-asian="12pt" style:font-size-complex="12pt"/>
    </style:style>
    <style:style style:name="P69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69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9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00" style:parent-style-name="DefaultParagraphFont" style:family="text">
      <style:text-properties style:font-name="Times New Roman" style:font-name-complex="Times New Roman" fo:font-size="12pt" style:font-size-asian="12pt" style:font-size-complex="12pt"/>
    </style:style>
    <style:style style:name="T701" style:parent-style-name="DefaultParagraphFont" style:family="text">
      <style:text-properties style:font-name="Times New Roman" style:font-name-complex="Times New Roman" fo:font-size="12pt" style:font-size-asian="12pt" style:font-size-complex="12pt"/>
    </style:style>
    <style:style style:name="P702" style:parent-style-name="NoSpacing" style:family="paragraph">
      <style:text-properties style:font-name="Times New Roman" style:font-name-complex="Times New Roman" fo:font-size="12pt" style:font-size-asian="12pt" style:font-size-complex="12pt"/>
    </style:style>
    <style:style style:name="P70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704" style:parent-style-name="NoSpacing" style:family="paragraph">
      <style:text-properties style:font-name="Times New Roman" style:font-name-complex="Times New Roman" fo:font-size="12pt" style:font-size-asian="12pt" style:font-size-complex="12pt"/>
    </style:style>
    <style:style style:name="P705" style:parent-style-name="NoSpacing" style:family="paragraph">
      <style:text-properties style:font-name="Times New Roman" style:font-name-complex="Times New Roman" fo:font-size="12pt" style:font-size-asian="12pt" style:font-size-complex="12pt"/>
    </style:style>
    <style:style style:name="P706"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0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10" style:parent-style-name="DefaultParagraphFont" style:family="text">
      <style:text-properties style:font-name="Times New Roman" style:font-name-complex="Times New Roman" fo:font-size="12pt" style:font-size-asian="12pt" style:font-size-complex="12pt"/>
    </style:style>
    <style:style style:name="T711" style:parent-style-name="DefaultParagraphFont" style:family="text">
      <style:text-properties style:font-name="Times New Roman" style:font-name-complex="Times New Roman" fo:font-size="12pt" style:font-size-asian="12pt" style:font-size-complex="12pt"/>
    </style:style>
    <style:style style:name="P712" style:parent-style-name="NoSpacing" style:family="paragraph">
      <style:text-properties style:font-name="Times New Roman" style:font-name-complex="Times New Roman" fo:font-size="12pt" style:font-size-asian="12pt" style:font-size-complex="12pt"/>
    </style:style>
    <style:style style:name="P713" style:parent-style-name="NoSpacing" style:family="paragraph">
      <style:text-properties style:font-name="Times New Roman" style:font-name-complex="Times New Roman" fo:font-size="12pt" style:font-size-asian="12pt" style:font-size-complex="12pt"/>
    </style:style>
    <style:style style:name="T71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17" style:parent-style-name="NoSpacing" style:family="paragraph">
      <style:text-properties style:font-name="Times New Roman" style:font-name-complex="Times New Roman" fo:font-size="12pt" style:font-size-asian="12pt" style:font-size-complex="12pt"/>
    </style:style>
    <style:style style:name="P718" style:parent-style-name="NormalWeb" style:family="paragraph">
      <style:paragraph-properties fo:margin-top="0in" fo:margin-bottom="0in"/>
    </style:style>
    <style:style style:name="P719" style:parent-style-name="NormalWeb" style:family="paragraph">
      <style:paragraph-properties fo:margin-top="0in" fo:margin-bottom="0in"/>
    </style:style>
    <style:style style:name="P720" style:parent-style-name="NormalWeb" style:family="paragraph">
      <style:paragraph-properties fo:margin-top="0in" fo:margin-bottom="0in"/>
    </style:style>
    <style:style style:name="P721" style:parent-style-name="NormalWeb" style:family="paragraph">
      <style:paragraph-properties fo:margin-top="0in" fo:margin-bottom="0in"/>
    </style:style>
    <style:style style:name="P722" style:parent-style-name="NoSpacing" style:family="paragraph">
      <style:text-properties style:font-name="Times New Roman" style:font-name-complex="Times New Roman" fo:font-size="12pt" style:font-size-asian="12pt" style:font-size-complex="12pt"/>
    </style:style>
    <style:style style:name="T723" style:parent-style-name="DefaultParagraphFont" style:family="text">
      <style:text-properties style:font-name="Times New Roman" style:font-name-complex="Times New Roman" fo:font-size="12pt" style:font-size-asian="12pt" style:font-size-complex="12pt" fo:background-color="#FFFFFF"/>
    </style:style>
    <style:style style:name="P724" style:parent-style-name="NoSpacing" style:family="paragraph">
      <style:text-properties style:font-name="Times New Roman" style:font-name-complex="Times New Roman" fo:font-size="12pt" style:font-size-asian="12pt" style:font-size-complex="12pt"/>
    </style:style>
    <style:style style:name="P725" style:parent-style-name="NoSpacing" style:list-style-name="LFO19" style:family="paragraph">
      <style:text-properties style:font-name="Times New Roman" style:font-name-complex="Times New Roman" fo:font-size="12pt" style:font-size-asian="12pt" style:font-size-complex="12pt"/>
    </style:style>
    <style:style style:name="P726" style:parent-style-name="NoSpacing" style:list-style-name="LFO19" style:family="paragraph">
      <style:text-properties style:font-name="Times New Roman" style:font-name-complex="Times New Roman" fo:font-size="12pt" style:font-size-asian="12pt" style:font-size-complex="12pt"/>
    </style:style>
    <style:style style:name="P727" style:parent-style-name="NoSpacing" style:list-style-name="LFO19" style:family="paragraph">
      <style:text-properties style:font-name="Times New Roman" style:font-name-complex="Times New Roman" fo:font-size="12pt" style:font-size-asian="12pt" style:font-size-complex="12pt"/>
    </style:style>
    <style:style style:name="P728" style:parent-style-name="NoSpacing" style:list-style-name="LFO19" style:family="paragraph">
      <style:text-properties style:font-name="Times New Roman" style:font-name-complex="Times New Roman" fo:font-size="12pt" style:font-size-asian="12pt" style:font-size-complex="12pt"/>
    </style:style>
    <style:style style:name="P72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3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33" style:parent-style-name="DefaultParagraphFont" style:family="text">
      <style:text-properties style:font-name="Times New Roman" style:font-name-complex="Times New Roman" fo:font-size="12pt" style:font-size-asian="12pt" style:font-size-complex="12pt"/>
    </style:style>
    <style:style style:name="T7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35" style:parent-style-name="DefaultParagraphFont" style:family="text">
      <style:text-properties style:font-name="Times New Roman" style:font-name-complex="Times New Roman" fo:font-size="12pt" style:font-size-asian="12pt" style:font-size-complex="12pt"/>
    </style:style>
    <style:style style:name="P736" style:parent-style-name="NoSpacing" style:family="paragraph">
      <style:text-properties style:font-name="Times New Roman" style:font-name-complex="Times New Roman" fo:font-size="12pt" style:font-size-asian="12pt" style:font-size-complex="12pt"/>
    </style:style>
    <style:style style:name="P73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738" style:parent-style-name="NoSpacing" style:family="paragraph">
      <style:text-properties style:font-name="Times New Roman" style:font-name-complex="Times New Roman" fo:font-size="12pt" style:font-size-asian="12pt" style:font-size-complex="12pt"/>
    </style:style>
    <style:style style:name="T739" style:parent-style-name="DefaultParagraphFont" style:family="text">
      <style:text-properties style:font-name="Times New Roman" style:font-name-complex="Times New Roman" fo:font-size="12pt" style:font-size-asian="12pt" style:font-size-complex="12pt"/>
    </style:style>
    <style:style style:name="T74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41" style:parent-style-name="DefaultParagraphFont" style:family="text">
      <style:text-properties style:font-name="Times New Roman" style:font-name-complex="Times New Roman" fo:font-size="12pt" style:font-size-asian="12pt" style:font-size-complex="12pt"/>
    </style:style>
    <style:style style:name="P742"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4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4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46" style:parent-style-name="DefaultParagraphFont" style:family="text">
      <style:text-properties style:font-name="Times New Roman" style:font-name-complex="Times New Roman" fo:font-size="12pt" style:font-size-asian="12pt" style:font-size-complex="12pt"/>
    </style:style>
    <style:style style:name="T747" style:parent-style-name="DefaultParagraphFont" style:family="text">
      <style:text-properties style:font-name="Times New Roman" style:font-name-complex="Times New Roman" fo:font-size="12pt" style:font-size-asian="12pt" style:font-size-complex="12pt"/>
    </style:style>
    <style:style style:name="P748" style:parent-style-name="NoSpacing" style:family="paragraph">
      <style:text-properties style:font-name="Times New Roman" style:font-name-complex="Times New Roman" fo:font-size="12pt" style:font-size-asian="12pt" style:font-size-complex="12pt"/>
    </style:style>
    <style:style style:name="P749" style:parent-style-name="NoSpacing" style:family="paragraph">
      <style:text-properties style:font-name="Times New Roman" style:font-name-complex="Times New Roman" fo:font-size="12pt" style:font-size-asian="12pt" style:font-size-complex="12pt"/>
    </style:style>
    <style:style style:name="T75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5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53" style:parent-style-name="NoSpacing" style:family="paragraph">
      <style:text-properties style:font-name="Times New Roman" style:font-name-complex="Times New Roman" fo:font-size="12pt" style:font-size-asian="12pt" style:font-size-complex="12pt"/>
    </style:style>
    <style:style style:name="P754" style:parent-style-name="NormalWeb" style:family="paragraph">
      <style:paragraph-properties fo:margin-top="0in" fo:margin-bottom="0in"/>
    </style:style>
    <style:style style:name="P755" style:parent-style-name="NormalWeb" style:family="paragraph">
      <style:paragraph-properties fo:margin-top="0in" fo:margin-bottom="0in"/>
    </style:style>
    <style:style style:name="P756" style:parent-style-name="NormalWeb" style:family="paragraph">
      <style:paragraph-properties fo:margin-top="0in" fo:margin-bottom="0in"/>
    </style:style>
    <style:style style:name="P757" style:parent-style-name="NormalWeb" style:family="paragraph">
      <style:paragraph-properties fo:margin-top="0in" fo:margin-bottom="0in"/>
    </style:style>
    <style:style style:name="P758" style:parent-style-name="NoSpacing" style:family="paragraph">
      <style:text-properties style:font-name="Times New Roman" style:font-name-complex="Times New Roman" fo:font-size="12pt" style:font-size-asian="12pt" style:font-size-complex="12pt"/>
    </style:style>
    <style:style style:name="T759" style:parent-style-name="DefaultParagraphFont" style:family="text">
      <style:text-properties style:font-name="Times New Roman" style:font-name-complex="Times New Roman" fo:font-size="12pt" style:font-size-asian="12pt" style:font-size-complex="12pt"/>
    </style:style>
    <style:style style:name="T7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61" style:parent-style-name="DefaultParagraphFont" style:family="text">
      <style:text-properties style:font-name="Times New Roman" style:font-name-complex="Times New Roman" fo:font-size="12pt" style:font-size-asian="12pt" style:font-size-complex="12pt"/>
    </style:style>
    <style:style style:name="P762" style:parent-style-name="NoSpacing" style:family="paragraph">
      <style:text-properties style:font-name="Times New Roman" style:font-name-complex="Times New Roman" fo:font-size="12pt" style:font-size-asian="12pt" style:font-size-complex="12pt"/>
    </style:style>
    <style:style style:name="P763" style:parent-style-name="NoSpacing" style:list-style-name="LFO20" style:family="paragraph">
      <style:text-properties style:font-name="Times New Roman" style:font-name-complex="Times New Roman" fo:font-size="12pt" style:font-size-asian="12pt" style:font-size-complex="12pt"/>
    </style:style>
    <style:style style:name="P764" style:parent-style-name="NoSpacing" style:list-style-name="LFO20" style:family="paragraph">
      <style:text-properties style:font-name="Times New Roman" style:font-name-complex="Times New Roman" fo:font-size="12pt" style:font-size-asian="12pt" style:font-size-complex="12pt"/>
    </style:style>
    <style:style style:name="P765" style:parent-style-name="NoSpacing" style:list-style-name="LFO20" style:family="paragraph">
      <style:text-properties style:font-name="Times New Roman" style:font-name-complex="Times New Roman" fo:font-size="12pt" style:font-size-asian="12pt" style:font-size-complex="12pt"/>
    </style:style>
    <style:style style:name="P766" style:parent-style-name="NoSpacing" style:list-style-name="LFO20" style:family="paragraph">
      <style:text-properties style:font-name="Times New Roman" style:font-name-complex="Times New Roman" fo:font-size="12pt" style:font-size-asian="12pt" style:font-size-complex="12pt"/>
    </style:style>
    <style:style style:name="P76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6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69" style:parent-style-name="DefaultParagraphFont" style:family="text">
      <style:text-properties style:font-name="Times New Roman" style:font-name-complex="Times New Roman" fo:font-size="12pt" style:font-size-asian="12pt" style:font-size-complex="12pt"/>
    </style:style>
    <style:style style:name="P770" style:parent-style-name="NoSpacing" style:family="paragraph">
      <style:text-properties style:font-name="Times New Roman" style:font-name-complex="Times New Roman" fo:font-size="12pt" style:font-size-asian="12pt" style:font-size-complex="12pt"/>
    </style:style>
    <style:style style:name="P77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772" style:parent-style-name="NoSpacing" style:family="paragraph">
      <style:text-properties style:font-name="Times New Roman" style:font-name-complex="Times New Roman" fo:font-size="12pt" style:font-size-asian="12pt" style:font-size-complex="12pt"/>
    </style:style>
    <style:style style:name="P773" style:parent-style-name="NoSpacing" style:family="paragraph">
      <style:text-properties style:font-name="Times New Roman" style:font-name-complex="Times New Roman" fo:font-size="12pt" style:font-size-asian="12pt" style:font-size-complex="12pt"/>
    </style:style>
    <style:style style:name="P77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7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7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78" style:parent-style-name="DefaultParagraphFont" style:family="text">
      <style:text-properties style:font-name="Times New Roman" style:font-name-complex="Times New Roman" fo:font-size="12pt" style:font-size-asian="12pt" style:font-size-complex="12pt"/>
    </style:style>
    <style:style style:name="T779" style:parent-style-name="DefaultParagraphFont" style:family="text">
      <style:text-properties style:font-name="Times New Roman" style:font-name-complex="Times New Roman" fo:font-size="12pt" style:font-size-asian="12pt" style:font-size-complex="12pt"/>
    </style:style>
    <style:style style:name="P780" style:parent-style-name="NoSpacing" style:family="paragraph">
      <style:text-properties style:font-name="Times New Roman" style:font-name-complex="Times New Roman" fo:font-size="12pt" style:font-size-asian="12pt" style:font-size-complex="12pt"/>
    </style:style>
    <style:style style:name="P781" style:parent-style-name="NoSpacing" style:family="paragraph">
      <style:text-properties style:font-name="Times New Roman" style:font-name-complex="Times New Roman" fo:font-size="12pt" style:font-size-asian="12pt" style:font-size-complex="12pt"/>
    </style:style>
    <style:style style:name="T78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8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8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86" style:parent-style-name="NoSpacing" style:family="paragraph">
      <style:text-properties style:font-name="Times New Roman" style:font-name-complex="Times New Roman" fo:font-size="12pt" style:font-size-asian="12pt" style:font-size-complex="12pt"/>
    </style:style>
    <style:style style:name="P787" style:parent-style-name="NoSpacing" style:family="paragraph">
      <style:text-properties style:font-name="Times New Roman" style:font-name-complex="Times New Roman" fo:font-size="12pt" style:font-size-asian="12pt" style:font-size-complex="12pt"/>
    </style:style>
    <style:style style:name="P788" style:parent-style-name="NoSpacing" style:family="paragraph">
      <style:text-properties style:font-name="Times New Roman" style:font-name-complex="Times New Roman" fo:font-size="12pt" style:font-size-asian="12pt" style:font-size-complex="12pt"/>
    </style:style>
    <style:style style:name="P789" style:parent-style-name="NoSpacing" style:list-style-name="LFO21" style:family="paragraph">
      <style:text-properties style:font-name="Times New Roman" style:font-name-complex="Times New Roman" fo:font-size="12pt" style:font-size-asian="12pt" style:font-size-complex="12pt"/>
    </style:style>
    <style:style style:name="P790" style:parent-style-name="NoSpacing" style:list-style-name="LFO21" style:family="paragraph">
      <style:text-properties style:font-name="Times New Roman" style:font-name-complex="Times New Roman" fo:font-size="12pt" style:font-size-asian="12pt" style:font-size-complex="12pt"/>
    </style:style>
    <style:style style:name="P791" style:parent-style-name="NoSpacing" style:list-style-name="LFO21" style:family="paragraph">
      <style:text-properties style:font-name="Times New Roman" style:font-name-complex="Times New Roman" fo:font-size="12pt" style:font-size-asian="12pt" style:font-size-complex="12pt"/>
    </style:style>
    <style:style style:name="P792" style:parent-style-name="NoSpacing" style:list-style-name="LFO21" style:family="paragraph">
      <style:text-properties style:font-name="Times New Roman" style:font-name-complex="Times New Roman" fo:font-size="12pt" style:font-size-asian="12pt" style:font-size-complex="12pt"/>
    </style:style>
    <style:style style:name="P79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7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95" style:parent-style-name="DefaultParagraphFont" style:family="text">
      <style:text-properties style:font-name="Times New Roman" style:font-name-complex="Times New Roman" fo:font-size="12pt" style:font-size-asian="12pt" style:font-size-complex="12pt"/>
    </style:style>
    <style:style style:name="P796"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P797"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P798" style:parent-style-name="Default" style:family="paragraph">
      <style:text-properties style:font-name="Times New Roman" style:font-name-complex="Times New Roman" fo:font-weight="bold" style:font-weight-asian="bold" style:font-weight-complex="bold" fo:font-style="italic" style:font-style-asian="italic" style:font-style-complex="italic"/>
    </style:style>
    <style:style style:name="T79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00" style:parent-style-name="DefaultParagraphFont" style:family="text">
      <style:text-properties style:font-name="Times New Roman" style:font-name-complex="Times New Roman" fo:font-style="italic" style:font-style-asian="italic" style:font-style-complex="italic"/>
    </style:style>
    <style:style style:name="T801" style:parent-style-name="DefaultParagraphFont" style:family="text">
      <style:text-properties style:font-name="Times New Roman" style:font-name-complex="Times New Roman"/>
    </style:style>
    <style:style style:name="T80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03" style:parent-style-name="DefaultParagraphFont" style:family="text">
      <style:text-properties style:font-name="Times New Roman" style:font-name-complex="Times New Roman" fo:font-style="italic" style:font-style-asian="italic" style:font-style-complex="italic"/>
    </style:style>
    <style:style style:name="T804" style:parent-style-name="DefaultParagraphFont" style:family="text">
      <style:text-properties style:font-name="Times New Roman" style:font-name-complex="Times New Roman"/>
    </style:style>
    <style:style style:name="T80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06" style:parent-style-name="DefaultParagraphFont" style:family="text">
      <style:text-properties style:font-name="Times New Roman" style:font-name-complex="Times New Roman" fo:font-style="italic" style:font-style-asian="italic" style:font-style-complex="italic"/>
    </style:style>
    <style:style style:name="T807" style:parent-style-name="DefaultParagraphFont" style:family="text">
      <style:text-properties style:font-name="Times New Roman" style:font-name-complex="Times New Roman"/>
    </style:style>
    <style:style style:name="T80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09" style:parent-style-name="DefaultParagraphFont" style:family="text">
      <style:text-properties style:font-name="Times New Roman" style:font-name-complex="Times New Roman" fo:font-style="italic" style:font-style-asian="italic" style:font-style-complex="italic"/>
    </style:style>
    <style:style style:name="T810" style:parent-style-name="DefaultParagraphFont" style:family="text">
      <style:text-properties style:font-name="Times New Roman" style:font-name-complex="Times New Roman"/>
    </style:style>
    <style:style style:name="T81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81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81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81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815" style:parent-style-name="DefaultParagraphFont" style:family="text">
      <style:text-properties style:font-name="Times New Roman" style:font-name-complex="Times New Roman" fo:font-size="12pt" style:font-size-asian="12pt" style:font-size-complex="12pt"/>
    </style:style>
    <style:style style:name="T81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81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818" style:parent-style-name="DefaultParagraphFont" style:family="text">
      <style:text-properties style:font-name="Times New Roman" style:font-name-complex="Times New Roman" fo:font-size="12pt" style:font-size-asian="12pt" style:font-size-complex="12pt"/>
    </style:style>
    <style:style style:name="P819"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23" style:parent-style-name="DefaultParagraphFont" style:family="text">
      <style:text-properties style:font-name="Times New Roman" style:font-name-complex="Times New Roman" fo:font-size="12pt" style:font-size-asian="12pt" style:font-size-complex="12pt"/>
    </style:style>
    <style:style style:name="T824" style:parent-style-name="DefaultParagraphFont" style:family="text">
      <style:text-properties style:font-name="Times New Roman" style:font-name-complex="Times New Roman" fo:font-size="12pt" style:font-size-asian="12pt" style:font-size-complex="12pt"/>
    </style:style>
    <style:style style:name="P825" style:parent-style-name="NoSpacing" style:family="paragraph">
      <style:text-properties style:font-name="Times New Roman" style:font-name-complex="Times New Roman" fo:font-size="12pt" style:font-size-asian="12pt" style:font-size-complex="12pt"/>
    </style:style>
    <style:style style:name="T82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2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30" style:parent-style-name="NoSpacing" style:family="paragraph">
      <style:text-properties style:font-name="Times New Roman" style:font-name-complex="Times New Roman" fo:font-size="12pt" style:font-size-asian="12pt" style:font-size-complex="12pt"/>
    </style:style>
    <style:style style:name="P831" style:parent-style-name="NoSpacing" style:family="paragraph">
      <style:text-properties style:font-name="Times New Roman" style:font-name-complex="Times New Roman" fo:font-size="12pt" style:font-size-asian="12pt" style:font-size-complex="12pt"/>
    </style:style>
    <style:style style:name="P832" style:parent-style-name="NoSpacing" style:family="paragraph">
      <style:text-properties style:font-name="Times New Roman" style:font-name-complex="Times New Roman" fo:font-size="12pt" style:font-size-asian="12pt" style:font-size-complex="12pt"/>
    </style:style>
    <style:style style:name="P833" style:parent-style-name="NoSpacing" style:list-style-name="LFO22" style:family="paragraph">
      <style:text-properties style:font-name="Times New Roman" style:font-name-complex="Times New Roman" fo:font-size="12pt" style:font-size-asian="12pt" style:font-size-complex="12pt"/>
    </style:style>
    <style:style style:name="P834" style:parent-style-name="NoSpacing" style:list-style-name="LFO22" style:family="paragraph">
      <style:text-properties style:font-name="Times New Roman" style:font-name-complex="Times New Roman" fo:font-size="12pt" style:font-size-asian="12pt" style:font-size-complex="12pt"/>
    </style:style>
    <style:style style:name="P835" style:parent-style-name="NoSpacing" style:list-style-name="LFO22" style:family="paragraph">
      <style:text-properties style:font-name="Times New Roman" style:font-name-complex="Times New Roman" fo:font-size="12pt" style:font-size-asian="12pt" style:font-size-complex="12pt"/>
    </style:style>
    <style:style style:name="P836" style:parent-style-name="NoSpacing" style:list-style-name="LFO22" style:family="paragraph">
      <style:text-properties style:font-name="Times New Roman" style:font-name-complex="Times New Roman" fo:font-size="12pt" style:font-size-asian="12pt" style:font-size-complex="12pt"/>
    </style:style>
    <style:style style:name="P837"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39" style:parent-style-name="DefaultParagraphFont" style:family="text">
      <style:text-properties style:font-name="Times New Roman" style:font-name-complex="Times New Roman" fo:font-size="12pt" style:font-size-asian="12pt" style:font-size-complex="12pt"/>
    </style:style>
    <style:style style:name="P84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P841"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T84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8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44" style:parent-style-name="DefaultParagraphFont" style:family="text">
      <style:text-properties style:font-name="Times New Roman" style:font-name-complex="Times New Roman" fo:font-size="12pt" style:font-size-asian="12pt" style:font-size-complex="12pt"/>
    </style:style>
    <style:style style:name="T84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846" style:parent-style-name="DefaultParagraphFont" style:family="text">
      <style:text-properties style:font-name="Times New Roman" style:font-name-complex="Times New Roman" fo:font-size="12pt" style:font-size-asian="12pt" style:font-size-complex="12pt"/>
    </style:style>
    <style:style style:name="T847"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848"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849" style:parent-style-name="DefaultParagraphFont" style:family="text">
      <style:text-properties style:font-name="Times New Roman" style:font-name-complex="Times New Roman" fo:font-size="12pt" style:font-size-asian="12pt" style:font-size-complex="12pt"/>
    </style:style>
    <style:style style:name="T850" style:parent-style-name="DefaultParagraphFont" style:family="text">
      <style:text-properties style:font-name="Times New Roman" style:font-name-complex="Times New Roman" fo:font-size="12pt" style:font-size-asian="12pt" style:font-size-complex="12pt"/>
    </style:style>
    <style:style style:name="P85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55" style:parent-style-name="DefaultParagraphFont" style:family="text">
      <style:text-properties style:font-name="Times New Roman" style:font-name-complex="Times New Roman" fo:font-size="12pt" style:font-size-asian="12pt" style:font-size-complex="12pt"/>
    </style:style>
    <style:style style:name="T856" style:parent-style-name="DefaultParagraphFont" style:family="text">
      <style:text-properties style:font-name="Times New Roman" style:font-name-complex="Times New Roman" fo:font-size="12pt" style:font-size-asian="12pt" style:font-size-complex="12pt"/>
    </style:style>
    <style:style style:name="P857" style:parent-style-name="NoSpacing" style:family="paragraph">
      <style:text-properties style:font-name="Times New Roman" style:font-name-complex="Times New Roman" fo:font-size="12pt" style:font-size-asian="12pt" style:font-size-complex="12pt"/>
    </style:style>
    <style:style style:name="T85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5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6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63" style:parent-style-name="NoSpacing" style:family="paragraph">
      <style:text-properties style:font-name="Times New Roman" style:font-name-complex="Times New Roman" fo:font-size="12pt" style:font-size-asian="12pt" style:font-size-complex="12pt"/>
    </style:style>
    <style:style style:name="P864" style:parent-style-name="NoSpacing" style:family="paragraph">
      <style:text-properties style:font-name="Times New Roman" style:font-name-complex="Times New Roman" fo:font-size="12pt" style:font-size-asian="12pt" style:font-size-complex="12pt"/>
    </style:style>
    <style:style style:name="P865" style:parent-style-name="NoSpacing" style:family="paragraph">
      <style:text-properties style:font-name="Times New Roman" style:font-name-complex="Times New Roman" fo:font-size="12pt" style:font-size-asian="12pt" style:font-size-complex="12pt"/>
    </style:style>
    <style:style style:name="P866" style:parent-style-name="NoSpacing" style:list-style-name="LFO23" style:family="paragraph">
      <style:text-properties style:font-name="Times New Roman" style:font-name-complex="Times New Roman" fo:font-size="12pt" style:font-size-asian="12pt" style:font-size-complex="12pt"/>
    </style:style>
    <style:style style:name="P867" style:parent-style-name="NoSpacing" style:list-style-name="LFO23" style:family="paragraph">
      <style:text-properties style:font-name="Times New Roman" style:font-name-complex="Times New Roman" fo:font-size="12pt" style:font-size-asian="12pt" style:font-size-complex="12pt"/>
    </style:style>
    <style:style style:name="P868" style:parent-style-name="NoSpacing" style:list-style-name="LFO23" style:family="paragraph">
      <style:text-properties style:font-name="Times New Roman" style:font-name-complex="Times New Roman" fo:font-size="12pt" style:font-size-asian="12pt" style:font-size-complex="12pt"/>
    </style:style>
    <style:style style:name="P869" style:parent-style-name="NoSpacing" style:list-style-name="LFO23" style:family="paragraph">
      <style:text-properties style:font-name="Times New Roman" style:font-name-complex="Times New Roman" fo:font-size="12pt" style:font-size-asian="12pt" style:font-size-complex="12pt"/>
    </style:style>
    <style:style style:name="P87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72" style:parent-style-name="DefaultParagraphFont" style:family="text">
      <style:text-properties style:font-name="Times New Roman" style:font-name-complex="Times New Roman" fo:font-size="12pt" style:font-size-asian="12pt" style:font-size-complex="12pt"/>
    </style:style>
    <style:style style:name="P873"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P874"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T875" style:parent-style-name="DefaultParagraphFont" style:family="text">
      <style:text-properties style:font-name="Times New Roman" style:font-name-complex="Times New Roman"/>
    </style:style>
    <style:style style:name="T876" style:parent-style-name="DefaultParagraphFont" style:family="text">
      <style:text-properties style:font-name="Times New Roman" style:font-name-complex="Times New Roman" fo:font-weight="bold" style:font-weight-asian="bold" style:font-weight-complex="bold"/>
    </style:style>
    <style:style style:name="T877" style:parent-style-name="DefaultParagraphFont" style:family="text">
      <style:text-properties style:font-name="Times New Roman" style:font-name-complex="Times New Roman"/>
    </style:style>
    <style:style style:name="T878" style:parent-style-name="DefaultParagraphFont" style:family="text">
      <style:text-properties style:font-name="Times New Roman" style:font-name-complex="Times New Roman" fo:font-style="italic" style:font-style-asian="italic" style:font-style-complex="italic"/>
    </style:style>
    <style:style style:name="T87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80" style:parent-style-name="DefaultParagraphFont" style:family="text">
      <style:text-properties style:font-name="Times New Roman" style:font-name-complex="Times New Roman" fo:font-style="italic" style:font-style-asian="italic" style:font-style-complex="italic"/>
    </style:style>
    <style:style style:name="T881" style:parent-style-name="DefaultParagraphFont" style:family="text">
      <style:text-properties style:font-name="Times New Roman" style:font-name-complex="Times New Roman"/>
    </style:style>
    <style:style style:name="T88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83" style:parent-style-name="DefaultParagraphFont" style:family="text">
      <style:text-properties style:font-name="Times New Roman" style:font-name-complex="Times New Roman" fo:font-weight="bold" style:font-weight-asian="bold" style:font-weight-complex="bold"/>
    </style:style>
    <style:style style:name="T884" style:parent-style-name="DefaultParagraphFont" style:family="text">
      <style:text-properties style:font-name="Times New Roman" style:font-name-complex="Times New Roman"/>
    </style:style>
    <style:style style:name="T885" style:parent-style-name="DefaultParagraphFont" style:family="text">
      <style:text-properties style:font-name="Times New Roman" style:font-name-complex="Times New Roman" fo:font-style="italic" style:font-style-asian="italic" style:font-style-complex="italic"/>
    </style:style>
    <style:style style:name="T88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87"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888" style:parent-style-name="DefaultParagraphFont" style:family="text">
      <style:text-properties style:font-name="Times New Roman" style:font-name-complex="Times New Roman" fo:font-style="italic" style:font-style-asian="italic" style:font-style-complex="italic"/>
    </style:style>
    <style:style style:name="T889" style:parent-style-name="DefaultParagraphFont" style:family="text">
      <style:text-properties style:font-name="Times New Roman" style:font-name-complex="Times New Roman"/>
    </style:style>
    <style:style style:name="P89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8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9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94" style:parent-style-name="DefaultParagraphFont" style:family="text">
      <style:text-properties style:font-name="Times New Roman" style:font-name-complex="Times New Roman" fo:font-size="12pt" style:font-size-asian="12pt" style:font-size-complex="12pt"/>
    </style:style>
    <style:style style:name="T895" style:parent-style-name="DefaultParagraphFont" style:family="text">
      <style:text-properties style:font-name="Times New Roman" style:font-name-complex="Times New Roman" fo:font-size="12pt" style:font-size-asian="12pt" style:font-size-complex="12pt"/>
    </style:style>
    <style:style style:name="P896" style:parent-style-name="NoSpacing" style:family="paragraph">
      <style:text-properties style:font-name="Times New Roman" style:font-name-complex="Times New Roman" fo:font-size="12pt" style:font-size-asian="12pt" style:font-size-complex="12pt"/>
    </style:style>
    <style:style style:name="T89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9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89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0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0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02" style:parent-style-name="NoSpacing" style:family="paragraph">
      <style:text-properties style:font-name="Times New Roman" style:font-name-complex="Times New Roman" fo:font-size="12pt" style:font-size-asian="12pt" style:font-size-complex="12pt"/>
    </style:style>
    <style:style style:name="T903" style:parent-style-name="DefaultParagraphFont" style:family="text">
      <style:text-properties style:font-name="Times New Roman" style:font-name-complex="Times New Roman" fo:font-size="12pt" style:font-size-asian="12pt" style:font-size-complex="12pt"/>
    </style:style>
    <style:style style:name="T90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905" style:parent-style-name="NoSpacing" style:family="paragraph">
      <style:text-properties style:font-name="Times New Roman" style:font-name-complex="Times New Roman" fo:font-size="12pt" style:font-size-asian="12pt" style:font-size-complex="12pt"/>
    </style:style>
    <style:style style:name="P906" style:parent-style-name="NoSpacing" style:list-style-name="LFO24" style:family="paragraph">
      <style:text-properties style:font-name="Times New Roman" style:font-name-complex="Times New Roman" fo:font-size="12pt" style:font-size-asian="12pt" style:font-size-complex="12pt"/>
    </style:style>
    <style:style style:name="P907" style:parent-style-name="NoSpacing" style:list-style-name="LFO24" style:family="paragraph">
      <style:text-properties style:font-name="Times New Roman" style:font-name-complex="Times New Roman" fo:font-size="12pt" style:font-size-asian="12pt" style:font-size-complex="12pt"/>
    </style:style>
    <style:style style:name="P908" style:parent-style-name="NoSpacing" style:list-style-name="LFO24" style:family="paragraph">
      <style:text-properties style:font-name="Times New Roman" style:font-name-complex="Times New Roman" fo:font-size="12pt" style:font-size-asian="12pt" style:font-size-complex="12pt"/>
    </style:style>
    <style:style style:name="P909" style:parent-style-name="NoSpacing" style:list-style-name="LFO24" style:family="paragraph">
      <style:text-properties style:font-name="Times New Roman" style:font-name-complex="Times New Roman" fo:font-size="12pt" style:font-size-asian="12pt" style:font-size-complex="12pt"/>
    </style:style>
    <style:style style:name="P91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1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12" style:parent-style-name="DefaultParagraphFont" style:family="text">
      <style:text-properties style:font-name="Times New Roman" style:font-name-complex="Times New Roman" fo:font-size="12pt" style:font-size-asian="12pt" style:font-size-complex="12pt"/>
    </style:style>
    <style:style style:name="P913"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P914"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T915" style:parent-style-name="DefaultParagraphFont" style:family="text">
      <style:text-properties style:font-name="Times New Roman" style:font-name-complex="Times New Roman" fo:font-size="12pt" style:font-size-asian="12pt" style:font-size-complex="12pt"/>
    </style:style>
    <style:style style:name="T91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91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918" style:parent-style-name="DefaultParagraphFont" style:family="text">
      <style:text-properties style:font-name="Times New Roman" style:font-name-complex="Times New Roman" fo:font-size="12pt" style:font-size-asian="12pt" style:font-size-complex="12pt"/>
    </style:style>
    <style:style style:name="T9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20" style:parent-style-name="DefaultParagraphFont" style:family="text">
      <style:text-properties style:font-name="Times New Roman" style:font-name-complex="Times New Roman" fo:font-size="12pt" style:font-size-asian="12pt" style:font-size-complex="12pt"/>
    </style:style>
    <style:style style:name="T921" style:parent-style-name="DefaultParagraphFont" style:family="text">
      <style:text-properties style:font-name="Times New Roman" style:font-name-complex="Times New Roman" fo:font-size="12pt" style:font-size-asian="12pt" style:font-size-complex="12pt"/>
    </style:style>
    <style:style style:name="T9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23" style:parent-style-name="DefaultParagraphFont" style:family="text">
      <style:text-properties style:font-name="Times New Roman" style:font-name-complex="Times New Roman" fo:font-size="12pt" style:font-size-asian="12pt" style:font-size-complex="12pt"/>
    </style:style>
    <style:style style:name="P924"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2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2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28" style:parent-style-name="DefaultParagraphFont" style:family="text">
      <style:text-properties style:font-name="Times New Roman" style:font-name-complex="Times New Roman" fo:font-size="12pt" style:font-size-asian="12pt" style:font-size-complex="12pt"/>
    </style:style>
    <style:style style:name="T929" style:parent-style-name="DefaultParagraphFont" style:family="text">
      <style:text-properties style:font-name="Times New Roman" style:font-name-complex="Times New Roman" fo:font-size="12pt" style:font-size-asian="12pt" style:font-size-complex="12pt"/>
    </style:style>
    <style:style style:name="P930" style:parent-style-name="NoSpacing" style:family="paragraph">
      <style:text-properties style:font-name="Times New Roman" style:font-name-complex="Times New Roman" fo:font-weight="bold" style:font-weight-asian="bold" fo:font-size="14pt" style:font-size-asian="14pt" style:font-size-complex="14pt"/>
    </style:style>
    <style:style style:name="T93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3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3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36" style:parent-style-name="NoSpacing" style:family="paragraph">
      <style:text-properties style:font-name="Times New Roman" style:font-name-complex="Times New Roman" fo:font-size="12pt" style:font-size-asian="12pt" style:font-size-complex="12pt"/>
    </style:style>
    <style:style style:name="P937" style:parent-style-name="NoSpacing" style:family="paragraph">
      <style:text-properties style:font-name="Times New Roman" style:font-name-complex="Times New Roman" fo:font-size="12pt" style:font-size-asian="12pt" style:font-size-complex="12pt"/>
    </style:style>
    <style:style style:name="P938" style:parent-style-name="NoSpacing" style:family="paragraph">
      <style:text-properties style:font-name="Times New Roman" style:font-name-complex="Times New Roman" fo:font-size="12pt" style:font-size-asian="12pt" style:font-size-complex="12pt"/>
    </style:style>
    <style:style style:name="P939" style:parent-style-name="NoSpacing" style:list-style-name="LFO25" style:family="paragraph">
      <style:text-properties style:font-name="Times New Roman" style:font-name-complex="Times New Roman" fo:font-size="12pt" style:font-size-asian="12pt" style:font-size-complex="12pt"/>
    </style:style>
    <style:style style:name="P940" style:parent-style-name="NoSpacing" style:list-style-name="LFO25" style:family="paragraph">
      <style:text-properties style:font-name="Times New Roman" style:font-name-complex="Times New Roman" fo:font-size="12pt" style:font-size-asian="12pt" style:font-size-complex="12pt"/>
    </style:style>
    <style:style style:name="P941" style:parent-style-name="NoSpacing" style:list-style-name="LFO25" style:family="paragraph">
      <style:text-properties style:font-name="Times New Roman" style:font-name-complex="Times New Roman" fo:font-size="12pt" style:font-size-asian="12pt" style:font-size-complex="12pt"/>
    </style:style>
    <style:style style:name="P942" style:parent-style-name="NoSpacing" style:list-style-name="LFO25" style:family="paragraph">
      <style:text-properties style:font-name="Times New Roman" style:font-name-complex="Times New Roman" fo:font-size="12pt" style:font-size-asian="12pt" style:font-size-complex="12pt"/>
    </style:style>
    <style:style style:name="P943"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45" style:parent-style-name="DefaultParagraphFont" style:family="text">
      <style:text-properties style:font-name="Times New Roman" style:font-name-complex="Times New Roman" fo:font-size="12pt" style:font-size-asian="12pt" style:font-size-complex="12pt"/>
    </style:style>
    <style:style style:name="P946"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P947" style:parent-style-name="Default" style:family="paragraph">
      <style:text-properties style:font-name="Times New Roman" style:font-name-complex="Times New Roman" fo:font-weight="bold" style:font-weight-asian="bold" style:font-weight-complex="bold" fo:font-size="14pt" style:font-size-asian="14pt" style:font-size-complex="14pt"/>
    </style:style>
    <style:style style:name="T94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949" style:parent-style-name="DefaultParagraphFont" style:family="text">
      <style:text-properties style:font-name="Times New Roman" style:font-name-complex="Times New Roman" fo:font-size="12pt" style:font-size-asian="12pt" style:font-size-complex="12pt"/>
    </style:style>
    <style:style style:name="T950"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95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53" style:parent-style-name="DefaultParagraphFont" style:family="text">
      <style:text-properties style:font-name="Times New Roman" style:font-name-complex="Times New Roman" fo:font-size="12pt" style:font-size-asian="12pt" style:font-size-complex="12pt"/>
    </style:style>
    <style:style style:name="T954" style:parent-style-name="DefaultParagraphFont" style:family="text">
      <style:text-properties style:font-name="Times New Roman" style:font-name-complex="Times New Roman" fo:font-size="12pt" style:font-size-asian="12pt" style:font-size-complex="12pt"/>
    </style:style>
    <style:style style:name="T9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56" style:parent-style-name="DefaultParagraphFont" style:family="text">
      <style:text-properties style:font-name="Times New Roman" style:font-name-complex="Times New Roman" fo:font-size="12pt" style:font-size-asian="12pt" style:font-size-complex="12pt"/>
    </style:style>
    <style:style style:name="T957" style:parent-style-name="DefaultParagraphFont" style:family="text">
      <style:text-properties style:font-name="Times New Roman" style:font-name-complex="Times New Roman" fo:font-size="12pt" style:font-size-asian="12pt" style:font-size-complex="12pt"/>
    </style:style>
    <style:style style:name="T95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9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60" style:parent-style-name="DefaultParagraphFont" style:family="text">
      <style:text-properties style:font-name="Times New Roman" style:font-name-complex="Times New Roman" fo:font-size="12pt" style:font-size-asian="12pt" style:font-size-complex="12pt"/>
    </style:style>
    <style:style style:name="P96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6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6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6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65" style:parent-style-name="DefaultParagraphFont" style:family="text">
      <style:text-properties style:font-name="Times New Roman" style:font-name-complex="Times New Roman" fo:font-size="12pt" style:font-size-asian="12pt" style:font-size-complex="12pt"/>
    </style:style>
    <style:style style:name="T966" style:parent-style-name="DefaultParagraphFont" style:family="text">
      <style:text-properties style:font-name="Times New Roman" style:font-name-complex="Times New Roman" fo:font-size="12pt" style:font-size-asian="12pt" style:font-size-complex="12pt"/>
    </style:style>
    <style:style style:name="P967" style:parent-style-name="NoSpacing" style:family="paragraph">
      <style:text-properties style:font-name="Times New Roman" style:font-name-complex="Times New Roman" fo:font-size="12pt" style:font-size-asian="12pt" style:font-size-complex="12pt"/>
    </style:style>
    <style:style style:name="T96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6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7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72"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2pt" style:font-size-asian="12pt" style:font-size-complex="12pt" fo:language="en" fo:country="US" style:language-complex="hi" style:country-complex="IN" fo:hyphenate="true"/>
    </style:style>
    <style:style style:name="P973"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4"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5" style:parent-style-name="ListParagraph" style:list-style-name="LFO28"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6" style:parent-style-name="ListParagraph" style:list-style-name="LFO28"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7" style:parent-style-name="ListParagraph" style:list-style-name="LFO28"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8" style:parent-style-name="ListParagraph" style:list-style-name="LFO28"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79"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2pt" style:font-size-asian="12pt" style:font-size-complex="12pt" fo:language="en" fo:country="US" style:language-complex="hi" style:country-complex="IN" fo:hyphenate="true"/>
    </style:style>
    <style:style style:name="P980" style:parent-style-name="Normal" style:family="paragraph">
      <style:paragraph-properties style:text-autospace="none" style:vertical-align="auto" fo:margin-bottom="0in" fo:line-height="100%"/>
      <style:text-properties fo:hyphenate="true"/>
    </style:style>
    <style:style style:name="T981"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style:style>
    <style:style style:name="T982"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style:style>
    <style:style style:name="T983" style:parent-style-name="DefaultParagraphFont" style:family="text">
      <style:text-properties style:font-name="Times New Roman" style:font-name-complex="Times New Roman" fo:color="#000000" fo:font-size="12pt" style:font-size-asian="12pt" style:font-size-complex="12pt" fo:language="en" fo:country="US" style:language-complex="hi" style:country-complex="IN"/>
    </style:style>
    <style:style style:name="P984"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fo:hyphenate="true"/>
    </style:style>
    <style:style style:name="P985"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fo:hyphenate="true"/>
    </style:style>
    <style:style style:name="P986"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87"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88"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989"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P990"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99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9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94" style:parent-style-name="DefaultParagraphFont" style:family="text">
      <style:text-properties style:font-name="Times New Roman" style:font-name-complex="Times New Roman" fo:font-size="12pt" style:font-size-asian="12pt" style:font-size-complex="12pt"/>
    </style:style>
    <style:style style:name="T995" style:parent-style-name="DefaultParagraphFont" style:family="text">
      <style:text-properties style:font-name="Times New Roman" style:font-name-complex="Times New Roman" fo:font-size="12pt" style:font-size-asian="12pt" style:font-size-complex="12pt"/>
    </style:style>
    <style:style style:name="P996"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T99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9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9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00" style:parent-style-name="Normal" style:family="paragraph">
      <style:paragraph-properties style:text-autospace="none" style:vertical-align="auto" fo:margin-bottom="0in" fo:line-height="100%"/>
      <style:text-properties style:font-name="Times-Bold" style:font-name-complex="Times-Bold" fo:font-weight="bold" style:font-weight-asian="bold" style:font-weight-complex="bold" fo:color="#000000" fo:font-size="12pt" style:font-size-asian="12pt" style:font-size-complex="12pt" fo:language="en" fo:country="US" style:language-complex="hi" style:country-complex="IN" fo:hyphenate="true"/>
    </style:style>
    <style:style style:name="P1001"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02" style:parent-style-name="Normal" style:family="paragraph">
      <style:paragraph-properties style:text-autospace="none" style:vertical-align="auto" fo:margin-bottom="0in" fo:line-height="100%"/>
      <style:text-properties style:font-name="Times-Roman" style:font-name-complex="Times-Roman" fo:color="#000000" fo:font-size="12pt" style:font-size-asian="12pt" style:font-size-complex="12pt" fo:language="en" fo:country="US" style:language-complex="hi" style:country-complex="IN" fo:hyphenate="true"/>
    </style:style>
    <style:style style:name="P1003" style:parent-style-name="ListParagraph" style:list-style-name="LFO29" style:family="paragraph">
      <style:paragraph-properties style:text-autospace="none" style:vertical-align="auto" fo:margin-bottom="0in" fo:line-height="100%"/>
      <style:text-properties style:font-name="Times-Roman" style:font-name-complex="Times-Roman" fo:color="#000000" fo:font-size="12pt" style:font-size-asian="12pt" style:font-size-complex="12pt" fo:language="en" fo:country="US" style:language-complex="hi" style:country-complex="IN" fo:hyphenate="true"/>
    </style:style>
    <style:style style:name="P1004" style:parent-style-name="ListParagraph" style:list-style-name="LFO29" style:family="paragraph">
      <style:paragraph-properties style:text-autospace="none" style:vertical-align="auto" fo:margin-bottom="0in" fo:line-height="100%"/>
      <style:text-properties style:font-name="Times-Roman" style:font-name-complex="Times-Roman" fo:color="#000000" fo:font-size="12pt" style:font-size-asian="12pt" style:font-size-complex="12pt" fo:language="en" fo:country="US" style:language-complex="hi" style:country-complex="IN" fo:hyphenate="true"/>
    </style:style>
    <style:style style:name="P1005" style:parent-style-name="ListParagraph" style:list-style-name="LFO29" style:family="paragraph">
      <style:paragraph-properties style:text-autospace="none" style:vertical-align="auto" fo:margin-bottom="0in" fo:line-height="100%"/>
      <style:text-properties style:font-name="Times-Roman" style:font-name-complex="Times-Roman" fo:color="#000000" fo:font-size="12pt" style:font-size-asian="12pt" style:font-size-complex="12pt" fo:language="en" fo:country="US" style:language-complex="hi" style:country-complex="IN" fo:hyphenate="true"/>
    </style:style>
    <style:style style:name="P1006" style:parent-style-name="ListParagraph" style:list-style-name="LFO29"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07"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fo:hyphenate="true"/>
    </style:style>
    <style:style style:name="P1008" style:parent-style-name="Normal" style:family="paragraph">
      <style:paragraph-properties style:text-autospace="none" style:vertical-align="auto" fo:margin-bottom="0in" fo:line-height="100%"/>
      <style:text-properties fo:hyphenate="true"/>
    </style:style>
    <style:style style:name="T1009"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style:style>
    <style:style style:name="T1010"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style:style>
    <style:style style:name="T1011" style:parent-style-name="DefaultParagraphFont" style:family="text">
      <style:text-properties style:font-name="Times New Roman" style:font-name-complex="Times New Roman" fo:color="#000000" fo:font-size="12pt" style:font-size-asian="12pt" style:font-size-complex="12pt" fo:language="en" fo:country="US" style:language-complex="hi" style:country-complex="IN"/>
    </style:style>
    <style:style style:name="P1012"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fo:hyphenate="true"/>
    </style:style>
    <style:style style:name="P1013" style:parent-style-name="Normal" style:family="paragraph">
      <style:paragraph-properties style:text-autospace="none" style:vertical-align="auto" fo:margin-bottom="0in" fo:line-height="100%"/>
      <style:text-properties fo:hyphenate="true"/>
    </style:style>
    <style:style style:name="T1014" style:parent-style-name="DefaultParagraphFont" style:family="text">
      <style:text-properties style:font-name="Times New Roman" style:font-name-complex="Times New Roman" fo:font-weight="bold" style:font-weight-asian="bold" style:font-weight-complex="bold" fo:color="#000000" fo:font-size="14pt" style:font-size-asian="14pt" style:font-size-complex="14pt" fo:language="en" fo:country="US" style:language-complex="hi" style:country-complex="IN"/>
    </style:style>
    <style:style style:name="T1015" style:parent-style-name="DefaultParagraphFont" style:family="text">
      <style:text-properties style:font-name="Arial" style:font-name-complex="Arial" fo:color="#000000" fo:font-size="12pt" style:font-size-asian="12pt" style:font-size-complex="12pt" fo:language="en" fo:country="US" style:language-complex="hi" style:country-complex="IN"/>
    </style:style>
    <style:style style:name="P1016"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17"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P101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0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22" style:parent-style-name="DefaultParagraphFont" style:family="text">
      <style:text-properties style:font-name="Times New Roman" style:font-name-complex="Times New Roman" fo:font-size="12pt" style:font-size-asian="12pt" style:font-size-complex="12pt"/>
    </style:style>
    <style:style style:name="T1023" style:parent-style-name="DefaultParagraphFont" style:family="text">
      <style:text-properties style:font-name="Times New Roman" style:font-name-complex="Times New Roman" fo:font-size="12pt" style:font-size-asian="12pt" style:font-size-complex="12pt"/>
    </style:style>
    <style:style style:name="P1024"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T102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2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28"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P1029" style:parent-style-name="Normal" style:family="paragraph">
      <style:paragraph-properties style:text-autospace="none" style:vertical-align="auto" fo:margin-bottom="0in" fo:line-height="100%"/>
      <style:text-properties fo:hyphenate="true"/>
    </style:style>
    <style:style style:name="T1030"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T1031"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T1032" style:parent-style-name="DefaultParagraphFont" style:family="text">
      <style:text-properties style:font-name="Times New Roman" style:font-name-complex="Times New Roman" style:text-position="super 64.2%" fo:font-size="14pt" style:font-size-asian="14pt" style:font-size-complex="14pt" fo:language="en" fo:country="US" style:language-complex="hi" style:country-complex="IN"/>
    </style:style>
    <style:style style:name="T1033"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T1034"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T1035"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T1036" style:parent-style-name="DefaultParagraphFont" style:family="text">
      <style:text-properties style:font-name="Times New Roman" style:font-name-complex="Times New Roman" fo:font-size="14pt" style:font-size-asian="14pt" style:font-size-complex="14pt" fo:language="en" fo:country="US" style:language-complex="hi" style:country-complex="IN"/>
    </style:style>
    <style:style style:name="P1037" style:parent-style-name="Normal" style:family="paragraph">
      <style:paragraph-properties style:text-autospace="none" style:vertical-align="auto" fo:margin-bottom="0in" fo:line-height="100%"/>
      <style:text-properties style:font-name="Times New Roman" style:font-name-complex="Times New Roman" fo:font-size="14pt" style:font-size-asian="14pt" style:font-size-complex="14pt" fo:language="en" fo:country="US" style:language-complex="hi" style:country-complex="IN" fo:hyphenate="true"/>
    </style:style>
    <style:style style:name="P1038" style:parent-style-name="ListParagraph" style:list-style-name="LFO30"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39" style:parent-style-name="ListParagraph" style:list-style-name="LFO30"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40" style:parent-style-name="ListParagraph" style:list-style-name="LFO30"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41" style:parent-style-name="ListParagraph" style:list-style-name="LFO30"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42"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fo:hyphenate="true"/>
    </style:style>
    <style:style style:name="P1043" style:parent-style-name="Normal" style:family="paragraph">
      <style:paragraph-properties style:text-autospace="none" style:vertical-align="auto" fo:margin-bottom="0in" fo:line-height="100%"/>
      <style:text-properties fo:hyphenate="true"/>
    </style:style>
    <style:style style:name="T104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045" style:parent-style-name="DefaultParagraphFont" style:family="text">
      <style:text-properties style:font-name="Times New Roman" style:font-name-complex="Times New Roman" fo:font-size="12pt" style:font-size-asian="12pt" style:font-size-complex="12pt" fo:language="en" fo:country="US" style:language-complex="hi" style:country-complex="IN"/>
    </style:style>
    <style:style style:name="P1046"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fo:hyphenate="true"/>
    </style:style>
    <style:style style:name="P1047" style:parent-style-name="Normal" style:family="paragraph">
      <style:paragraph-properties style:text-autospace="none" style:vertical-align="auto" fo:margin-bottom="0in" fo:line-height="100%"/>
      <style:text-properties fo:hyphenate="true"/>
    </style:style>
    <style:style style:name="T1048"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049"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language-complex="hi" style:country-complex="IN"/>
    </style:style>
    <style:style style:name="P1050" style:parent-style-name="NoSpacing" style:family="paragraph">
      <style:text-properties style:font-name="Times New Roman" style:font-name-complex="Times New Roman" fo:font-size="12pt" style:font-size-asian="12pt" style:font-size-complex="12pt" fo:language="en" fo:country="US" style:language-complex="hi" style:country-complex="IN"/>
    </style:style>
    <style:style style:name="P1051"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05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5" style:parent-style-name="DefaultParagraphFont" style:family="text">
      <style:text-properties style:font-name="Times New Roman" style:font-name-complex="Times New Roman" fo:font-size="12pt" style:font-size-asian="12pt" style:font-size-complex="12pt"/>
    </style:style>
    <style:style style:name="T1056" style:parent-style-name="DefaultParagraphFont" style:family="text">
      <style:text-properties style:font-name="Times New Roman" style:font-name-complex="Times New Roman" fo:font-size="12pt" style:font-size-asian="12pt" style:font-size-complex="12pt"/>
    </style:style>
    <style:style style:name="P1057" style:parent-style-name="NoSpacing" style:family="paragraph">
      <style:text-properties style:font-name="Times New Roman" style:font-name-complex="Times New Roman" fo:font-size="12pt" style:font-size-asian="12pt" style:font-size-complex="12pt" fo:language="en" fo:country="US" style:language-complex="hi" style:country-complex="IN"/>
    </style:style>
    <style:style style:name="T105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5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61"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P1062"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3" style:parent-style-name="Normal"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4" style:parent-style-name="ListParagraph" style:list-style-name="LFO31"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5" style:parent-style-name="ListParagraph" style:list-style-name="LFO31"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6" style:parent-style-name="ListParagraph" style:list-style-name="LFO31"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7" style:parent-style-name="ListParagraph" style:list-style-name="LFO31" style:family="paragraph">
      <style:paragraph-properties style:text-autospace="none" style:vertical-align="auto" fo:margin-bottom="0in" fo:line-height="100%"/>
      <style:text-properties style:font-name="Times New Roman" style:font-name-complex="Times New Roman" fo:color="#000000" fo:font-size="12pt" style:font-size-asian="12pt" style:font-size-complex="12pt" fo:language="en" fo:country="US" style:language-complex="hi" style:country-complex="IN" fo:hyphenate="true"/>
    </style:style>
    <style:style style:name="P1068"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fo:hyphenate="true"/>
    </style:style>
    <style:style style:name="P1069" style:parent-style-name="Normal" style:family="paragraph">
      <style:paragraph-properties style:text-autospace="none" style:vertical-align="auto" fo:margin-bottom="0in" fo:line-height="100%"/>
      <style:text-properties fo:hyphenate="true"/>
    </style:style>
    <style:style style:name="T1070"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071" style:parent-style-name="DefaultParagraphFont" style:family="text">
      <style:text-properties style:font-name="Times New Roman" style:font-name-complex="Times New Roman" fo:font-size="12pt" style:font-size-asian="12pt" style:font-size-complex="12pt" fo:language="en" fo:country="US" style:language-complex="hi" style:country-complex="IN"/>
    </style:style>
    <style:style style:name="P1072"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fo:hyphenate="true"/>
    </style:style>
    <style:style style:name="P1073" style:parent-style-name="Normal" style:family="paragraph">
      <style:paragraph-properties style:text-autospace="none" style:vertical-align="auto" fo:margin-bottom="0in" fo:line-height="100%"/>
      <style:text-properties fo:hyphenate="true"/>
    </style:style>
    <style:style style:name="T107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07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language-complex="hi" style:country-complex="IN"/>
    </style:style>
    <style:style style:name="P1076" style:parent-style-name="Normal" style:family="paragraph">
      <style:paragraph-properties style:text-autospace="none" style:vertical-align="auto" fo:margin-bottom="0in" fo:line-height="100%"/>
      <style:text-properties fo:hyphenate="true"/>
    </style:style>
    <style:style style:name="T1077"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fo:language="en" fo:country="US" style:language-complex="hi" style:country-complex="IN"/>
    </style:style>
    <style:style style:name="P1078" style:parent-style-name="NoSpacing" style:family="paragraph">
      <style:text-properties style:font-name="Times New Roman" style:font-name-complex="Times New Roman" fo:font-weight="bold" style:font-weight-asian="bold" style:font-weight-complex="bold" fo:font-size="14pt" style:font-size-asian="14pt" style:font-size-complex="14pt"/>
    </style:style>
    <style:style style:name="T107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8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8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82" style:parent-style-name="DefaultParagraphFont" style:family="text">
      <style:text-properties style:font-name="Times New Roman" style:font-name-complex="Times New Roman" fo:font-size="12pt" style:font-size-asian="12pt" style:font-size-complex="12pt"/>
    </style:style>
    <style:style style:name="T1083" style:parent-style-name="DefaultParagraphFont" style:family="text">
      <style:text-properties style:font-name="Times New Roman" style:font-name-complex="Times New Roman" fo:font-size="12pt" style:font-size-asian="12pt" style:font-size-complex="12pt"/>
    </style:style>
    <style:style style:name="P1084" style:parent-style-name="NoSpacing" style:family="paragraph">
      <style:text-properties style:font-name="Times New Roman" style:font-name-complex="Times New Roman" fo:font-size="12pt" style:font-size-asian="12pt" style:font-size-complex="12pt"/>
    </style:style>
    <style:style style:name="T108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8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88" style:parent-style-name="NoSpacing" style:family="paragraph">
      <style:text-properties style:font-name="Times New Roman" style:font-name-complex="Times New Roman" fo:color="#000000" fo:font-size="12pt" style:font-size-asian="12pt" style:font-size-complex="12pt" fo:language="en" fo:country="US" style:language-complex="hi" style:country-complex="IN"/>
    </style:style>
    <style:style style:name="P1089" style:parent-style-name="Normal"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0" style:parent-style-name="Normal"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1" style:parent-style-name="ListParagraph" style:list-style-name="LFO32"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2" style:parent-style-name="ListParagraph" style:list-style-name="LFO32"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3" style:parent-style-name="ListParagraph" style:list-style-name="LFO32"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4" style:parent-style-name="ListParagraph" style:list-style-name="LFO32"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5" style:parent-style-name="Normal"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096" style:parent-style-name="Normal" style:family="paragraph">
      <style:paragraph-properties style:text-autospace="none" style:vertical-align="auto" fo:margin-bottom="0in" fo:line-height="100%"/>
      <style:text-properties fo:hyphenate="true"/>
    </style:style>
    <style:style style:name="T109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098" style:parent-style-name="DefaultParagraphFont" style:family="text">
      <style:text-properties style:font-name="Times New Roman" style:font-name-complex="Times New Roman" fo:font-size="12pt" style:font-size-asian="12pt" style:font-size-complex="12pt" fo:language="en" fo:country="US" style:language-complex="hi" style:country-complex="IN"/>
    </style:style>
    <style:style style:name="P1099" style:parent-style-name="Normal" style:family="paragraph">
      <style:paragraph-properties style:text-autospace="none" style:vertical-align="auto" fo:margin-bottom="0in" fo:line-height="100%"/>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fo:hyphenate="true"/>
    </style:style>
    <style:style style:name="P1100" style:parent-style-name="Normal" style:family="paragraph">
      <style:paragraph-properties style:text-autospace="none" style:vertical-align="auto" fo:margin-bottom="0in" fo:line-height="100%"/>
      <style:text-properties fo:hyphenate="true"/>
    </style:style>
    <style:style style:name="T110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language-complex="hi" style:country-complex="IN"/>
    </style:style>
    <style:style style:name="T110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language-complex="hi" style:country-complex="IN"/>
    </style:style>
    <style:style style:name="P1103" style:parent-style-name="Normal" style:family="paragraph">
      <style:paragraph-properties style:text-autospace="none" style:vertical-align="auto" fo:margin-bottom="0in" fo:line-height="100%"/>
      <style:text-properties style:font-name="Times New Roman" style:font-name-complex="Times New Roman" fo:font-size="12pt" style:font-size-asian="12pt" style:font-size-complex="12pt" fo:language="en" fo:country="US" style:language-complex="hi" style:country-complex="IN" fo:hyphenate="true"/>
    </style:style>
    <style:style style:name="P1104" style:parent-style-name="NoSpacing" style:family="paragraph">
      <style:text-properties style:font-name="Times New Roman" style:font-name-complex="Times New Roman" fo:font-size="12pt" style:font-size-asian="12pt" style:font-size-complex="12pt"/>
    </style:style>
    <style:style style:name="T11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8" style:parent-style-name="DefaultParagraphFont" style:family="text">
      <style:text-properties style:font-name="Times New Roman" style:font-name-complex="Times New Roman" fo:font-size="12pt" style:font-size-asian="12pt" style:font-size-complex="12pt"/>
    </style:style>
    <style:style style:name="T1109"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
      <text:p text:style-name="P2">English language<text:s/>Test<text:s/>(set 1)</text:p>
      <text:p text:style-name="P3">Company name: Tech mahindra<text:s text:c="37"/>No. of Question: 35</text:p>
      <text:p text:style-name="P4"/>
      <text:p text:style-name="NoSpacing"><text:span text:style-name="T5">1.</text:span><text:span text:style-name="T6">Directions:</text:span><text:span text:style-name="T7"><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8"/>
      <text:p text:style-name="P9">Given the ________ state of published evidence, we cannot conclude here that the exposure of microwaves is hazardous or safe.</text:p>
      <text:p text:style-name="P10"/>
      <text:list text:style-name="LFO1" text:continue-numbering="true">
        <text:list-item>
          <text:list>
            <text:list-item>
              <text:p text:style-name="P11">Inconclusive</text:p>
            </text:list-item>
            <text:list-item>
              <text:p text:style-name="P12">Indulging</text:p>
            </text:list-item>
            <text:list-item>
              <text:p text:style-name="P13">Descriptive</text:p>
            </text:list-item>
            <text:list-item>
              <text:p text:style-name="P14">Immaculate</text:p>
            </text:list-item>
          </text:list>
        </text:list-item>
      </text:list>
      <text:p text:style-name="P15"/>
      <text:p text:style-name="NoSpacing"><text:span text:style-name="T16">Ans</text:span><text:span text:style-name="T17">wer</text:span><text:span text:style-name="T18">:</text:span><text:span text:style-name="T19"><text:s/>option a</text:span></text:p>
      <text:p text:style-name="P20"/>
      <text:p text:style-name="P21">Solution:</text:p>
      <text:p text:style-name="NoSpacing"><text:span text:style-name="T22">Since we cannot conclude the reports here,<text:s/></text:span><text:span text:style-name="T23">Inconclusive</text:span><text:span text:style-name="T24"><text:s/>mean</text:span><text:span text:style-name="T25">s<text:s/></text:span><text:span text:style-name="T26"> </text:span><text:span text:style-name="T27">leading to no conclusion or definite result.</text:span><text:span text:style-name="T28"><text:s/>not ending doubt or dispute.</text:span><text:span text:style-name="T29"><text:s/></text:span><text:span text:style-name="T30">should be used here,<text:s/></text:span><text:span text:style-name="T31">Immaculate</text:span><text:span text:style-name="T32"><text:s/>means perfectly clean and tidy.<text:s/></text:span><text:span text:style-name="T33">Indulging</text:span><text:span text:style-name="T34"><text:s/>means someone who likes something and gets involved in that thing.</text:span></text:p>
      <text:p text:style-name="P35"/>
      <text:p text:style-name="NoSpacing"><text:span text:style-name="T36">T</text:span><text:span text:style-name="T37">rick</text:span><text:span text:style-name="T38"><text:s/>-<text:s/></text:span><text:span text:style-name="T39">N</text:span><text:span text:style-name="T40">o</text:span></text:p>
      <text:p text:style-name="P41"/>
      <text:p text:style-name="P42"/>
      <text:p text:style-name="P43">2.<text:s/>Directions: In the following question, sentence given with blank to be filled in with an appropriate word(s). Four alternatives are suggested for the question. Choose the correct alternative out of the four and indicate it by selecting the appropriate option.</text:p>
      <text:p text:style-name="P44"/>
      <text:p text:style-name="P45">There are too many _______ and not enough serious students.</text:p>
      <text:p text:style-name="P46"/>
      <text:list text:style-name="LFO2" text:continue-numbering="true">
        <text:list-item>
          <text:list>
            <text:list-item>
              <text:p text:style-name="P47">Dilettantes</text:p>
            </text:list-item>
            <text:list-item>
              <text:p text:style-name="P48">Honky dory</text:p>
            </text:list-item>
            <text:list-item>
              <text:p text:style-name="P49">Lay-men</text:p>
            </text:list-item>
            <text:list-item>
              <text:p text:style-name="P50">Novices</text:p>
            </text:list-item>
          </text:list>
        </text:list-item>
      </text:list>
      <text:p text:style-name="P51"/>
      <text:p text:style-name="NoSpacing"><text:span text:style-name="T52">Answer</text:span><text:span text:style-name="T53">:</text:span><text:span text:style-name="T54"><text:s/></text:span><text:span text:style-name="T55">option d</text:span></text:p>
      <text:p text:style-name="P56"/>
      <text:p text:style-name="P57">Solution:</text:p>
      <text:p text:style-name="P58"/>
      <text:p text:style-name="NoSpacing"><text:span text:style-name="T59">Dilettantes</text:span><text:span text:style-name="T60"><text:s/>is the correct answer here, it means a person who seeks pleasure in arts without any serious aspirations of Commitment.<text:s/></text:span><text:span text:style-name="T61">Novice</text:span><text:span text:style-name="T62"><text:s/>means a person who is amateur.<text:s/></text:span><text:span text:style-name="T63">Honky dory and lay-men</text:span><text:span text:style-name="T64"><text:s/>have almost same meaning as Novice</text:span></text:p>
      <text:p text:style-name="P65"/>
      <text:p text:style-name="NoSpacing"><text:span text:style-name="T66">T</text:span><text:span text:style-name="T67">rick</text:span><text:span text:style-name="T68"><text:s/>-<text:s/></text:span><text:span text:style-name="T69">N</text:span><text:span text:style-name="T70">o</text:span></text:p>
      <text:p text:style-name="P71"/>
      <text:p text:style-name="P72"/>
      <text:p text:style-name="NoSpacing"><text:span text:style-name="T73">3.<text:s/></text:span><text:span text:style-name="T74">Directions</text:span><text:span text:style-name="T75">: In the following question, a sentence / a part of sentence is underlined. Below are given alternatives to the underlined part which may improve the sentence. Choose the correct alternative. In case no improvement is required, choose "No Improvement" option.</text:span></text:p>
      <text:p text:style-name="P76"/>
      <text:p text:style-name="NoSpacing"><text:span text:style-name="T77">He informed me that<text:s/></text:span><text:span text:style-name="T78">he will visit my house in a day or two.</text:span></text:p>
      <text:p text:style-name="P79"/>
      <text:list text:style-name="LFO3" text:continue-numbering="true">
        <text:list-item>
          <text:list>
            <text:list-item>
              <text:p text:style-name="P80">He would visit my house in a day or two</text:p>
            </text:list-item>
            <text:list-item>
              <text:p text:style-name="P81">He visits my house in a day or two</text:p>
            </text:list-item>
            <text:list-item>
              <text:p text:style-name="P82">He could visit my house in the coming two days</text:p>
            </text:list-item>
            <text:list-item>
              <text:p text:style-name="P83">He couldn’t visit my house in a day or two</text:p>
            </text:list-item>
          </text:list>
        </text:list-item>
      </text:list>
      <text:p text:style-name="P84"/>
      <text:p text:style-name="NoSpacing"><text:span text:style-name="T85">Answer</text:span><text:span text:style-name="T86">:</text:span><text:span text:style-name="T87"><text:s/>option a</text:span></text:p>
      <text:p text:style-name="P88"/>
      <text:p text:style-name="P89">Solution:</text:p>
      <text:p text:style-name="P90"/>
      <text:p text:style-name="P91">Since the sentence is in the past tense hence the past form of will should be used, will changed into would hence option 1 is correct.</text:p>
      <text:p text:style-name="P92"/>
      <text:p text:style-name="NoSpacing"><text:span text:style-name="T93">T</text:span><text:span text:style-name="T94">rick</text:span><text:span text:style-name="T95"><text:s/>-<text:s/></text:span><text:span text:style-name="T96">N</text:span><text:span text:style-name="T97">o</text:span></text:p>
      <text:p text:style-name="P98"/>
      <text:p text:style-name="P99">4.<text:s/>Directions: In the following question, a sentence / a part of sentence is underlined. Below are given alternatives to the underlined part which may improve the sentence. Choose the correct alternative. In case no improvement is required, choose "No Improvement" option.</text:p>
      <text:p text:style-name="NoSpacing"><text:span text:style-name="T100"><text:s/>Ramesh informed one of the directors that she<text:s/></text:span><text:span text:style-name="T101">has sent</text:span><text:span text:style-name="T102"><text:s/>the material for printing.</text:span></text:p>
      <text:p text:style-name="NoSpacing"/>
      <text:list text:style-name="LFO4" text:continue-numbering="true">
        <text:list-item>
          <text:list>
            <text:list-item>
              <text:p text:style-name="P103">Sent</text:p>
            </text:list-item>
            <text:list-item>
              <text:p text:style-name="P104">Had sent</text:p>
            </text:list-item>
            <text:list-item>
              <text:p text:style-name="P105">Has been sending<text:s/></text:p>
            </text:list-item>
            <text:list-item>
              <text:p text:style-name="P106">No improvement</text:p>
            </text:list-item>
          </text:list>
        </text:list-item>
      </text:list>
      <text:p text:style-name="P107"/>
      <text:p text:style-name="NoSpacing"><text:span text:style-name="T108">Ans</text:span><text:span text:style-name="T109">wer</text:span><text:span text:style-name="T110">:</text:span><text:span text:style-name="T111"><text:s/></text:span><text:span text:style-name="T112">option b<text:s/></text:span></text:p>
      <text:p text:style-name="P113"/>
      <text:p text:style-name="P114">Solution:</text:p>
      <text:p text:style-name="P115"/>
      <text:p text:style-name="P116">Since the first part of the sentence is in the past tense thus, the later part of the sentence has to be in the past perfect tense, thus option 2 is correct.</text:p>
      <text:p text:style-name="NoSpacing"><text:span text:style-name="T117">Or we can say that sending for printing is the action done before informing thus past perfect tense has to be used</text:span><text:span text:style-name="T118">.</text:span></text:p>
      <text:p text:style-name="P119"/>
      <text:p text:style-name="NoSpacing"><text:span text:style-name="T120">T</text:span><text:span text:style-name="T121">rick</text:span><text:span text:style-name="T122"><text:s/>-<text:s/></text:span><text:span text:style-name="T123">N</text:span><text:span text:style-name="T124">o</text:span></text:p>
      <text:p text:style-name="P125"/>
      <text:p text:style-name="P126">5.<text:s/>Directions: In the following question, some part of the sentence may have errors. Find out which part of the sentence has an error and select the appropriate option. If a sentence is free from error, select 'No Error'.</text:p>
      <text:p text:style-name="P127"/>
      <text:p text:style-name="P128">(A) Lincoln’s great claim/(B) to fame is /(C) it’s cathedral / (D) No error.</text:p>
      <text:p text:style-name="P129"/>
      <text:list text:style-name="LFO5" text:continue-numbering="true">
        <text:list-item>
          <text:list>
            <text:list-item>
              <text:p text:style-name="P130">A <text:s text:c="2"/></text:p>
            </text:list-item>
            <text:list-item>
              <text:p text:style-name="P131">B <text:s text:c="2"/></text:p>
            </text:list-item>
            <text:list-item>
              <text:p text:style-name="P132">C <text:s text:c="3"/></text:p>
            </text:list-item>
            <text:list-item>
              <text:p text:style-name="P133">D <text:s text:c="2"/></text:p>
            </text:list-item>
          </text:list>
        </text:list-item>
      </text:list>
      <text:p text:style-name="P134"/>
      <text:p text:style-name="NoSpacing"><text:span text:style-name="T135">Answer:</text:span><text:span text:style-name="T136"><text:s/></text:span><text:span text:style-name="T137">option c</text:span></text:p>
      <text:p text:style-name="P138"/>
      <text:p text:style-name="P139">Solution:</text:p>
      <text:p text:style-name="P140"/>
      <text:p text:style-name="P141">It should be its rather than it’s. Its is the possessive form, it’s refer to IT IS.</text:p>
      <text:p text:style-name="P142"/>
      <text:p text:style-name="NoSpacing"><text:span text:style-name="T143">T</text:span><text:span text:style-name="T144">rick</text:span><text:span text:style-name="T145"><text:s/>-<text:s/></text:span><text:span text:style-name="T146">N</text:span><text:span text:style-name="T147">o</text:span></text:p>
      <text:p text:style-name="P148"/>
      <text:p text:style-name="P149"/>
      <text:p text:style-name="NoSpacing"><text:span text:style-name="T150">6.</text:span><text:span text:style-name="T151"><text:s/></text:span><text:span text:style-name="T152">Directions:</text:span><text:span text:style-name="T153"><text:s/>In the following question, some part of the sentence may have errors. Find out which part of the sentence has an error and select the appropriate option. If a sentence is free from error, select 'No Error'.</text:span></text:p>
      <text:p text:style-name="P154"/>
      <text:p text:style-name="P155">(A) The law allows companies / (B) to borrow money, take risks and to make contracts /(C) as if they are people. /(D) No error.<text:s/></text:p>
      <text:p text:style-name="P156"/>
      <text:list text:style-name="LFO6" text:continue-numbering="true">
        <text:list-item>
          <text:p text:style-name="P157">A <text:s text:c="2"/></text:p>
        </text:list-item>
        <text:list-item>
          <text:p text:style-name="P158">B <text:s text:c="2"/></text:p>
        </text:list-item>
        <text:list-item>
          <text:p text:style-name="P159">C <text:s text:c="4"/></text:p>
        </text:list-item>
        <text:list-item>
          <text:p text:style-name="P160">D <text:s text:c="2"/></text:p>
        </text:list-item>
      </text:list>
      <text:p text:style-name="P161"/>
      <text:p text:style-name="NoSpacing"><text:span text:style-name="T162">Answer:</text:span><text:span text:style-name="T163"><text:s/>option c</text:span></text:p>
      <text:p text:style-name="P164"/>
      <text:p text:style-name="P165">Solution:</text:p>
      <text:p text:style-name="NoSpacing"><text:span text:style-name="T166">If there is a possibility then we must use<text:s/></text:span><text:span text:style-name="T167">‘if they were people’</text:span><text:span text:style-name="T168">.<text:s/></text:span></text:p>
      <text:p text:style-name="P169"/>
      <text:p text:style-name="NoSpacing"><text:span text:style-name="T170">T</text:span><text:span text:style-name="T171">rick</text:span><text:span text:style-name="T172"><text:s/>-<text:s/></text:span><text:span text:style-name="T173">N</text:span><text:span text:style-name="T174">o</text:span></text:p>
      <text:p text:style-name="P175"/>
      <text:p text:style-name="P176"/>
      <text:p text:style-name="NoSpacing"><text:span text:style-name="T177">7.<text:s/></text:span><text:span text:style-name="T178">Direction:</text:span><text:span text:style-name="T179"><text:s/>In the following question, out of the four alternatives, choose the one which can be substituted for the given words/sentence..</text:span></text:p>
      <text:p text:style-name="P180"/>
      <text:p text:style-name="P181">The quality of being straight or righteous</text:p>
      <text:p text:style-name="P182"/>
      <text:list text:style-name="LFO7" text:continue-numbering="true">
        <text:list-item>
          <text:list>
            <text:list-item>
              <text:p text:style-name="P183">Refection</text:p>
            </text:list-item>
            <text:list-item>
              <text:p text:style-name="P184"><text:span text:style-name="T185">R</text:span><text:span text:style-name="T186">ectitude</text:span></text:p>
            </text:list-item>
            <text:list-item>
              <text:p text:style-name="P187">Regnant</text:p>
            </text:list-item>
            <text:list-item>
              <text:p text:style-name="P188">Renege</text:p>
            </text:list-item>
          </text:list>
        </text:list-item>
      </text:list>
      <text:p text:style-name="P189"/>
      <text:p text:style-name="NoSpacing"><text:span text:style-name="T190">Answer:</text:span><text:span text:style-name="T191"><text:s text:c="2"/></text:span><text:span text:style-name="T192">option b</text:span></text:p>
      <text:p text:style-name="P193"/>
      <text:p text:style-name="P194">Solution:</text:p>
      <text:p text:style-name="NoSpacing"><text:span text:style-name="T195">Rectitude</text:span><text:span text:style-name="T196"><text:s/>is the correct option here,<text:s/></text:span><text:span text:style-name="T197">Refection</text:span><text:span text:style-name="T198"><text:s/>is a light meal,<text:s/></text:span><text:span text:style-name="T199">Regnant</text:span><text:span text:style-name="T200"><text:s/>means the ruling person or party,<text:s/></text:span><text:span text:style-name="T201">Renege</text:span><text:span text:style-name="T202"><text:s/>means to deny or go back on a promise.<text:s/></text:span></text:p>
      <text:p text:style-name="P203"/>
      <text:p text:style-name="NoSpacing"><text:span text:style-name="T204">T</text:span><text:span text:style-name="T205">rick</text:span><text:span text:style-name="T206"><text:s/>-<text:s/></text:span><text:span text:style-name="T207">N</text:span><text:span text:style-name="T208">o</text:span></text:p>
      <text:p text:style-name="P209"/>
      <text:p text:style-name="P210"/>
      <text:p text:style-name="NoSpacing"><text:span text:style-name="T211">8.<text:s/></text:span><text:span text:style-name="T212">Direction:</text:span><text:span text:style-name="T213"><text:s/>In the following question, out of the four alternatives, choose the one which can be substituted for the given words/sentence.</text:span></text:p>
      <text:p text:style-name="P214"/>
      <text:p text:style-name="P215">Exhausted of interest or freshness</text:p>
      <text:p text:style-name="P216"/>
      <text:list text:style-name="LFO8" text:continue-numbering="true">
        <text:list-item>
          <text:list>
            <text:list-item>
              <text:p text:style-name="P217">Threadbare</text:p>
            </text:list-item>
            <text:list-item>
              <text:p text:style-name="P218">Tracery</text:p>
            </text:list-item>
            <text:list-item>
              <text:p text:style-name="P219">Traduce</text:p>
            </text:list-item>
            <text:list-item>
              <text:p text:style-name="P220">Trammel</text:p>
            </text:list-item>
          </text:list>
        </text:list-item>
      </text:list>
      <text:p text:style-name="P221"/>
      <text:p text:style-name="NoSpacing"><text:span text:style-name="T222"><text:s/></text:span><text:span text:style-name="T223">Answer:</text:span><text:span text:style-name="T224"><text:s/></text:span><text:span text:style-name="T225">Option a</text:span></text:p>
      <text:p text:style-name="P226"/>
      <text:p text:style-name="P227">Solution:</text:p>
      <text:p text:style-name="P228"/>
      <text:p text:style-name="NoSpacing"><text:span text:style-name="T229">Threadbare</text:span><text:span text:style-name="T230"><text:s/>means<text:s/></text:span><text:span text:style-name="T231">(of cloth, clothing, or soft furnishings) becoming thin and tattered with age so it is<text:s/></text:span><text:span text:style-name="T232">correct answer here,<text:s/></text:span><text:span text:style-name="T233">Tracery</text:span><text:span text:style-name="T234"><text:s/>is an ornamental work,<text:s/></text:span><text:span text:style-name="T235">Traduce</text:span><text:span text:style-name="T236"><text:s/>means to malign or to violate,<text:s/></text:span><text:span text:style-name="T237">Trammel</text:span><text:span text:style-name="T238"><text:s/>is to hinder.</text:span></text:p>
      <text:p text:style-name="P239"/>
      <text:p text:style-name="NoSpacing"><text:span text:style-name="T240">T</text:span><text:span text:style-name="T241">rick</text:span><text:span text:style-name="T242"><text:s/>-<text:s/></text:span><text:span text:style-name="T243">N</text:span><text:span text:style-name="T244">o</text:span></text:p>
      <text:p text:style-name="P245"/>
      <text:p text:style-name="P246"/>
      <text:p text:style-name="NoSpacing"><text:span text:style-name="T247">9.<text:s/></text:span><text:span text:style-name="T248">Directions:</text:span><text:span text:style-name="T249"><text:s/>In the following question, out of the four alternatives, choose the alternative which best expresses the meaning of the idiom/Phrase.</text:span></text:p>
      <text:p text:style-name="P250"/>
      <text:p text:style-name="P251">Bee’s knees</text:p>
      <text:p text:style-name="P252"/>
      <text:list text:style-name="LFO35" text:continue-numbering="true">
        <text:list-item>
          <text:p text:style-name="P253">Weak person</text:p>
        </text:list-item>
        <text:list-item>
          <text:p text:style-name="P254">Weak performance</text:p>
        </text:list-item>
        <text:list-item>
          <text:p text:style-name="P255">Excellence</text:p>
        </text:list-item>
        <text:list-item>
          <text:p text:style-name="P256">Studious person</text:p>
        </text:list-item>
      </text:list>
      <text:p text:style-name="P257"/>
      <text:p text:style-name="NoSpacing"><text:span text:style-name="T258">Answer:</text:span><text:span text:style-name="T259"><text:s/></text:span><text:span text:style-name="T260"><text:s/></text:span><text:span text:style-name="T261">option c</text:span></text:p>
      <text:p text:style-name="P262"/>
      <text:p text:style-name="NoSpacing"><text:span text:style-name="T263">Solution:</text:span></text:p>
      <text:p text:style-name="P264"/>
      <text:p text:style-name="P265">‘Bee’s knees’ means an excellence or perfection. Hence option C.</text:p>
      <text:p text:style-name="P266"/>
      <text:p text:style-name="NoSpacing"><text:span text:style-name="T267">T</text:span><text:span text:style-name="T268">rick</text:span><text:span text:style-name="T269"><text:s/>-<text:s/></text:span><text:span text:style-name="T270">N</text:span><text:span text:style-name="T271">o</text:span></text:p>
      <text:p text:style-name="P272"/>
      <text:soft-page-break/>
      <text:p text:style-name="P273"><text:s/></text:p>
      <text:p text:style-name="NoSpacing"><text:span text:style-name="T274">10.<text:s/></text:span><text:span text:style-name="T275">Directions:</text:span><text:span text:style-name="T276"><text:s/>In the following question, out of the four alternatives, choose the alternative which best expresses the meaning of the idiom/Phrase.</text:span></text:p>
      <text:p text:style-name="P277"/>
      <text:p text:style-name="P278">Run amok/amuck</text:p>
      <text:p text:style-name="P279"/>
      <text:list text:style-name="LFO34" text:continue-numbering="true">
        <text:list-item>
          <text:p text:style-name="P280">To run very fast</text:p>
        </text:list-item>
        <text:list-item>
          <text:p text:style-name="P281">To behave in an unruly manner</text:p>
        </text:list-item>
        <text:list-item>
          <text:p text:style-name="P282">To behave in a mocking way</text:p>
        </text:list-item>
        <text:list-item>
          <text:p text:style-name="P283">To run away at the face of adversity<text:s/></text:p>
        </text:list-item>
      </text:list>
      <text:p text:style-name="P284"/>
      <text:p text:style-name="NoSpacing"><text:span text:style-name="T285">Answer:</text:span><text:span text:style-name="T286"><text:s/></text:span><text:span text:style-name="T287"><text:s/></text:span><text:span text:style-name="T288">option b</text:span></text:p>
      <text:p text:style-name="P289"/>
      <text:p text:style-name="P290">Solution:</text:p>
      <text:p text:style-name="P291"/>
      <text:p text:style-name="P292">To run amok/amuck means to behave in an unruly manner or in a very wild manner without etiquettes.</text:p>
      <text:p text:style-name="P293"/>
      <text:p text:style-name="NoSpacing"><text:span text:style-name="T294">T</text:span><text:span text:style-name="T295">rick</text:span><text:span text:style-name="T296"><text:s/>-<text:s/></text:span><text:span text:style-name="T297">N</text:span><text:span text:style-name="T298">o</text:span></text:p>
      <text:p text:style-name="P299"/>
      <text:p text:style-name="P300"/>
      <text:p text:style-name="NoSpacing"><text:span text:style-name="T301">11.<text:s/></text:span><text:span text:style-name="T302">Directions:<text:s/></text:span><text:span text:style-name="T303">In the following question, out of the four alternatives, choose the one which best expresses the meaning of the given word</text:span><text:span text:style-name="T304">.</text:span></text:p>
      <text:p text:style-name="P305"><text:s/></text:p>
      <text:p text:style-name="P306">Expurgate</text:p>
      <text:p text:style-name="P307"/>
      <text:list text:style-name="LFO9" text:continue-numbering="true">
        <text:list-item>
          <text:p text:style-name="P308">Enjoy</text:p>
        </text:list-item>
        <text:list-item>
          <text:p text:style-name="P309">Clear</text:p>
        </text:list-item>
        <text:list-item>
          <text:p text:style-name="P310">Display</text:p>
        </text:list-item>
        <text:list-item>
          <text:p text:style-name="P311">Harbour</text:p>
        </text:list-item>
      </text:list>
      <text:p text:style-name="NoSpacing"><text:span text:style-name="T312">Answer:</text:span><text:span text:style-name="T313"><text:s/></text:span><text:span text:style-name="T314"><text:s/></text:span><text:span text:style-name="T315">option b</text:span></text:p>
      <text:p text:style-name="P316"/>
      <text:p text:style-name="P317">Solution:</text:p>
      <text:p text:style-name="NoSpacing"><text:span text:style-name="T318">Expurgate</text:span><text:span text:style-name="T319"><text:s/>means to show or to display or to make clear,<text:s/></text:span><text:span text:style-name="T320">Harbour</text:span><text:span text:style-name="T321"><text:s/>means to keep.</text:span></text:p>
      <text:p text:style-name="P322"/>
      <text:p text:style-name="NoSpacing"><text:span text:style-name="T323">T</text:span><text:span text:style-name="T324">rick</text:span><text:span text:style-name="T325"><text:s/>-<text:s/></text:span><text:span text:style-name="T326">N</text:span><text:span text:style-name="T327">o</text:span></text:p>
      <text:p text:style-name="P328"/>
      <text:p text:style-name="P329"/>
      <text:p text:style-name="NoSpacing"><text:span text:style-name="T330">12.<text:s/></text:span><text:span text:style-name="T331">Directions:</text:span><text:span text:style-name="T332"><text:s/>In the following question, out of the four alternatives, choose the one which best expresses the meaning of the given word</text:span><text:span text:style-name="T333">.</text:span></text:p>
      <text:p text:style-name="P334"/>
      <text:p text:style-name="P335">Surmount</text:p>
      <text:p text:style-name="P336"/>
      <text:list text:style-name="LFO10" text:continue-numbering="true">
        <text:list-item>
          <text:list>
            <text:list-item>
              <text:p text:style-name="P337">Climb</text:p>
            </text:list-item>
            <text:list-item>
              <text:p text:style-name="P338">Dwindle</text:p>
            </text:list-item>
            <text:list-item>
              <text:p text:style-name="P339">Conquer</text:p>
            </text:list-item>
            <text:list-item>
              <text:p text:style-name="P340">Repair</text:p>
            </text:list-item>
          </text:list>
        </text:list-item>
      </text:list>
      <text:p text:style-name="P341"/>
      <text:soft-page-break/>
      <text:p text:style-name="NoSpacing"><text:span text:style-name="T342">Answer:</text:span><text:span text:style-name="T343"><text:s/></text:span><text:span text:style-name="T344"><text:s/></text:span><text:span text:style-name="T345">option c</text:span></text:p>
      <text:p text:style-name="P346"/>
      <text:p text:style-name="NoSpacing"><text:span text:style-name="T347">Solution:</text:span></text:p>
      <text:p text:style-name="P348"/>
      <text:p text:style-name="NoSpacing"><text:span text:style-name="T349">Surmount<text:s/></text:span><text:span text:style-name="T350">means to overcome, or to conquer.<text:s/></text:span><text:span text:style-name="T351">Dwindle</text:span><text:span text:style-name="T352"><text:s/>means to shake or shaken up.</text:span></text:p>
      <text:p text:style-name="P353"/>
      <text:p text:style-name="NoSpacing"><text:span text:style-name="T354">T</text:span><text:span text:style-name="T355">rick</text:span><text:span text:style-name="T356"><text:s/>-<text:s/></text:span><text:span text:style-name="T357">N</text:span><text:span text:style-name="T358">o</text:span></text:p>
      <text:p text:style-name="P359"/>
      <text:p text:style-name="NoSpacing"><text:span text:style-name="T360">13.<text:s/></text:span><text:span text:style-name="T361">Directions:</text:span><text:span text:style-name="T362"><text:s/>In the following question, choose the word opposite in meaning to the given word.</text:span></text:p>
      <text:p text:style-name="P363"/>
      <text:p text:style-name="P364">Contumacious</text:p>
      <text:p text:style-name="P365"/>
      <text:list text:style-name="LFO11" text:continue-numbering="true">
        <text:list-item>
          <text:list>
            <text:list-item>
              <text:p text:style-name="P366">Wilful</text:p>
            </text:list-item>
            <text:list-item>
              <text:p text:style-name="P367">Pliable</text:p>
            </text:list-item>
            <text:list-item>
              <text:p text:style-name="P368">Mercurial</text:p>
            </text:list-item>
            <text:list-item>
              <text:p text:style-name="P369">Temperamental</text:p>
            </text:list-item>
          </text:list>
        </text:list-item>
      </text:list>
      <text:p text:style-name="P370"/>
      <text:p text:style-name="NoSpacing"><text:span text:style-name="T371">Answer:</text:span><text:span text:style-name="T372"><text:s/></text:span><text:span text:style-name="T373"><text:s/></text:span><text:span text:style-name="T374">option b</text:span></text:p>
      <text:p text:style-name="NoSpacing"/>
      <text:p text:style-name="P375">Solution:</text:p>
      <text:p text:style-name="P376"/>
      <text:p text:style-name="NoSpacing"><text:span text:style-name="T377">Contumacious</text:span><text:span text:style-name="T378"><text:s/>means hard and not flexible and thus<text:s/></text:span><text:span text:style-name="T379">pliable<text:s/></text:span><text:span text:style-name="T380">is the correct opposite because it means flexible,<text:s/></text:span><text:span text:style-name="T381">Mercurial</text:span><text:span text:style-name="T382"><text:s/>means a sudden change in mood.<text:s/></text:span><text:span text:style-name="T383">Temperamental<text:s/></text:span><text:span text:style-name="T384">also means the same as mercurial.</text:span></text:p>
      <text:p text:style-name="P385"/>
      <text:p text:style-name="NoSpacing"><text:span text:style-name="T386">T</text:span><text:span text:style-name="T387">rick</text:span><text:span text:style-name="T388"><text:s/>-<text:s/></text:span><text:span text:style-name="T389">N</text:span><text:span text:style-name="T390">o</text:span></text:p>
      <text:p text:style-name="P391"/>
      <text:p text:style-name="P392"/>
      <text:p text:style-name="NoSpacing"><text:span text:style-name="T393">14.<text:s/></text:span><text:span text:style-name="T394">Directions:</text:span><text:span text:style-name="T395"><text:s/>In the following question, choose the word opposite in meaning to the given word.</text:span></text:p>
      <text:p text:style-name="P396"/>
      <text:p text:style-name="P397">Pernicious</text:p>
      <text:p text:style-name="P398"/>
      <text:list text:style-name="LFO12" text:continue-numbering="true">
        <text:list-item>
          <text:list>
            <text:list-item>
              <text:p text:style-name="P399">Drone</text:p>
            </text:list-item>
            <text:list-item>
              <text:p text:style-name="P400">Travesty</text:p>
            </text:list-item>
            <text:list-item>
              <text:p text:style-name="P401">Benign</text:p>
            </text:list-item>
            <text:list-item>
              <text:p text:style-name="P402">False</text:p>
            </text:list-item>
          </text:list>
        </text:list-item>
      </text:list>
      <text:p text:style-name="P403"/>
      <text:p text:style-name="NoSpacing"><text:span text:style-name="T404">Answer:</text:span><text:span text:style-name="T405"><text:s/></text:span><text:span text:style-name="T406"><text:s/></text:span><text:span text:style-name="T407">option c</text:span></text:p>
      <text:p text:style-name="P408"/>
      <text:p text:style-name="NoSpacing"><text:span text:style-name="T409">Solution:</text:span></text:p>
      <text:p text:style-name="P410"/>
      <text:p text:style-name="NoSpacing"><text:span text:style-name="T411">Pernicious</text:span><text:span text:style-name="T412"><text:s/>means having a harmful effect,<text:s/></text:span><text:span text:style-name="T413">benign</text:span><text:span text:style-name="T414"><text:s/>means someone who wants to benefit the other person.<text:s/></text:span><text:span text:style-name="T415">Travesty</text:span><text:span text:style-name="T416"><text:s/>means a false and absurd representation of something.</text:span></text:p>
      <text:p text:style-name="P417"/>
      <text:p text:style-name="NoSpacing"><text:span text:style-name="T418">T</text:span><text:span text:style-name="T419">rick</text:span><text:span text:style-name="T420"><text:s/>-<text:s/></text:span><text:span text:style-name="T421">N</text:span><text:span text:style-name="T422">o</text:span></text:p>
      <text:p text:style-name="P423"/>
      <text:p text:style-name="P424"/>
      <text:p text:style-name="NoSpacing"><text:span text:style-name="T425">15.<text:s/></text:span><text:span text:style-name="T426">Directions:</text:span><text:span text:style-name="T427"><text:s/>In the following question, four words are given, out of which only one word is correctly spelt. Find the correctly spelt word.</text:span></text:p>
      <text:p text:style-name="P428"/>
      <text:list text:style-name="LFO13" text:continue-numbering="true">
        <text:list-item>
          <text:list>
            <text:list-item>
              <text:p text:style-name="P429">Reminiscince</text:p>
            </text:list-item>
            <text:list-item>
              <text:p text:style-name="P430">Remenescince</text:p>
            </text:list-item>
            <text:list-item>
              <text:p text:style-name="P431">Reminiscence</text:p>
            </text:list-item>
            <text:list-item>
              <text:p text:style-name="P432">Riminiscence</text:p>
            </text:list-item>
          </text:list>
        </text:list-item>
      </text:list>
      <text:p text:style-name="P433"/>
      <text:p text:style-name="NoSpacing"><text:span text:style-name="T434">Answer:</text:span><text:span text:style-name="T435"><text:s/></text:span><text:span text:style-name="T436">option c<text:s/></text:span></text:p>
      <text:p text:style-name="P437"/>
      <text:p text:style-name="P438">Solution:</text:p>
      <text:p text:style-name="P439"/>
      <text:p text:style-name="NoSpacing"><text:span text:style-name="T440">Reminiscence</text:span><text:span text:style-name="T441"><text:s/>means remembrance</text:span></text:p>
      <text:p text:style-name="P442"/>
      <text:p text:style-name="NoSpacing"><text:span text:style-name="T443">T</text:span><text:span text:style-name="T444">rick</text:span><text:span text:style-name="T445"><text:s/>-<text:s/></text:span><text:span text:style-name="T446">N</text:span><text:span text:style-name="T447">o</text:span></text:p>
      <text:p text:style-name="P448"/>
      <text:p text:style-name="NoSpacing"><text:span text:style-name="T449">16.<text:s/></text:span><text:span text:style-name="T450">Directions:<text:s/></text:span><text:span text:style-name="T451">In the following question, four words are given, out of which only one word is correctly spelt. Find the correctly spelt word.</text:span></text:p>
      <text:p text:style-name="P452"/>
      <text:p text:style-name="P453"/>
      <text:list text:style-name="LFO14" text:continue-numbering="true">
        <text:list-item>
          <text:list>
            <text:list-item>
              <text:p text:style-name="P454">Scintilating</text:p>
            </text:list-item>
            <text:list-item>
              <text:p text:style-name="P455">Scintilatting</text:p>
            </text:list-item>
            <text:list-item>
              <text:p text:style-name="P456">Scintillating</text:p>
            </text:list-item>
            <text:list-item>
              <text:p text:style-name="P457">Scientillating</text:p>
            </text:list-item>
          </text:list>
        </text:list-item>
      </text:list>
      <text:p text:style-name="P458"/>
      <text:p text:style-name="NoSpacing"><text:span text:style-name="T459">Answer:</text:span><text:span text:style-name="T460"><text:s/></text:span><text:span text:style-name="T461">option c</text:span></text:p>
      <text:p text:style-name="P462"/>
      <text:p text:style-name="P463">Solution:</text:p>
      <text:p text:style-name="P464"/>
      <text:p text:style-name="NoSpacing"><text:span text:style-name="T465">Scintillating</text:span><text:span text:style-name="T466"><text:s/>is the correct spelling. It means sparkling or shining brightly.</text:span></text:p>
      <text:p text:style-name="P467"/>
      <text:p text:style-name="NoSpacing"><text:span text:style-name="T468">T</text:span><text:span text:style-name="T469">rick</text:span><text:span text:style-name="T470"><text:s/>-<text:s/></text:span><text:span text:style-name="T471">N</text:span><text:span text:style-name="T472">o</text:span></text:p>
      <text:p text:style-name="P473"/>
      <text:p text:style-name="NoSpacing"><text:span text:style-name="T474">17.<text:s/></text:span><text:span text:style-name="T475">Directions:</text:span><text:span text:style-name="T476"><text:s/>In the following question, a sentence has been given in Direct/Indirect speech. Out of the four alternatives suggested, select the one which best express the same sentence in Indirect/Direct speech.</text:span></text:p>
      <text:p text:style-name="P477"/>
      <text:p text:style-name="P478">His father ordered him to go to his room and study.</text:p>
      <text:p text:style-name="P479"/>
      <text:list text:style-name="LFO15" text:continue-numbering="true">
        <text:list-item>
          <text:list>
            <text:list-item>
              <text:p text:style-name="P480">His father shouted, “Go and study in your room”.</text:p>
            </text:list-item>
            <text:list-item>
              <text:p text:style-name="P481">His father said firmly, “Go to your room and study”.</text:p>
            </text:list-item>
            <text:list-item>
              <text:p text:style-name="P482">His father said to him, “Go and study in your room”,</text:p>
            </text:list-item>
            <text:list-item>
              <text:p text:style-name="P483">His father said, “Go to your room and study”.</text:p>
            </text:list-item>
          </text:list>
        </text:list-item>
      </text:list>
      <text:p text:style-name="P484"/>
      <text:p text:style-name="NoSpacing"><text:span text:style-name="T485">Answer:</text:span><text:span text:style-name="T486"><text:s/></text:span><text:span text:style-name="T487"><text:s/>option d</text:span></text:p>
      <text:p text:style-name="P488"/>
      <text:p text:style-name="P489">Solution:</text:p>
      <text:p text:style-name="P490"/>
      <text:p text:style-name="P491">It cannot be made sure here whether it is being said firmly, angrily or in just a smooth way thus, it is better to answer without any extreme word thus option 4 is coorect.</text:p>
      <text:p text:style-name="P492"/>
      <text:p text:style-name="NoSpacing"><text:span text:style-name="T493">T</text:span><text:span text:style-name="T494">rick</text:span><text:span text:style-name="T495"><text:s/>-<text:s/></text:span><text:span text:style-name="T496">N</text:span><text:span text:style-name="T497">o</text:span></text:p>
      <text:p text:style-name="P498"/>
      <text:p text:style-name="P499"/>
      <text:p text:style-name="NoSpacing"><text:span text:style-name="T500">18.<text:s/></text:span><text:span text:style-name="T501">Directions:</text:span><text:span text:style-name="T502"><text:s/>In the following question, a sentence has been given in Active/Passive Voice. Out of the four alternatives suggested, select the one which best expresses the same sentence in Passive/Active Voice.</text:span></text:p>
      <text:p text:style-name="P503"/>
      <text:p text:style-name="P504">His passing the exam surprised the teacher.</text:p>
      <text:p text:style-name="P505"/>
      <text:list text:style-name="LFO33" text:continue-numbering="true">
        <text:list-item>
          <text:p text:style-name="P506">The teacher was surprised by his passing the exam</text:p>
        </text:list-item>
        <text:list-item>
          <text:p text:style-name="P507">The teacher was surprised at his passing the exam</text:p>
        </text:list-item>
        <text:list-item>
          <text:p text:style-name="P508">The teacher was surprised on his passing the exam</text:p>
        </text:list-item>
        <text:list-item>
          <text:p text:style-name="P509">The teacher was surprised with his passing the exam</text:p>
        </text:list-item>
      </text:list>
      <text:p text:style-name="P510"/>
      <text:p text:style-name="NoSpacing"><text:span text:style-name="T511">Answer:</text:span><text:span text:style-name="T512"><text:s/></text:span><text:span text:style-name="T513"><text:s/></text:span><text:span text:style-name="T514">option b</text:span></text:p>
      <text:p text:style-name="P515"/>
      <text:p text:style-name="P516">Solution:</text:p>
      <text:p text:style-name="P517"/>
      <text:p text:style-name="NoSpacing"><text:span text:style-name="T518">Here<text:s/></text:span><text:span text:style-name="T519">AT</text:span><text:span text:style-name="T520"><text:s/>is the correct preposition to use, every other option has an incorrect preposition.</text:span></text:p>
      <text:p text:style-name="P521"/>
      <text:p text:style-name="NoSpacing"><text:span text:style-name="T522">T</text:span><text:span text:style-name="T523">rick</text:span><text:span text:style-name="T524"><text:s/>-<text:s/></text:span><text:span text:style-name="T525">N</text:span><text:span text:style-name="T526">o</text:span></text:p>
      <text:p text:style-name="P527"/>
      <text:p text:style-name="P528"/>
      <text:p text:style-name="P529"><text:span text:style-name="T530">19.<text:s/></text:span><text:span text:style-name="T531">Directions:</text:span><text:span text:style-name="T532"><text:s/>The sentence/ passage is split into four parts and named P, Q, R and S. These four parts are not given in their proper order. Read the sentence/passage and find out which of the four combinations is correct</text:span><text:span text:style-name="T533">.</text:span></text:p>
      <text:p text:style-name="P534"/>
      <text:p text:style-name="P535">P : Rimes is supported by studies that have</text:p>
      <text:p text:style-name="P536">Q : The early availability of onsets and<text:s/></text:p>
      <text:p text:style-name="P537">R : Awareness of onsets, rimes, and phonemes</text:p>
      <text:p text:style-name="P538">S : Compared the development of phonological</text:p>
      <text:p text:style-name="P539"/>
      <text:list text:style-name="LFO26" text:continue-numbering="true">
        <text:list-item>
          <text:p text:style-name="P540">PQRS</text:p>
        </text:list-item>
        <text:list-item>
          <text:p text:style-name="P541">RSPQ</text:p>
        </text:list-item>
        <text:list-item>
          <text:p text:style-name="P542">RSQP</text:p>
        </text:list-item>
        <text:list-item>
          <text:p text:style-name="P543">QPSR</text:p>
        </text:list-item>
      </text:list>
      <text:p text:style-name="P544"/>
      <text:p text:style-name="NoSpacing"><text:span text:style-name="T545">Answer:</text:span><text:span text:style-name="T546"><text:s/></text:span><text:span text:style-name="T547"><text:s/></text:span><text:span text:style-name="T548">option d</text:span></text:p>
      <text:p text:style-name="P549"><text:s/></text:p>
      <text:p text:style-name="NoSpacing"><text:span text:style-name="T550">Solu</text:span><text:span text:style-name="T551">tion:</text:span></text:p>
      <text:p text:style-name="P552"/>
      <text:p text:style-name="P553">QPSR is the correct sequence.</text:p>
      <text:p text:style-name="P554"/>
      <text:p text:style-name="NoSpacing"><text:span text:style-name="T555">T</text:span><text:span text:style-name="T556">rick</text:span><text:span text:style-name="T557"><text:s/>-<text:s/></text:span><text:span text:style-name="T558">N</text:span><text:span text:style-name="T559">o</text:span></text:p>
      <text:p text:style-name="P560"/>
      <text:p text:style-name="P561"/>
      <text:p text:style-name="P562"/>
      <text:p text:style-name="NoSpacing"><text:span text:style-name="T563">20.<text:s/></text:span><text:span text:style-name="T564">Directions:</text:span><text:span text:style-name="T565"><text:s/>In the following passage some of the words have been left out. Read the passage carefully and choose the correct answer for the given blank out of the four alternatives.</text:span></text:p>
      <text:p text:style-name="P566"/>
      <text:p text:style-name="NoSpacing"><text:span text:style-name="T567">With a sense of optimism slowly</text:span><text:span text:style-name="T568">_____(1)_____</text:span><text:span text:style-name="T569"> in, the banking industry expects that 2015 will bring better growth prospects. This optimism stems from factors such as the Government working hard to_____(2)______ the industrial growth in the country and the RBI initiating a number of measures that would go a long way in helping the banks to ______(3)_______.</text:span></text:p>
      <text:p text:style-name="P570"/>
      <text:p text:style-name="NoSpacing"><text:span text:style-name="T571">Choose most appropriate word for blank space<text:s/></text:span><text:span text:style-name="T572">(1)</text:span><text:span text:style-name="T573">?</text:span></text:p>
      <text:p text:style-name="P574"/>
      <text:list text:style-name="LFO16" text:continue-numbering="true">
        <text:list-item>
          <text:list>
            <text:list-item>
              <text:p text:style-name="P575">Retreating</text:p>
            </text:list-item>
            <text:list-item>
              <text:p text:style-name="P576">Decreasing</text:p>
            </text:list-item>
            <text:list-item>
              <text:p text:style-name="P577">Leaving</text:p>
            </text:list-item>
            <text:list-item>
              <text:p text:style-name="P578">Creeping</text:p>
            </text:list-item>
          </text:list>
        </text:list-item>
      </text:list>
      <text:p text:style-name="P579"/>
      <text:p text:style-name="NoSpacing"><text:span text:style-name="T580">Answer:</text:span><text:span text:style-name="T581"><text:s/></text:span><text:span text:style-name="T582"><text:s/></text:span><text:span text:style-name="T583">option d</text:span></text:p>
      <text:p text:style-name="P584"/>
      <text:p text:style-name="P585">Solution:</text:p>
      <text:p text:style-name="P586"/>
      <text:p text:style-name="NoSpacing"><text:span text:style-name="T587">We will use the word slowly to guide our answer here, thus<text:s/></text:span><text:span text:style-name="T588">Creeping</text:span><text:span text:style-name="T589"><text:s/>means<text:s/></text:span><text:span text:style-name="T590">occurring or developing gradually and almost imperceptibly. so it<text:s/></text:span><text:span text:style-name="T591">is the best fit here.<text:s/></text:span><text:span text:style-name="T592">Retreating</text:span><text:span text:style-name="T593"><text:s/>means going back.<text:s/></text:span></text:p>
      <text:p text:style-name="P594"/>
      <text:p text:style-name="NoSpacing"><text:span text:style-name="T595">T</text:span><text:span text:style-name="T596">rick</text:span><text:span text:style-name="T597"><text:s/>-<text:s/></text:span><text:span text:style-name="T598">N</text:span><text:span text:style-name="T599">o</text:span></text:p>
      <text:p text:style-name="P600"/>
      <text:p text:style-name="P601"/>
      <text:p text:style-name="NoSpacing"><text:span text:style-name="T602">21.<text:s/></text:span><text:span text:style-name="T603">Directions:</text:span><text:span text:style-name="T604"><text:s/>In the following passage some of the words have been left out. Read the passage carefully and choose the correct answer for the given blank out of the four alternatives.</text:span></text:p>
      <text:p text:style-name="P605"/>
      <text:p text:style-name="NoSpacing"><text:span text:style-name="T606">With a sense of optimism slowly</text:span><text:span text:style-name="T607">_____(1)_____</text:span><text:span text:style-name="T608"> in, the banking industry expects that 2015 will bring better growth prospects. This optimism stems from factors such as the Government working hard to_____(2)______ the industrial growth in the country and the RBI initiating a number of measures that would go a long way in helping the banks to ______(3)_______.</text:span></text:p>
      <text:p text:style-name="P609"/>
      <text:p text:style-name="NoSpacing"><text:span text:style-name="T610">Choose most appropriate word for blank space<text:s/></text:span><text:span text:style-name="T611">(2)</text:span><text:span text:style-name="T612">?</text:span></text:p>
      <text:p text:style-name="P613"/>
      <text:list text:style-name="LFO17" text:continue-numbering="true">
        <text:list-item>
          <text:list>
            <text:list-item>
              <text:p text:style-name="P614">Absorb</text:p>
            </text:list-item>
            <text:list-item>
              <text:p text:style-name="P615">Cripple</text:p>
            </text:list-item>
            <text:list-item>
              <text:p text:style-name="P616">Anticipate</text:p>
            </text:list-item>
            <text:list-item>
              <text:p text:style-name="P617">Revitalise</text:p>
            </text:list-item>
          </text:list>
        </text:list-item>
      </text:list>
      <text:p text:style-name="P618"/>
      <text:p text:style-name="NoSpacing"><text:span text:style-name="T619">Answer:</text:span><text:span text:style-name="T620"><text:s/></text:span><text:span text:style-name="T621"><text:s/></text:span><text:span text:style-name="T622">option d</text:span></text:p>
      <text:p text:style-name="P623"/>
      <text:soft-page-break/>
      <text:p text:style-name="P624">Solution:</text:p>
      <text:p text:style-name="P625"/>
      <text:p text:style-name="NoSpacing"><text:span text:style-name="T626">Since the government is trying to strengthening the banks thus<text:s/></text:span><text:span text:style-name="T627">revitalise<text:s/></text:span><text:span text:style-name="T628">should be used.<text:s/></text:span><text:span text:style-name="T629">Cripple</text:span><text:span text:style-name="T630"><text:s/>means to make disable.<text:s/></text:span><text:span text:style-name="T631">Anticipate<text:s/></text:span><text:span text:style-name="T632">means<text:s/></text:span><text:span text:style-name="T633">expect or predict.</text:span></text:p>
      <text:p text:style-name="P634"/>
      <text:p text:style-name="NoSpacing"><text:span text:style-name="T635">T</text:span><text:span text:style-name="T636">rick</text:span><text:span text:style-name="T637"><text:s/>-<text:s/></text:span><text:span text:style-name="T638">N</text:span><text:span text:style-name="T639">o</text:span></text:p>
      <text:p text:style-name="P640"/>
      <text:p text:style-name="P641"/>
      <text:p text:style-name="NoSpacing"><text:span text:style-name="T642">22.<text:s/></text:span><text:span text:style-name="T643">Directions:</text:span><text:span text:style-name="T644"><text:s/>In the following passage some of the words have been left out. Read the passage carefully and choose the correct answer for the given blank out of the four alternatives.</text:span></text:p>
      <text:p text:style-name="P645"/>
      <text:p text:style-name="NoSpacing"><text:span text:style-name="T646">With a sense of optimism slowly</text:span><text:span text:style-name="T647">_____(1)_____</text:span><text:span text:style-name="T648"> in, the banking industry expects that 2015 will bring better growth prospects. This optimism stems from factors such as the Government working hard to_____(2)______ the industrial growth in the country and the RBI initiating a number of measures that would go a long way in helping the banks to ______(3)_______.</text:span></text:p>
      <text:p text:style-name="P649"/>
      <text:p text:style-name="NoSpacing"><text:span text:style-name="T650">Choose most appropriate word for blank space<text:s/></text:span><text:span text:style-name="T651">(3)</text:span><text:span text:style-name="T652">?</text:span></text:p>
      <text:p text:style-name="P653"/>
      <text:list text:style-name="LFO18" text:continue-numbering="true">
        <text:list-item>
          <text:list>
            <text:list-item>
              <text:p text:style-name="P654">Subsist</text:p>
            </text:list-item>
            <text:list-item>
              <text:p text:style-name="P655">Prevail</text:p>
            </text:list-item>
            <text:list-item>
              <text:p text:style-name="P656">Restructure</text:p>
            </text:list-item>
            <text:list-item>
              <text:p text:style-name="P657">Survive</text:p>
            </text:list-item>
          </text:list>
        </text:list-item>
      </text:list>
      <text:p text:style-name="P658"/>
      <text:p text:style-name="NoSpacing"><text:span text:style-name="T659">Answer:</text:span><text:span text:style-name="T660"><text:s/></text:span><text:span text:style-name="T661"><text:s/>option c</text:span></text:p>
      <text:p text:style-name="P662"/>
      <text:p text:style-name="P663">Solution:<text:s/></text:p>
      <text:p text:style-name="P664"/>
      <text:p text:style-name="NoSpacing"><text:span text:style-name="T665">Since RBI wants to resurrect the banks hence restructure should be used.<text:s/></text:span><text:span text:style-name="T666">Prevail<text:s/></text:span><text:span text:style-name="T667">means<text:s/></text:span><text:span text:style-name="T668">Pervading</text:span><text:span text:style-name="T669"><text:s/>or prove to be more powerful or superior.<text:s/></text:span><text:span text:style-name="T670">Subsist<text:s/></text:span><text:span text:style-name="T671">means<text:s/></text:span><text:span text:style-name="T672">maintain or support oneself, especially at a minimal level.</text:span></text:p>
      <text:p text:style-name="P673"/>
      <text:p text:style-name="NoSpacing"><text:span text:style-name="T674">T</text:span><text:span text:style-name="T675">rick</text:span><text:span text:style-name="T676"><text:s/>-<text:s/></text:span><text:span text:style-name="T677">N</text:span><text:span text:style-name="T678">o</text:span></text:p>
      <text:p text:style-name="P679"/>
      <text:p text:style-name="P680"/>
      <text:p text:style-name="NoSpacing"><text:span text:style-name="T681">23.<text:s/></text:span><text:span text:style-name="T682">Directions:</text:span><text:span text:style-name="T683"><text:s/>In the following passage some of the words have been left out. Read the passage carefully and choose the correct answer for the given question out of the four alternatives.</text:span></text:p>
      <text:p text:style-name="P684"/>
      <text:p text:style-name="P685"/>
      <text:p text:style-name="P686">Of the several features or the Toyota Production System that have been widely studied, most important is the mode of governance of the shop-floor at Toyota. Work and inter-relations between workers are highly scripted in extremely detailed ‘operating procedures’ that have to be followed rigidly, without any deviation at Toyota. Despite such rule-bound rigidity, however, Toyota does not become a ‘command-control system’. It is able to retain the character of a learning organization.</text:p>
      <text:p text:style-name="P687">In fact, many observers characterize it as a community of scientists carrying out several small experiments simultaneously. The design of the operating procedure is the key. Every<text:s/><text:soft-page-break/>principle must find an expression in the operating procedure – that is how it has an effect in the domain of action. Workers on the shop-floor, often in teams, design the ‘operating procedure’ jointly with the supervisor through a series of hypothesis that are proposed and validated or refuted through experiments in action. The rigid and detailed ‘operating procedure’ specification throws up problems of the very minute kind: while its resolution leads to a refraining of the procedure and specifications. This inter-temporal change (or flexibility) of the specification (or operating procedure) is done at the lowest level of the organization; i.e. closest to the site of action.</text:p>
      <text:p text:style-name="P688">One implication of this arrangement is that system design can no longer be rationally optimal and standardized across the organization. It is quite common to find different work norms in contiguous assembly lines, because each might have faced a different set of problems and devised different counter measures to tackle it. Design of the coordinating process that essentially imposes the discipline that is required in large-scale complex manufacturing systems is therefore customized to variations in man-machine context of the site of action. It evolves through numerous points of negotiation throughout the organization. It implies then that the higher levels of the hierarchy do not exercise the power of the fiat in setting work rules, for such work rules are no longer a standard set across the whole organization.</text:p>
      <text:p text:style-name="P689">It might be interesting to go through the basic Toyota philosophy that underlies its system designing practices. The notion of the ideal production system in Toyota embraces the following – ‘the ability to deliver just-in-time (or on demand) a customer order in the exact specification demanded, in a batch size of one (and hence an infinite proliferation of variants, models and specifications), defect-free, without wastage of material, labour, energy or motion in a safe and (physically and emotionally) fulfilling production environment’. It did not embrace the concept of a standardized product that can be cheap by giving up variations. Preserving consumption variety was seen, in fact, as one mode of serving society. It is interesting to note that the articulation of the Toyota philosophy was made around roughly the same time that the Fordist system was establishing itself in the US automotive industry.</text:p>
      <text:p text:style-name="P690"/>
      <text:p text:style-name="NoSpacing"><text:span text:style-name="T691">What can be best defended as the asset which Toyota model of production leverages to give the vast range of mode-Kin a defect-free fashion?</text:span></text:p>
      <text:p text:style-name="P692"/>
      <text:list text:style-name="LFO27" text:continue-numbering="true">
        <text:list-item>
          <text:list>
            <text:list-item>
              <text:p text:style-name="P693">Large scale complex manufacturing systems</text:p>
            </text:list-item>
            <text:list-item>
              <text:p text:style-name="P694">Intellectual capital of the company’s management<text:s/></text:p>
            </text:list-item>
            <text:list-item>
              <text:p text:style-name="P695">Ability of workers to evolve solutions to problems</text:p>
            </text:list-item>
            <text:list-item>
              <text:p text:style-name="P696">Skill and charisma of the top leadership</text:p>
            </text:list-item>
          </text:list>
        </text:list-item>
      </text:list>
      <text:p text:style-name="P697"/>
      <text:p text:style-name="NoSpacing"><text:span text:style-name="T698">Answer:</text:span><text:span text:style-name="T699"><text:s/></text:span><text:span text:style-name="T700"><text:s/></text:span><text:span text:style-name="T701">option c</text:span></text:p>
      <text:p text:style-name="P702"/>
      <text:p text:style-name="P703">Solution:</text:p>
      <text:p text:style-name="P704"/>
      <text:p text:style-name="P705">It is mentioned in the passage that the higher level of hierarchy do not exercise much power and the workers working on the shop floor have to come up with the solutions themselves.<text:s/></text:p>
      <text:p text:style-name="P706"/>
      <text:p text:style-name="NoSpacing"><text:span text:style-name="T707">T</text:span><text:span text:style-name="T708">rick</text:span><text:span text:style-name="T709"><text:s/>-<text:s/></text:span><text:span text:style-name="T710">N</text:span><text:span text:style-name="T711">o</text:span></text:p>
      <text:p text:style-name="P712"/>
      <text:p text:style-name="P713"/>
      <text:p text:style-name="NoSpacing"><text:span text:style-name="T714">24.<text:s/></text:span><text:span text:style-name="T715">Directions:</text:span><text:span text:style-name="T716"><text:s/>In the following passage some of the words have been left out. Read the passage carefully and choose the correct answer for the given question out of the four alternatives.</text:span></text:p>
      <text:p text:style-name="P717"/>
      <text:p text:style-name="P718">Of the several features or the Toyota Production System that have been widely studied, most important is the mode of governance of the shop-floor at Toyota. Work and inter-relations between workers are highly scripted in extremely detailed ‘operating procedures’ that have to be followed rigidly, without any deviation at Toyota. Despite such rule-bound rigidity, however, Toyota does not become a ‘command-control system’. It is able to retain the character of a learning organization.</text:p>
      <text:p text:style-name="P719">In fact, many observers characterize it as a community of scientists carrying out several small experiments simultaneously. The design of the operating procedure is the key. Every principle must find an expression in the operating procedure – that is how it has an effect in the domain of action. Workers on the shop-floor, often in teams, design the ‘operating procedure’ jointly with the supervisor through a series of hypothesis that are proposed and validated or refuted through experiments in action. The rigid and detailed ‘operating procedure’ specification throws up problems of the very minute kind: while its resolution leads to a refraining of the procedure and specifications. This inter-temporal change (or flexibility) of the specification (or operating procedure) is done at the lowest level of the organization; i.e. closest to the site of action.</text:p>
      <text:p text:style-name="P720">One implication of this arrangement is that system design can no longer be rationally optimal and standardized across the organization. It is quite common to find different work norms in contiguous assembly lines, because each might have faced a different set of problems and devised different counter measures to tackle it. Design of the coordinating process that essentially imposes the discipline that is required in large-scale complex manufacturing systems is therefore customized to variations in man-machine context of the site of action. It evolves through numerous points of negotiation throughout the organization. It implies then that the higher levels of the hierarchy do not exercise the power of the fiat in setting work rules, for such work rules are no longer a standard set across the whole organization.</text:p>
      <text:p text:style-name="P721">It might be interesting to go through the basic Toyota philosophy that underlies its system designing practices. The notion of the ideal production system in Toyota embraces the following – ‘the ability to deliver just-in-time (or on demand) a customer order in the exact specification demanded, in a batch size of one (and hence an infinite proliferation of variants, models and specifications), defect-free, without wastage of material, labour, energy or motion in a safe and (physically and emotionally) fulfilling production environment’. It did not embrace the concept of a standardized product that can be cheap by giving up variations. Preserving consumption variety was seen, in fact, as one mode of serving society. It is interesting to note that the articulation of the Toyota philosophy was made around roughly the same time that the Fordist system was establishing itself in the US automotive industry.</text:p>
      <text:p text:style-name="P722"/>
      <text:p text:style-name="NoSpacing"><text:span text:style-name="T723">Which of the following can be best defended as a pre-condition for the Toyota type of production system to work?</text:span></text:p>
      <text:p text:style-name="P724"/>
      <text:list text:style-name="LFO19" text:continue-numbering="true">
        <text:list-item>
          <text:list>
            <text:list-item>
              <text:p text:style-name="P725">Existence of workers union to protect the rights</text:p>
            </text:list-item>
            <text:list-item>
              <text:p text:style-name="P726">Existence of powerful management</text:p>
            </text:list-item>
            <text:list-item>
              <text:p text:style-name="P727">Management’s faith in workers’ ability to solve problems in a rigorous manner</text:p>
            </text:list-item>
            <text:list-item>
              <text:p text:style-name="P728">Cordial worker-management involvement towards problems<text:s/></text:p>
            </text:list-item>
          </text:list>
        </text:list-item>
      </text:list>
      <text:p text:style-name="P729"/>
      <text:p text:style-name="NoSpacing"><text:span text:style-name="T730">Ans</text:span><text:span text:style-name="T731">wer</text:span><text:span text:style-name="T732">:</text:span><text:span text:style-name="T733"><text:s/></text:span><text:span text:style-name="T734"><text:s/></text:span><text:span text:style-name="T735">option c</text:span></text:p>
      <text:p text:style-name="P736"/>
      <text:p text:style-name="P737">Solution:</text:p>
      <text:p text:style-name="P738"/>
      <text:soft-page-break/>
      <text:p text:style-name="NoSpacing"><text:span text:style-name="T739">The lines<text:s/></text:span><text:span text:style-name="T740">design of the coordinating process that……………….. such work rules are no longer a standard set across the whole organization</text:span><text:span text:style-name="T741"><text:s/>shows us that option 3 is the correct answer.</text:span></text:p>
      <text:p text:style-name="P742"/>
      <text:p text:style-name="NoSpacing"><text:span text:style-name="T743">T</text:span><text:span text:style-name="T744">rick</text:span><text:span text:style-name="T745"><text:s/>-<text:s/></text:span><text:span text:style-name="T746">N</text:span><text:span text:style-name="T747">o</text:span></text:p>
      <text:p text:style-name="P748"/>
      <text:p text:style-name="P749"/>
      <text:p text:style-name="NoSpacing"><text:span text:style-name="T750">25.<text:s/></text:span><text:span text:style-name="T751">Directions:</text:span><text:span text:style-name="T752"><text:s/>In the following passage some of the words have been left out. Read the passage carefully and choose the correct answer for the given question out of the four alternatives.</text:span></text:p>
      <text:p text:style-name="P753"/>
      <text:p text:style-name="P754">Of the several features or the Toyota Production System that have been widely studied, most important is the mode of governance of the shop-floor at Toyota. Work and inter-relations between workers are highly scripted in extremely detailed ‘operating procedures’ that have to be followed rigidly, without any deviation at Toyota. Despite such rule-bound rigidity, however, Toyota does not become a ‘command-control system’. It is able to retain the character of a learning organization.</text:p>
      <text:p text:style-name="P755">In fact, many observers characterize it as a community of scientists carrying out several small experiments simultaneously. The design of the operating procedure is the key. Every principle must find an expression in the operating procedure – that is how it has an effect in the domain of action. Workers on the shop-floor, often in teams, design the ‘operating procedure’ jointly with the supervisor through a series of hypothesis that are proposed and validated or refuted through experiments in action. The rigid and detailed ‘operating procedure’ specification throws up problems of the very minute kind: while its resolution leads to a refraining of the procedure and specifications. This inter-temporal change (or flexibility) of the specification (or operating procedure) is done at the lowest level of the organization; i.e. closest to the site of action.</text:p>
      <text:p text:style-name="P756">One implication of this arrangement is that system design can no longer be rationally optimal and standardized across the organization. It is quite common to find different work norms in contiguous assembly lines, because each might have faced a different set of problems and devised different counter measures to tackle it. Design of the coordinating process that essentially imposes the discipline that is required in large-scale complex manufacturing systems is therefore customized to variations in man-machine context of the site of action. It evolves through numerous points of negotiation throughout the organization. It implies then that the higher levels of the hierarchy do not exercise the power of the fiat in setting work rules, for such work rules are no longer a standard set across the whole organization.</text:p>
      <text:p text:style-name="P757">It might be interesting to go through the basic Toyota philosophy that underlies its system designing practices. The notion of the ideal production system in Toyota embraces the following – ‘the ability to deliver just-in-time (or on demand) a customer order in the exact specification demanded, in a batch size of one (and hence an infinite proliferation of variants, models and specifications), defect-free, without wastage of material, labour, energy or motion in a safe and (physically and emotionally) fulfilling production environment’. It did not embrace the concept of a standardized product that can be cheap by giving up variations. Preserving consumption variety was seen, in fact, as one mode of serving society. It is interesting to note that the articulation of the Toyota philosophy was made around roughly the same time that the Fordist system was establishing itself in the US automotive industry.</text:p>
      <text:p text:style-name="P758"/>
      <text:p text:style-name="NoSpacing"><text:span text:style-name="T759">What should be the correct synonym for the word<text:s/></text:span><text:span text:style-name="T760">CONTINGOUS</text:span><text:span text:style-name="T761"><text:s/>as used in the passage?</text:span></text:p>
      <text:p text:style-name="P762"/>
      <text:list text:style-name="LFO20" text:continue-numbering="true">
        <text:list-item>
          <text:list>
            <text:list-item>
              <text:p text:style-name="P763">Continuous</text:p>
            </text:list-item>
            <text:list-item>
              <text:p text:style-name="P764">Adjacent</text:p>
            </text:list-item>
            <text:list-item>
              <text:p text:style-name="P765">Epidemic</text:p>
            </text:list-item>
            <text:list-item>
              <text:p text:style-name="P766">Impotent</text:p>
            </text:list-item>
          </text:list>
        </text:list-item>
      </text:list>
      <text:p text:style-name="P767"/>
      <text:p text:style-name="NoSpacing"><text:span text:style-name="T768">Answer:<text:s/></text:span><text:span text:style-name="T769">Option b<text:s/></text:span></text:p>
      <text:p text:style-name="P770"/>
      <text:p text:style-name="P771">Solution:</text:p>
      <text:p text:style-name="P772"/>
      <text:p text:style-name="P773">Adjacent is the correct synonym here, Impotent means unable to produce any offspring.</text:p>
      <text:p text:style-name="P774"/>
      <text:p text:style-name="NoSpacing"><text:span text:style-name="T775">T</text:span><text:span text:style-name="T776">rick</text:span><text:span text:style-name="T777"><text:s/>-<text:s/></text:span><text:span text:style-name="T778">N</text:span><text:span text:style-name="T779">o</text:span></text:p>
      <text:p text:style-name="P780"/>
      <text:p text:style-name="P781"><text:s/></text:p>
      <text:p text:style-name="NoSpacing"><text:span text:style-name="T782">26.<text:s/></text:span><text:span text:style-name="T783">Directions:</text:span><text:span text:style-name="T784"><text:s/></text:span><text:span text:style-name="T785">In the following question, out of the four alternatives, choose the one which can be substituted for the given words/sentence.</text:span></text:p>
      <text:p text:style-name="P786"/>
      <text:p text:style-name="P787">To object or express reluctance to do something</text:p>
      <text:p text:style-name="P788"/>
      <text:list text:style-name="LFO21" text:continue-numbering="true">
        <text:list-item>
          <text:p text:style-name="P789">demur<text:s/></text:p>
        </text:list-item>
        <text:list-item>
          <text:p text:style-name="P790">arriviste<text:s/></text:p>
        </text:list-item>
        <text:list-item>
          <text:p text:style-name="P791">demure</text:p>
        </text:list-item>
        <text:list-item>
          <text:p text:style-name="P792">lagniappe</text:p>
        </text:list-item>
      </text:list>
      <text:p text:style-name="P793"/>
      <text:p text:style-name="NoSpacing"><text:span text:style-name="T794">Answer:</text:span><text:span text:style-name="T795"><text:s/>option a</text:span></text:p>
      <text:p text:style-name="P796"/>
      <text:p text:style-name="P797">Solution :</text:p>
      <text:p text:style-name="P798"/>
      <text:p text:style-name="Default"><text:span text:style-name="T799">Demur</text:span><text:span text:style-name="T800"><text:s/></text:span><text:span text:style-name="T801">means to object or express reluctance to do something.<text:s/></text:span><text:span text:style-name="T802">Demur</text:span><text:span text:style-name="T803"><text:s/></text:span><text:span text:style-name="T804">should not be confused with<text:s/></text:span><text:span text:style-name="T805">demure</text:span><text:span text:style-name="T806">,<text:s/></text:span><text:span text:style-name="T807">which as an adjective that means coy. This word is similar to<text:s/></text:span><text:span text:style-name="T808">parvenu</text:span><text:span text:style-name="T809"><text:s/></text:span><text:span text:style-name="T810">(though arriviste connotes more ruthless ambition). It came into the language much more recently, circa 1900.<text:s/></text:span></text:p>
      <text:p text:style-name="NoSpacing"><text:span text:style-name="T811">The city center was aflutter with<text:s/></text:span><text:span text:style-name="T812">arrivistes</text:span><text:span text:style-name="T813"><text:s/>who each tried to outdo one another with their ostentatious sports cars and chic evening dres</text:span><text:span text:style-name="T814">s.</text:span><text:span text:style-name="T815"><text:s/>a<text:s/></text:span><text:span text:style-name="T816">lagniappe</text:span><text:span text:style-name="T817"><text:s/></text:span><text:span text:style-name="T818">was any unexpected gift.</text:span></text:p>
      <text:p text:style-name="P819"/>
      <text:p text:style-name="NoSpacing"><text:span text:style-name="T820">T</text:span><text:span text:style-name="T821">rick</text:span><text:span text:style-name="T822"><text:s/>-<text:s/></text:span><text:span text:style-name="T823">N</text:span><text:span text:style-name="T824">o</text:span></text:p>
      <text:p text:style-name="P825"/>
      <text:p text:style-name="NoSpacing"><text:span text:style-name="T826">27.<text:s/></text:span><text:span text:style-name="T827">Directions:</text:span><text:span text:style-name="T828"><text:s/></text:span><text:span text:style-name="T829">In the following question, out of the four alternatives, choose the one which can be substituted for the given words/sentence.</text:span></text:p>
      <text:p text:style-name="P830"/>
      <text:p text:style-name="P831">Any word that is derived from a person’s name.</text:p>
      <text:p text:style-name="P832"/>
      <text:list text:style-name="LFO22" text:continue-numbering="true">
        <text:list-item>
          <text:p text:style-name="P833">Eponyms<text:s/></text:p>
        </text:list-item>
        <text:list-item>
          <text:p text:style-name="P834">mesmerize</text:p>
        </text:list-item>
        <text:list-item>
          <text:p text:style-name="P835">gerrymander</text:p>
        </text:list-item>
        <text:list-item>
          <text:p text:style-name="P836">hector</text:p>
        </text:list-item>
      </text:list>
      <text:p text:style-name="P837"/>
      <text:p text:style-name="NoSpacing"><text:span text:style-name="T838">Answer:</text:span><text:span text:style-name="T839"><text:s/>option a</text:span></text:p>
      <text:p text:style-name="P840"/>
      <text:p text:style-name="P841">Solution :</text:p>
      <text:p text:style-name="NoSpacing"><text:span text:style-name="T842">mesmerize</text:span><text:span text:style-name="T843">,</text:span><text:span text:style-name="T844"><text:s/>which doesn’t necessarily mean to hypnotize (though it could), but is used figuratively and means to hold spellbound .</text:span><text:span text:style-name="T845"><text:s/>gerrymander<text:s/></text:span><text:span text:style-name="T846">hasn’t changed too much, and refers to the manipulation of boundaries to favor a certain group.<text:s/></text:span><text:span text:style-name="T847">hector</text:span><text:span text:style-name="T848"><text:s/></text:span><text:span text:style-name="T849">means to bully or intimidate<text:s/></text:span><text:span text:style-name="T850">.</text:span></text:p>
      <text:p text:style-name="P851"/>
      <text:p text:style-name="NoSpacing"><text:span text:style-name="T852">T</text:span><text:span text:style-name="T853">rick</text:span><text:span text:style-name="T854"><text:s/>-<text:s/></text:span><text:span text:style-name="T855">N</text:span><text:span text:style-name="T856">o</text:span></text:p>
      <text:p text:style-name="P857"><text:s/></text:p>
      <text:p text:style-name="NoSpacing"><text:span text:style-name="T858">28</text:span><text:span text:style-name="T859">.<text:s/></text:span><text:span text:style-name="T860">Directions:</text:span><text:span text:style-name="T861"><text:s/></text:span><text:span text:style-name="T862">In the following question, out of the four alternatives, choose the one which can be substituted for the given words/sentence.</text:span></text:p>
      <text:p text:style-name="P863"/>
      <text:p text:style-name="P864">The absurdity we have to deal with living in a world of faceless bureaucracies.</text:p>
      <text:p text:style-name="P865"/>
      <text:list text:style-name="LFO23" text:continue-numbering="true">
        <text:list-item>
          <text:p text:style-name="P866">pyrrhic<text:s/></text:p>
        </text:list-item>
        <text:list-item>
          <text:p text:style-name="P867">kafkaesque<text:s/></text:p>
        </text:list-item>
        <text:list-item>
          <text:p text:style-name="P868">quixotic</text:p>
        </text:list-item>
        <text:list-item>
          <text:p text:style-name="P869">maudlin</text:p>
        </text:list-item>
      </text:list>
      <text:p text:style-name="P870"/>
      <text:p text:style-name="NoSpacing"><text:span text:style-name="T871">Answer:</text:span><text:span text:style-name="T872"><text:s/>option b</text:span></text:p>
      <text:p text:style-name="P873"/>
      <text:p text:style-name="P874">Solution :</text:p>
      <text:p text:style-name="Default"><text:span text:style-name="T875">A person who is<text:s/></text:span><text:span text:style-name="T876">maudlin</text:span><text:span text:style-name="T877"><text:s/>cries in public for no good reason, and is oftentimes times used to describe one who’s tried to finish a jeroboam alone, and now must share with the stranger sitting next to them all of his deepest feelings.</text:span><text:span text:style-name="T878"><text:s/></text:span><text:span text:style-name="T879">quixotic</text:span><text:span text:style-name="T880"><text:s/></text:span><text:span text:style-name="T881">has taken the broader meaning of someone who is wildly idealistic.</text:span><text:span text:style-name="T882"><text:s/>Kafkaesque</text:span><text:span text:style-name="T883">,</text:span><text:span text:style-name="T884"><text:s/>that refers to the<text:s/></text:span><text:span text:style-name="T885">absurdity we have to deal with living in a world of faceless<text:s/></text:span><text:span text:style-name="T886">bureaucracies</text:span><text:span text:style-name="T887"><text:s/>.</text:span><text:span text:style-name="T888"><text:s/>Pyrrhic<text:s/></text:span><text:span text:style-name="T889">was perhaps more ambivalent, quipping, “One more such victory will undo me.”</text:span></text:p>
      <text:p text:style-name="P890"/>
      <text:p text:style-name="NoSpacing"><text:span text:style-name="T891">T</text:span><text:span text:style-name="T892">rick</text:span><text:span text:style-name="T893"><text:s/>-<text:s/></text:span><text:span text:style-name="T894">N</text:span><text:span text:style-name="T895">o</text:span></text:p>
      <text:p text:style-name="P896"><text:s text:c="2"/></text:p>
      <text:p text:style-name="NoSpacing"><text:span text:style-name="T897">29</text:span><text:span text:style-name="T898">.<text:s/></text:span><text:span text:style-name="T899">Directions:</text:span><text:span text:style-name="T900"><text:s/></text:span><text:span text:style-name="T901">In the following question, out of the four alternatives, choose the one which can be substituted for the given words/sentence.</text:span></text:p>
      <text:p text:style-name="P902"/>
      <text:p text:style-name="NoSpacing"><text:span text:style-name="T903">A person who is implying blind optimism .</text:span><text:span text:style-name="T904">.</text:span></text:p>
      <text:p text:style-name="P905"/>
      <text:list text:style-name="LFO24" text:continue-numbering="true">
        <text:list-item>
          <text:p text:style-name="P906">galavanize</text:p>
        </text:list-item>
        <text:list-item>
          <text:p text:style-name="P907">supercilious<text:s/></text:p>
        </text:list-item>
        <text:list-item>
          <text:p text:style-name="P908">panglossian<text:s/></text:p>
        </text:list-item>
        <text:list-item>
          <text:p text:style-name="P909">malapropism</text:p>
        </text:list-item>
      </text:list>
      <text:p text:style-name="P910"/>
      <text:p text:style-name="NoSpacing"><text:span text:style-name="T911">Answer:</text:span><text:span text:style-name="T912"><text:s/>option c</text:span></text:p>
      <text:p text:style-name="P913"/>
      <text:p text:style-name="P914">Solution :</text:p>
      <text:p text:style-name="NoSpacing"><text:span text:style-name="T915">To<text:s/></text:span><text:span text:style-name="T916">galvanize</text:span><text:span text:style-name="T917"><text:s/></text:span><text:span text:style-name="T918">is to shock or urge somebody/something into action.</text:span></text:p>
      <text:p text:style-name="NoSpacing"><text:span text:style-name="T919">Malapropism</text:span><text:span text:style-name="T920"><text:s/>used for mixing up similar sounding words, usually to comic effect</text:span><text:span text:style-name="T921">.</text:span></text:p>
      <text:p text:style-name="NoSpacing"><text:span text:style-name="T922">Panglossian</text:span><text:span text:style-name="T923"><text:s/>carries a negative connotation, implying blind optimism.</text:span></text:p>
      <text:p text:style-name="P924"/>
      <text:p text:style-name="NoSpacing"><text:span text:style-name="T925">T</text:span><text:span text:style-name="T926">rick</text:span><text:span text:style-name="T927"><text:s/>-<text:s/></text:span><text:span text:style-name="T928">N</text:span><text:span text:style-name="T929">o</text:span></text:p>
      <text:p text:style-name="P930"/>
      <text:p text:style-name="NoSpacing"><text:span text:style-name="T931">30</text:span><text:span text:style-name="T932">.<text:s/></text:span><text:span text:style-name="T933">Directions:</text:span><text:span text:style-name="T934"><text:s/></text:span><text:span text:style-name="T935">In the following question, out of the four alternatives, choose the one which can be substituted for the given words/sentence.</text:span></text:p>
      <text:p text:style-name="P936"/>
      <text:p text:style-name="P937">Person who can unpredictably changes his or her mood</text:p>
      <text:p text:style-name="P938"/>
      <text:list text:style-name="LFO25" text:continue-numbering="true">
        <text:list-item>
          <text:p text:style-name="P939">mercurial<text:s/></text:p>
        </text:list-item>
        <text:list-item>
          <text:p text:style-name="P940">jejune</text:p>
        </text:list-item>
        <text:list-item>
          <text:p text:style-name="P941">jaundice</text:p>
        </text:list-item>
        <text:list-item>
          <text:p text:style-name="P942">bilious</text:p>
        </text:list-item>
      </text:list>
      <text:p text:style-name="P943"/>
      <text:p text:style-name="NoSpacing"><text:span text:style-name="T944">Answer:</text:span><text:span text:style-name="T945"><text:s/>option a</text:span></text:p>
      <text:p text:style-name="P946"/>
      <text:p text:style-name="P947">Solution :</text:p>
      <text:p text:style-name="NoSpacing"><text:span text:style-name="T948">Mercurial<text:s/></text:span><text:span text:style-name="T949">refers to personality; anyone who unpredictably changes his or her mood is<text:s/></text:span><text:span text:style-name="T950">mercurial</text:span><text:span text:style-name="T951"><text:s/></text:span><text:span text:style-name="T952">. bilious means</text:span><text:span text:style-name="T953"><text:s/>t</text:span><text:span text:style-name="T954">o be filled with<text:s/></text:span><text:span text:style-name="T955">bile</text:span><text:span text:style-name="T956">, however, doesn’t mean to have a bad taste in your mouth.</text:span><text:span text:style-name="T957">.<text:s/></text:span><text:span text:style-name="T958">jejune</text:span><text:span text:style-name="T959">,</text:span><text:span text:style-name="T960"><text:s/>our delightful word, means something that literally means lackluster.</text:span></text:p>
      <text:p text:style-name="P961"/>
      <text:p text:style-name="NoSpacing"><text:span text:style-name="T962">T</text:span><text:span text:style-name="T963">rick</text:span><text:span text:style-name="T964"><text:s/>-<text:s/></text:span><text:span text:style-name="T965">N</text:span><text:span text:style-name="T966">o</text:span></text:p>
      <text:p text:style-name="P967"/>
      <text:p text:style-name="NoSpacing"><text:span text:style-name="T968"><text:s/></text:span><text:span text:style-name="T969">31.<text:s/></text:span><text:span text:style-name="T970">Directions:</text:span><text:span text:style-name="T971"><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972"><text:s/></text:p>
      <text:p text:style-name="P973"><text:s/>This is the girl ______ is going to IIT, Delhi.</text:p>
      <text:p text:style-name="P974"/>
      <text:list text:style-name="LFO28" text:continue-numbering="true">
        <text:list-item>
          <text:p text:style-name="P975">whom</text:p>
        </text:list-item>
        <text:list-item>
          <text:p text:style-name="P976">that</text:p>
        </text:list-item>
        <text:list-item>
          <text:p text:style-name="P977">who</text:p>
        </text:list-item>
        <text:list-item>
          <text:p text:style-name="P978">which</text:p>
        </text:list-item>
      </text:list>
      <text:p text:style-name="P979"/>
      <text:p text:style-name="P980"><text:span text:style-name="T981">Answer:</text:span><text:span text:style-name="T982"><text:s text:c="2"/></text:span><text:span text:style-name="T983">option c</text:span></text:p>
      <text:p text:style-name="P984"/>
      <text:p text:style-name="P985">Solution :<text:s/></text:p>
      <text:p text:style-name="P986">'Girl' is the subject, hence 'who' will be used.Relative pronoun ' whom' is used to replace</text:p>
      <text:p text:style-name="P987">a human object of the sentence, while 'who'is used to replace subject of the sentence.</text:p>
      <text:p text:style-name="P988">The boy who came here is a very good singer.' Who ' has been used for the boy which is the</text:p>
      <text:p text:style-name="P989">subject of the sentence).</text:p>
      <text:p text:style-name="P990"/>
      <text:p text:style-name="NoSpacing"><text:span text:style-name="T991">T</text:span><text:span text:style-name="T992">rick</text:span><text:span text:style-name="T993"><text:s/>-<text:s/></text:span><text:span text:style-name="T994">N</text:span><text:span text:style-name="T995">o</text:span></text:p>
      <text:p text:style-name="P996"/>
      <text:p text:style-name="NoSpacing"><text:span text:style-name="T997">32.<text:s/></text:span><text:span text:style-name="T998">Directions:</text:span><text:span text:style-name="T999"><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1000"/>
      <text:p text:style-name="P1001">Childrens are<text:s/>______<text:s/>by oil Figaro<text:s/>than any other<text:s/>oil<text:s/>.</text:p>
      <text:p text:style-name="P1002"/>
      <text:list text:style-name="LFO29" text:continue-numbering="true">
        <text:list-item>
          <text:p text:style-name="P1003">as nourishing</text:p>
        </text:list-item>
        <text:list-item>
          <text:p text:style-name="P1004">more nourishing</text:p>
        </text:list-item>
        <text:list-item>
          <text:p text:style-name="P1005">most nourishing</text:p>
        </text:list-item>
        <text:list-item>
          <text:p text:style-name="P1006">nourishing</text:p>
        </text:list-item>
      </text:list>
      <text:p text:style-name="P1007"/>
      <text:p text:style-name="P1008"><text:span text:style-name="T1009">Answer:</text:span><text:span text:style-name="T1010"><text:s/></text:span><text:span text:style-name="T1011">option b</text:span></text:p>
      <text:p text:style-name="P1012"/>
      <text:p text:style-name="P1013"><text:span text:style-name="T1014">Solution :</text:span><text:span text:style-name="T1015"><text:s/></text:span></text:p>
      <text:p text:style-name="P1016">More nourishing fits in the context ( 'than<text:s/>any other' signifies that comparative form</text:p>
      <text:p text:style-name="P1017">has to be used, not the superlative form.</text:p>
      <text:p text:style-name="P1018"/>
      <text:p text:style-name="NoSpacing"><text:span text:style-name="T1019">T</text:span><text:span text:style-name="T1020">rick</text:span><text:span text:style-name="T1021"><text:s/>-<text:s/></text:span><text:span text:style-name="T1022">N</text:span><text:span text:style-name="T1023">o</text:span></text:p>
      <text:p text:style-name="P1024"/>
      <text:p text:style-name="NoSpacing"><text:span text:style-name="T1025">33.<text:s/></text:span><text:span text:style-name="T1026">Directions:</text:span><text:span text:style-name="T1027"><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1028"/>
      <text:p text:style-name="P1029"><text:span text:style-name="T1030">He obtain</text:span><text:span text:style-name="T1031">ed 100% marks in Science in 10</text:span><text:span text:style-name="T1032">th</text:span><text:span text:style-name="T1033"><text:s/>standard</text:span><text:span text:style-name="T1034">. He h</text:span><text:span text:style-name="T1035">as qualified ______ the science<text:s/></text:span><text:span text:style-name="T1036">stream in plus two.</text:span></text:p>
      <text:p text:style-name="P1037"/>
      <text:list text:style-name="LFO30" text:continue-numbering="true">
        <text:list-item>
          <text:p text:style-name="P1038">at</text:p>
        </text:list-item>
        <text:list-item>
          <text:p text:style-name="P1039">to</text:p>
        </text:list-item>
        <text:list-item>
          <text:p text:style-name="P1040">in</text:p>
        </text:list-item>
        <text:list-item>
          <text:p text:style-name="P1041">for</text:p>
        </text:list-item>
      </text:list>
      <text:p text:style-name="P1042"/>
      <text:p text:style-name="P1043"><text:span text:style-name="T1044">Answer:<text:s/></text:span><text:span text:style-name="T1045">option d</text:span></text:p>
      <text:p text:style-name="P1046"/>
      <text:p text:style-name="P1047"><text:span text:style-name="T1048">Solution :</text:span><text:span text:style-name="T1049"><text:s/></text:span></text:p>
      <text:p text:style-name="P1050">'for' fits in the context appropriately.</text:p>
      <text:p text:style-name="P1051"/>
      <text:p text:style-name="NoSpacing"><text:span text:style-name="T1052">T</text:span><text:span text:style-name="T1053">rick</text:span><text:span text:style-name="T1054"><text:s/>-<text:s/></text:span><text:span text:style-name="T1055">N</text:span><text:span text:style-name="T1056">o</text:span></text:p>
      <text:p text:style-name="P1057"/>
      <text:p text:style-name="NoSpacing"><text:span text:style-name="T1058">34.<text:s/></text:span><text:span text:style-name="T1059">Directions:</text:span><text:span text:style-name="T1060"><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1061"/>
      <text:p text:style-name="P1062">Do not meddle ______ the affairs of others.</text:p>
      <text:p text:style-name="P1063"/>
      <text:list text:style-name="LFO31" text:continue-numbering="true">
        <text:list-item>
          <text:p text:style-name="P1064">from</text:p>
        </text:list-item>
        <text:list-item>
          <text:p text:style-name="P1065">in</text:p>
        </text:list-item>
        <text:list-item>
          <text:p text:style-name="P1066">to</text:p>
        </text:list-item>
        <text:list-item>
          <text:p text:style-name="P1067">at</text:p>
        </text:list-item>
      </text:list>
      <text:p text:style-name="P1068"/>
      <text:p text:style-name="P1069"><text:span text:style-name="T1070">Answer:<text:s/></text:span><text:span text:style-name="T1071">option b</text:span></text:p>
      <text:p text:style-name="P1072"/>
      <text:p text:style-name="P1073"><text:span text:style-name="T1074">Solution :</text:span><text:span text:style-name="T1075"><text:s/></text:span></text:p>
      <text:p text:style-name="P1076"><text:span text:style-name="T1077">'meddle ' is followed by preposition 'in'</text:span></text:p>
      <text:p text:style-name="P1078"/>
      <text:p text:style-name="NoSpacing"><text:span text:style-name="T1079">T</text:span><text:span text:style-name="T1080">rick</text:span><text:span text:style-name="T1081"><text:s/>-<text:s/></text:span><text:span text:style-name="T1082">N</text:span><text:span text:style-name="T1083">o</text:span></text:p>
      <text:p text:style-name="P1084"/>
      <text:p text:style-name="NoSpacing"><text:span text:style-name="T1085">35.<text:s/></text:span><text:span text:style-name="T1086">Directions:</text:span><text:span text:style-name="T1087"><text:s/>In the following question, sentence given with blank to be filled in with an appropriate word(s). Four alternatives are suggested for the question. Choose the correct alternative out of the four and indicate it by selecting the appropriate option.</text:span></text:p>
      <text:p text:style-name="P1088"/>
      <text:p text:style-name="P1089">The seaside resort of<text:s/>kochi<text:s/>was an ______ part of China's ancient Silk<text:s/>and belt<text:s/>Route.</text:p>
      <text:p text:style-name="P1090"/>
      <text:list text:style-name="LFO32" text:continue-numbering="true">
        <text:list-item>
          <text:p text:style-name="P1091">intentional</text:p>
        </text:list-item>
        <text:list-item>
          <text:p text:style-name="P1092">integral</text:p>
        </text:list-item>
        <text:list-item>
          <text:p text:style-name="P1093">intensive</text:p>
        </text:list-item>
        <text:list-item>
          <text:p text:style-name="P1094">intuitive</text:p>
        </text:list-item>
      </text:list>
      <text:p text:style-name="P1095"/>
      <text:p text:style-name="P1096"><text:span text:style-name="T1097">Answer:<text:s/></text:span><text:span text:style-name="T1098">option b</text:span></text:p>
      <text:p text:style-name="P1099"/>
      <text:p text:style-name="P1100"><text:span text:style-name="T1101">Solution :</text:span><text:span text:style-name="T1102"><text:s/></text:span></text:p>
      <text:p text:style-name="P1103">Integral - immanent, inherent, necessary</text:p>
      <text:p text:style-name="P1104"/>
      <text:p text:style-name="NoSpacing"><text:span text:style-name="T1105">T</text:span><text:span text:style-name="T1106">rick</text:span><text:span text:style-name="T1107"><text:s/>-<text:s/></text:span><text:span text:style-name="T1108">N</text:span><text:span text:style-name="T1109">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Bold" svg:font-family="Times-Bold" style:font-family-generic="roman" svg:panose-1="0 0 0 0 0 0 0 0 0 0"/>
    <style:font-face style:name="Times-Roman" svg:font-family="Times-Roma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Emphasis" style:display-name="Emphasis"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style:vertical-align="auto" fo:margin-bottom="0in" fo:line-height="100%"/>
      <style:text-properties style:font-name="Trebuchet MS" style:font-name-complex="Trebuchet MS" fo:color="#000000" fo:font-size="12pt" style:font-size-asian="12pt" style:font-size-complex="12pt" fo:language="en" fo:country="US" style:language-complex="hi" style:country-complex="IN" fo:hyphenate="tru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style:font-weight-complex="bold"/>
    </style:style>
    <style:style style:name="WW_CharLFO2LVL2" style:family="text">
      <style:text-properties fo:font-weight="bold" style:font-weight-asian="bold" style:font-weight-complex="bold"/>
    </style:style>
    <style:style style:name="WW_CharLFO3LVL2" style:family="text">
      <style:text-properties fo:font-weight="bold" style:font-weight-asian="bold" style:font-weight-complex="bold"/>
    </style:style>
    <style:style style:name="WW_CharLFO4LVL2" style:family="text">
      <style:text-properties fo:font-weight="bold" style:font-weight-asian="bold" style:font-weight-complex="bold"/>
    </style:style>
    <style:style style:name="WW_CharLFO5LVL2" style:family="text">
      <style:text-properties fo:font-weight="bold" style:font-weight-asian="bold" style:font-weight-complex="bold"/>
    </style:style>
    <style:style style:name="WW_CharLFO6LVL1" style:family="text">
      <style:text-properties fo:font-weight="bold" style:font-weight-asian="bold" style:font-weight-complex="bold"/>
    </style:style>
    <style:style style:name="WW_CharLFO7LVL2"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9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1LVL2" style:family="text">
      <style:text-properties fo:font-weight="bold" style:font-weight-asian="bold" style:font-weight-complex="bold"/>
    </style:style>
    <style:style style:name="WW_CharLFO12LVL2" style:family="text">
      <style:text-properties fo:font-weight="bold" style:font-weight-asian="bold" style:font-weight-complex="bold"/>
    </style:style>
    <style:style style:name="WW_CharLFO13LVL2" style:family="text">
      <style:text-properties fo:font-weight="bold" style:font-weight-asian="bold" style:font-weight-complex="bold"/>
    </style:style>
    <style:style style:name="WW_CharLFO14LVL2" style:family="text">
      <style:text-properties fo:font-weight="bold" style:font-weight-asian="bold" style:font-weight-complex="bold"/>
    </style:style>
    <style:style style:name="WW_CharLFO15LVL2" style:family="text">
      <style:text-properties fo:font-weight="bold" style:font-weight-asian="bold" style:font-weight-complex="bold"/>
    </style:style>
    <style:style style:name="WW_CharLFO16LVL2" style:family="text">
      <style:text-properties fo:font-weight="bold" style:font-weight-asian="bold" style:font-weight-complex="bold"/>
    </style:style>
    <style:style style:name="WW_CharLFO17LVL2" style:family="text">
      <style:text-properties fo:font-weight="bold" style:font-weight-asian="bold" style:font-weight-complex="bold"/>
    </style:style>
    <style:style style:name="WW_CharLFO18LVL2" style:family="text">
      <style:text-properties fo:font-weight="bold" style:font-weight-asian="bold" style:font-weight-complex="bold"/>
    </style:style>
    <style:style style:name="WW_CharLFO19LVL2" style:family="text">
      <style:text-properties fo:font-weight="bold" style:font-weight-asian="bold" style:font-weight-complex="bold"/>
    </style:style>
    <style:style style:name="WW_CharLFO20LVL2" style:family="text">
      <style:text-properties fo:font-weight="bold" style:font-weight-asian="bold" style:font-weight-complex="bold"/>
    </style:style>
    <style:style style:name="WW_CharLFO21LVL1" style:family="text">
      <style:text-properties fo:font-weight="bold" style:font-weight-asian="bold" style:font-weight-complex="bold"/>
    </style:style>
    <style:style style:name="WW_CharLFO22LVL1" style:family="text">
      <style:text-properties fo:font-weight="bold" style:font-weight-asian="bold" style:font-weight-complex="bold"/>
    </style:style>
    <style:style style:name="WW_CharLFO23LVL1" style:family="text">
      <style:text-properties fo:font-weight="bold" style:font-weight-asian="bold" style:font-weight-complex="bold"/>
    </style:style>
    <style:style style:name="WW_CharLFO24LVL1" style:family="text">
      <style:text-properties fo:font-weight="bold" style:font-weight-asian="bold" style:font-weight-complex="bold"/>
    </style:style>
    <style:style style:name="WW_CharLFO25LVL1" style:family="text">
      <style:text-properties fo:font-weight="bold" style:font-weight-asian="bold" style:font-weight-complex="bold"/>
    </style:style>
    <style:style style:name="WW_CharLFO26LVL1" style:family="text">
      <style:text-properties fo:font-weight="bold" style:font-weight-asian="bold" style:font-weight-complex="bold"/>
    </style:style>
    <style:style style:name="WW_CharLFO28LVL1" style:family="text">
      <style:text-properties fo:font-weight="bold" style:font-weight-asian="bold" style:font-weight-complex="bold"/>
    </style:style>
    <style:style style:name="WW_CharLFO29LVL1" style:family="text">
      <style:text-properties fo:font-weight="bold" style:font-weight-asian="bold" style:font-weight-complex="bold"/>
    </style:style>
    <style:style style:name="WW_CharLFO30LVL1" style:family="text">
      <style:text-properties fo:font-weight="bold" style:font-weight-asian="bold" style:font-weight-complex="bold"/>
    </style:style>
    <style:style style:name="WW_CharLFO32LVL1" style:family="text">
      <style:text-properties fo:font-weight="bold" style:font-weight-asian="bold" style:font-weight-complex="bold"/>
    </style:style>
    <style:style style:name="WW_CharLFO33LVL1" style:family="text">
      <style:text-properties fo:font-weight="bold" style:font-weight-asian="bold" style:font-weight-complex="bold"/>
    </style:style>
    <style:style style:name="WW_CharLFO34LVL1" style:family="text">
      <style:text-properties fo:font-weight="bold" style:font-weight-asian="bold" style:font-weight-complex="bold"/>
    </style:style>
    <style:style style:name="WW_CharLFO35LVL1" style:family="text">
      <style:text-properties fo:font-weight="bold" style:font-weight-asian="bold" style:font-weight-complex="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text:style-name="WW_CharLFO3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RADHERADHE</dc:creator>
    <meta:creation-date>2020-07-04T14:24:00Z</meta:creation-date>
    <dc:date>2020-07-04T14:24:00Z</dc:date>
    <meta:template xlink:href="Normal" xlink:type="simple"/>
    <meta:editing-cycles>2</meta:editing-cycles>
    <meta:editing-duration>PT0S</meta:editing-duration>
    <meta:document-statistic meta:page-count="18" meta:paragraph-count="57" meta:word-count="4290" meta:character-count="28690" meta:row-count="203" meta:non-whitespace-character-count="24457"/>
  </office:meta>
</office:document-meta>
</file>